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6" style:family="table-cell" style:parent-style-name="Default" style:data-style-name="N30">
      <style:table-cell-properties fo:background-color="#FF0000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36">
      <style:table-cell-properties fo:background-color="#FF0000"/>
      <style:text-properties fo:color="#55308D"/>
    </style:style>
    <style:style style:name="ce9" style:family="table-cell" style:parent-style-name="Default" style:data-style-name="N36">
      <style:table-cell-properties style:vertical-align="automatic" fo:background-color="#FF0000" style:repeat-content="false"/>
      <style:paragraph-properties fo:text-align="start" fo:margin-left="0cm"/>
      <style:text-properties fo:color="#55308D"/>
    </style:style>
    <style:style style:name="ce10" style:family="table-cell" style:parent-style-name="Default" style:data-style-name="N30">
      <style:table-cell-properties fo:background-color="#FF0000"/>
      <style:text-properties fo:color="#2A6099"/>
    </style:style>
    <style:style style:name="ce11" style:family="table-cell" style:parent-style-name="Default" style:data-style-name="N0">
      <style:table-cell-properties fo:background-color="#FFDBB6"/>
    </style:style>
    <style:style style:name="ce12" style:family="table-cell" style:parent-style-name="Default" style:data-style-name="N30"/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1">
      <style:text-properties fo:color="#55308D"/>
    </style:style>
    <style:style style:name="ce15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color="#00A933"/>
    </style:style>
    <style:style style:name="ce16" style:family="table-cell" style:parent-style-name="Default" style:data-style-name="N36">
      <style:table-cell-properties fo:background-color="transparent"/>
      <style:text-properties fo:color="#A5A5A5"/>
    </style:style>
    <style:style style:name="ce17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A5A5A5"/>
    </style:style>
    <style:style style:name="ce18" style:family="table-cell" style:parent-style-name="Default" style:data-style-name="N30">
      <style:table-cell-properties fo:background-color="transparent"/>
      <style:text-properties fo:color="#2A6099"/>
    </style:style>
    <style:style style:name="ce19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color="#55308D"/>
    </style:style>
    <style:style style:name="ce20" style:family="table-cell" style:parent-style-name="Default" style:data-style-name="N0">
      <style:text-properties fo:color="#00A933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A933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30">
      <style:table-cell-properties fo:background-color="transparent"/>
    </style:style>
    <style:style style:name="ce24" style:family="table-cell" style:parent-style-name="Default" style:data-style-name="N1">
      <style:table-cell-properties fo:background-color="transparent"/>
      <style:text-properties fo:color="#55308D"/>
    </style:style>
    <style:style style:name="ce2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55308D"/>
    </style:style>
    <style:style style:name="ce26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A933"/>
    </style:style>
    <style:style style:name="ce27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55308D"/>
    </style:style>
    <style:style style:name="ce2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A933"/>
    </style:style>
    <style:style style:name="ce29" style:family="table-cell" style:parent-style-name="Default" style:data-style-name="N1">
      <style:text-properties fo:color="#00A933"/>
    </style:style>
    <style:style style:name="ce30" style:family="table-cell" style:parent-style-name="Default" style:data-style-name="N1">
      <style:table-cell-properties fo:background-color="transparent"/>
      <style:text-properties fo:color="#00A933"/>
    </style:style>
    <style:style style:name="ce31" style:family="table-cell" style:parent-style-name="Default" style:data-style-name="N0">
      <style:text-properties fo:color="#FF0000"/>
    </style:style>
    <style:style style:name="ce32" style:family="table-cell" style:parent-style-name="Default" style:data-style-name="N1">
      <style:table-cell-properties fo:background-color="#FF0000"/>
      <style:text-properties fo:color="#55308D"/>
    </style:style>
    <style:style style:name="ce33" style:family="table-cell" style:parent-style-name="Default" style:data-style-name="N1">
      <style:table-cell-properties style:vertical-align="automatic" fo:background-color="#FF0000" style:repeat-content="false"/>
      <style:paragraph-properties fo:text-align="start" fo:margin-left="0cm"/>
      <style:text-properties fo:color="#55308D"/>
    </style:style>
    <style:style style:name="ce34" style:family="table-cell" style:parent-style-name="Default" style:data-style-name="N0">
      <style:table-cell-properties fo:background-color="#00B0F0"/>
    </style:style>
    <style:style style:name="ce35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55308D"/>
    </style:style>
    <style:style style:name="ce36" style:family="table-cell" style:parent-style-name="Default" style:data-style-name="N1">
      <style:table-cell-properties style:vertical-align="automatic"/>
      <style:text-properties fo:color="#55308D"/>
    </style:style>
    <style:style style:name="ce37" style:family="table-cell" style:parent-style-name="Default" style:data-style-name="N1">
      <style:table-cell-properties fo:background-color="#FFFF00"/>
      <style:text-properties fo:color="#55308D"/>
    </style:style>
    <style:style style:name="ce38" style:family="table-cell" style:parent-style-name="Default" style:data-style-name="N1">
      <style:table-cell-properties style:vertical-align="automatic" fo:background-color="#FFFF00" style:repeat-content="false"/>
      <style:paragraph-properties fo:text-align="start" fo:margin-left="0cm"/>
      <style:text-properties fo:color="#55308D"/>
    </style:style>
    <style:style style:name="ce39" style:family="table-cell" style:parent-style-name="Default" style:data-style-name="N30">
      <style:table-cell-properties fo:background-color="#FFFF00"/>
      <style:text-properties fo:color="#2A6099"/>
    </style:style>
    <style:style style:name="ce40" style:family="table-cell" style:parent-style-name="Default" style:data-style-name="N30">
      <style:text-properties fo:color="#2A6099"/>
    </style:style>
    <style:style style:name="ce41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ext-properties fo:color="#55308D"/>
    </style:style>
    <style:style style:name="ce43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ext-properties fo:font-style="italic" style:font-style-asian="italic" style:font-style-complex="italic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55308D"/>
    </style:style>
    <style:style style:name="ce46" style:family="table-cell" style:parent-style-name="Default" style:data-style-name="N30">
      <style:text-properties fo:color="#55308D"/>
    </style:style>
    <style:style style:name="ce47" style:family="table-cell" style:parent-style-name="Default" style:data-style-name="N0">
      <style:table-cell-properties fo:background-color="#FF0000"/>
      <style:text-properties fo:color="#55308D"/>
    </style:style>
    <style:style style:name="ce48" style:family="table-cell" style:parent-style-name="Default" style:data-style-name="N30">
      <style:table-cell-properties style:vertical-align="automatic" fo:background-color="#FF0000" style:repeat-content="false"/>
      <style:paragraph-properties fo:text-align="start" fo:margin-left="0cm"/>
      <style:text-properties fo:color="#55308D"/>
    </style:style>
    <style:style style:name="ce49" style:family="table-cell" style:parent-style-name="Default" style:data-style-name="N30">
      <style:table-cell-properties fo:background-color="#FF0000"/>
      <style:text-properties fo:color="#55308D"/>
    </style:style>
    <style:style style:name="ce50" style:family="table-cell" style:parent-style-name="Default" style:data-style-name="N30">
      <style:text-properties fo:color="#55308D" fo:font-weight="bold" style:font-weight-asian="bold" style:font-weight-complex="bold"/>
    </style:style>
    <style:style style:name="ce51" style:family="table-cell" style:parent-style-name="Default" style:data-style-name="N30">
      <style:text-properties fo:color="#00A933" fo:font-weight="bold" style:font-weight-asian="bold" style:font-weight-complex="bold"/>
    </style:style>
    <style:style style:name="ce52" style:family="table-cell" style:parent-style-name="Default" style:data-style-name="N30">
      <style:table-cell-properties fo:background-color="#FFAA95"/>
      <style:text-properties fo:font-weight="bold" style:font-weight-asian="bold" style:font-weight-complex="bold"/>
    </style:style>
    <style:style style:name="ce53" style:family="table-cell" style:parent-style-name="Default" style:data-style-name="N30">
      <style:table-cell-properties fo:background-color="#81D41A"/>
      <style:text-properties fo:font-weight="bold" style:font-weight-asian="bold" style:font-weight-complex="bold"/>
    </style:style>
    <style:style style:name="ce54" style:family="table-cell" style:parent-style-name="Default" style:data-style-name="N30">
      <style:text-properties fo:color="#00A933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0">
      <style:text-properties fo:color="#55308D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0"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59" style:family="table-cell" style:parent-style-name="Default" style:data-style-name="N30">
      <style:table-cell-properties fo:background-color="#BFBFBF"/>
      <style:text-properties fo:font-weight="bold" style:font-weight-asian="bold" style:font-weight-complex="bold"/>
    </style:style>
    <style:style style:name="ce60" style:family="table-cell" style:parent-style-name="Default" style:data-style-name="N30">
      <style:table-cell-properties style:vertical-align="automatic" fo:background-color="#BFBFB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0">
      <style:table-cell-properties fo:background-color="#BFBFBF"/>
      <style:text-properties fo:color="#2A6099" fo:font-weight="bold" style:font-weight-asian="bold" style:font-weight-complex="bold"/>
    </style:style>
    <style:style style:name="ce62" style:family="table-cell" style:parent-style-name="Default" style:data-style-name="N30">
      <style:table-cell-properties fo:background-color="transparent"/>
      <style:text-properties fo:color="#000000" fo:font-weight="bold" style:font-weight-asian="bold" style:font-weight-complex="bold"/>
    </style:style>
    <style:style style:name="ce63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86354166666667cm" style:use-optimal-column-width="true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ong_Map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46"/>
        <table:table-column table:style-name="co5" table:default-cell-style-name="ce35"/>
        <table:table-column table:style-name="co5" table:default-cell-style-name="ce46"/>
        <table:table-column table:style-name="co5" table:default-cell-style-name="ce35"/>
        <table:table-column table:style-name="co6" table:default-cell-style-name="ce40"/>
        <table:table-column table:style-name="co7" table:default-cell-style-name="ce1"/>
        <table:table-column table:style-name="co1" table:number-columns-repeated="54" table:default-cell-style-name="ce1"/>
        <table:table-column table:style-name="co8" table:number-columns-repeated="16320" table:default-cell-style-name="ce1"/>
        <table:table-row table:style-name="ro1">
          <table:table-cell office:value-type="string" table:style-name="ce57">
            <text:p>clip_id</text:p>
          </table:table-cell>
          <table:table-cell office:value-type="string" table:style-name="ce58">
            <text:p>song_description</text:p>
          </table:table-cell>
          <table:table-cell office:value-type="string" table:style-name="ce2">
            <text:p>Next (LADX)</text:p>
          </table:table-cell>
          <table:table-cell office:value-type="string" table:style-name="ce58">
            <text:p>track_id</text:p>
          </table:table-cell>
          <table:table-cell office:value-type="string" table:style-name="ce59">
            <text:p>clip_start_ms</text:p>
          </table:table-cell>
          <table:table-cell office:value-type="string" table:style-name="ce60">
            <text:p>clip_end_ms</text:p>
          </table:table-cell>
          <table:table-cell office:value-type="string" table:style-name="ce62">
            <text:p>clip_start_samples</text:p>
          </table:table-cell>
          <table:table-cell office:value-type="string" table:style-name="ce63">
            <text:p>clip_end_samples</text:p>
          </table:table-cell>
          <table:table-cell office:value-type="string" table:style-name="ce61">
            <text:p>next_clip_id</text:p>
          </table:table-cell>
          <table:table-cell office:value-type="string" table:style-name="ce3">
            <text:p>Notes</text:p>
          </table:table-cell>
          <table:table-cell table:number-columns-repeated="54" table:style-name="ce3"/>
          <table:table-cell table:number-columns-repeated="16320"/>
        </table:table-row>
        <table:table-row table:style-name="ro2">
          <table:table-cell office:value-type="string" table:style-name="ce4">
            <text:p>00</text:p>
          </table:table-cell>
          <table:table-cell office:value-type="string" table:style-name="ce5">
            <text:p>No Effect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5" table:style-name="ce1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11">
            <text:p>Title Screen Music after Shipwreck Scene</text:p>
          </table:table-cell>
          <table:table-cell office:value-type="string" table:style-name="ce12">
            <text:p>0D</text:p>
          </table:table-cell>
          <table:table-cell office:value-type="float" office:value="1" table:style-name="ce13">
            <text:p>1</text:p>
          </table:table-cell>
          <table:table-cell office:value-type="float" office:value="86980" table:style-name="ce14">
            <text:p>86980</text:p>
          </table:table-cell>
          <table:table-cell office:value-type="float" office:value="93490" table:formula="of:=[.E15]" table:style-name="ce15">
            <text:p>93490</text:p>
          </table:table-cell>
          <table:table-cell office:value-type="float" office:value="3835818" table:formula="of:=[.E3]*[.$C$152]/1000" table:style-name="ce16">
            <text:p>3835818.000000</text:p>
          </table:table-cell>
          <table:table-cell office:value-type="float" office:value="4122909" table:formula="of:=[.F3]*[.$C$152]/1000" table:style-name="ce17">
            <text:p>4122909.000000</text:p>
          </table:table-cell>
          <table:table-cell office:value-type="string" table:style-name="ce18">
            <text:p>0D</text:p>
          </table:table-cell>
          <table:table-cell office:value-type="string" table:style-name="ce13">
            <text:p>main_server will ignore if the game tries to play this song – we queue it automatically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13">
            <text:p>Trendy Game / Mabe Village Fishing</text:p>
          </table:table-cell>
          <table:table-cell office:value-type="string" table:style-name="ce12">
            <text:p>02</text:p>
          </table:table-cell>
          <table:table-cell office:value-type="float" office:value="27" table:style-name="ce1">
            <text:p>27</text:p>
          </table:table-cell>
          <table:table-cell office:value-type="float" office:value="740" table:style-name="ce14">
            <text:p>740</text:p>
          </table:table-cell>
          <table:table-cell office:value-type="float" office:value="69420" table:style-name="ce19">
            <text:p>69420</text:p>
          </table:table-cell>
          <table:table-cell office:value-type="float" office:value="32634" table:formula="of:=[.E4]*[.$C$152]/1000" table:style-name="ce16">
            <text:p>32634.000000</text:p>
          </table:table-cell>
          <table:table-cell office:value-type="float" office:value="3061422" table:formula="of:=[.F4]*[.$C$152]/1000" table:style-name="ce17">
            <text:p>3061422.000000</text:p>
          </table:table-cell>
          <table:table-cell office:value-type="string" table:style-name="ce18">
            <text:p>02</text:p>
          </table:table-cell>
          <table:table-cell office:value-type="string" table:style-name="ce20">
            <text:p>69 420 Blaze It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1">
            <text:p>Game Over screen</text:p>
          </table:table-cell>
          <table:table-cell office:value-type="string" table:style-name="ce12">
            <text:p>03</text:p>
          </table:table-cell>
          <table:table-cell office:value-type="float" office:value="47" table:style-name="ce1">
            <text:p>47</text:p>
          </table:table-cell>
          <table:table-cell office:value-type="float" office:value="680" table:style-name="ce14">
            <text:p>680</text:p>
          </table:table-cell>
          <table:table-cell office:value-type="float" office:value="52620" table:style-name="ce19">
            <text:p>52620</text:p>
          </table:table-cell>
          <table:table-cell office:value-type="float" office:value="29988" table:formula="of:=[.E5]*[.$C$152]/1000" table:style-name="ce16">
            <text:p>29988.000000</text:p>
          </table:table-cell>
          <table:table-cell office:value-type="float" office:value="2320542" table:formula="of:=[.F5]*[.$C$152]/1000" table:style-name="ce17">
            <text:p>2320542.000000</text:p>
          </table:table-cell>
          <table:table-cell office:value-type="string" table:style-name="ce18">
            <text:p>0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13">
            <text:p>Mabe Village</text:p>
          </table:table-cell>
          <table:table-cell office:value-type="string" table:style-name="ce12">
            <text:p>04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4">
            <text:p>730</text:p>
          </table:table-cell>
          <table:table-cell office:value-type="float" office:value="1640" table:formula="of:=[.E109]" table:style-name="ce15">
            <text:p>1640</text:p>
          </table:table-cell>
          <table:table-cell office:value-type="float" office:value="32193" table:formula="of:=[.E6]*[.$C$152]/1000" table:style-name="ce16">
            <text:p>32193.000000</text:p>
          </table:table-cell>
          <table:table-cell office:value-type="float" office:value="72324" table:formula="of:=[.F6]*[.$C$152]/1000" table:style-name="ce17">
            <text:p>72324.000000</text:p>
          </table:table-cell>
          <table:table-cell office:value-type="string" table:style-name="ce18">
            <text:p>77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11">
            <text:p>Overworld music</text:p>
          </table:table-cell>
          <table:table-cell office:value-type="string" table:style-name="ce12">
            <text:p>05</text:p>
          </table:table-cell>
          <table:table-cell office:value-type="float" office:value="8" table:style-name="ce1">
            <text:p>8</text:p>
          </table:table-cell>
          <table:table-cell office:value-type="float" office:value="700" table:style-name="ce14">
            <text:p>700</text:p>
          </table:table-cell>
          <table:table-cell office:value-type="float" office:value="8027" table:formula="of:=[.E103]" table:style-name="ce21">
            <text:p>8027</text:p>
          </table:table-cell>
          <table:table-cell office:value-type="float" office:value="30870" table:formula="of:=[.E7]*[.$C$152]/1000" table:style-name="ce16">
            <text:p>30870.000000</text:p>
          </table:table-cell>
          <table:table-cell office:value-type="float" office:value="353990.7" table:formula="of:=[.F7]*[.$C$152]/1000" table:style-name="ce17">
            <text:p>353990.700000</text:p>
          </table:table-cell>
          <table:table-cell office:value-type="string" table:style-name="ce18">
            <text:p>71</text:p>
          </table:table-cell>
          <table:table-cell office:value-type="string" table:style-name="ce1">
            <text:p>Shares ending with 3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11">
            <text:p>Tal Tal Heights</text:p>
          </table:table-cell>
          <table:table-cell office:value-type="string" table:style-name="ce12">
            <text:p>06</text:p>
          </table:table-cell>
          <table:table-cell office:value-type="float" office:value="56" table:style-name="ce1">
            <text:p>56</text:p>
          </table:table-cell>
          <table:table-cell office:value-type="float" office:value="700" table:style-name="ce14">
            <text:p>700</text:p>
          </table:table-cell>
          <table:table-cell office:value-type="float" office:value="261630" table:formula="of:=[.E110]" table:style-name="ce15">
            <text:p>261630</text:p>
          </table:table-cell>
          <table:table-cell office:value-type="float" office:value="30870" table:formula="of:=[.E8]*[.$C$152]/1000" table:style-name="ce16">
            <text:p>30870.000000</text:p>
          </table:table-cell>
          <table:table-cell office:value-type="float" office:value="11537883" table:formula="of:=[.F8]*[.$C$152]/1000" table:style-name="ce17">
            <text:p>11537883.000000</text:p>
          </table:table-cell>
          <table:table-cell office:value-type="string" table:style-name="ce18">
            <text:p>78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11">
            <text:p>Villiage Shop, Witch’s Hut</text:p>
          </table:table-cell>
          <table:table-cell office:value-type="string" table:style-name="ce12">
            <text:p>07</text:p>
          </table:table-cell>
          <table:table-cell office:value-type="float" office:value="28" table:style-name="ce1">
            <text:p>28</text:p>
          </table:table-cell>
          <table:table-cell office:value-type="float" office:value="725" table:style-name="ce14">
            <text:p>725</text:p>
          </table:table-cell>
          <table:table-cell office:value-type="float" office:value="11465" table:formula="of:=[.E111]" table:style-name="ce15">
            <text:p>11465</text:p>
          </table:table-cell>
          <table:table-cell office:value-type="float" office:value="31972.5" table:formula="of:=[.E9]*[.$C$152]/1000" table:style-name="ce16">
            <text:p>31972.500000</text:p>
          </table:table-cell>
          <table:table-cell office:value-type="float" office:value="505606.5" table:formula="of:=[.F9]*[.$C$152]/1000" table:style-name="ce17">
            <text:p>505606.500000</text:p>
          </table:table-cell>
          <table:table-cell office:value-type="string" table:style-name="ce18">
            <text:p>79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08</text:p>
          </table:table-cell>
          <table:table-cell office:value-type="string" table:style-name="ce11">
            <text:p>Raft Ride Rapids</text:p>
          </table:table-cell>
          <table:table-cell office:value-type="string" table:style-name="ce12">
            <text:p>08</text:p>
          </table:table-cell>
          <table:table-cell office:value-type="float" office:value="49" table:style-name="ce1">
            <text:p>49</text:p>
          </table:table-cell>
          <table:table-cell office:value-type="float" office:value="768" table:style-name="ce14">
            <text:p>768</text:p>
          </table:table-cell>
          <table:table-cell office:value-type="float" office:value="20925" table:formula="of:=[.E112]" table:style-name="ce15">
            <text:p>20925</text:p>
          </table:table-cell>
          <table:table-cell office:value-type="float" office:value="33868.800000000003" table:formula="of:=[.E10]*[.$C$152]/1000" table:style-name="ce16">
            <text:p>33868.800000</text:p>
          </table:table-cell>
          <table:table-cell office:value-type="float" office:value="922792.5" table:formula="of:=[.F10]*[.$C$152]/1000" table:style-name="ce17">
            <text:p>922792.500000</text:p>
          </table:table-cell>
          <table:table-cell office:value-type="string" table:style-name="ce18">
            <text:p>7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style-name="ce11">
            <text:p>Mysterious Wood</text:p>
          </table:table-cell>
          <table:table-cell office:value-type="string" table:style-name="ce12">
            <text:p>09</text:p>
          </table:table-cell>
          <table:table-cell office:value-type="float" office:value="10" table:style-name="ce1">
            <text:p>10</text:p>
          </table:table-cell>
          <table:table-cell office:value-type="float" office:value="700" table:style-name="ce14">
            <text:p>700</text:p>
          </table:table-cell>
          <table:table-cell office:value-type="float" office:value="68125" table:formula="of:=[.E106]" table:style-name="ce15">
            <text:p>68125</text:p>
          </table:table-cell>
          <table:table-cell office:value-type="float" office:value="30870" table:formula="of:=[.E11]*[.$C$152]/1000" table:style-name="ce16">
            <text:p>30870.000000</text:p>
          </table:table-cell>
          <table:table-cell office:value-type="float" office:value="3004312.5" table:formula="of:=[.F11]*[.$C$152]/1000" table:style-name="ce17">
            <text:p>3004312.500000</text:p>
          </table:table-cell>
          <table:table-cell office:value-type="string" table:style-name="ce18">
            <text:p>74</text:p>
          </table:table-cell>
          <table:table-cell table:style-name="ce13"/>
          <table:table-cell table:number-columns-repeated="16374" table:style-name="ce1"/>
        </table:table-row>
        <table:table-row table:style-name="ro2">
          <table:table-cell office:value-type="string" table:style-name="ce4">
            <text:p>0A</text:p>
          </table:table-cell>
          <table:table-cell office:value-type="string" table:style-name="ce13">
            <text:p>Regular House</text:p>
          </table:table-cell>
          <table:table-cell office:value-type="string" table:style-name="ce12">
            <text:p>0A</text:p>
          </table:table-cell>
          <table:table-cell office:value-type="float" office:value="19" table:style-name="ce1">
            <text:p>19</text:p>
          </table:table-cell>
          <table:table-cell office:value-type="float" office:value="825" table:style-name="ce14">
            <text:p>825</text:p>
          </table:table-cell>
          <table:table-cell office:value-type="float" office:value="101945" table:style-name="ce19">
            <text:p>101945</text:p>
          </table:table-cell>
          <table:table-cell office:value-type="float" office:value="36382.5" table:formula="of:=[.E12]*[.$C$152]/1000" table:style-name="ce16">
            <text:p>36382.500000</text:p>
          </table:table-cell>
          <table:table-cell office:value-type="float" office:value="4495774.5" table:formula="of:=[.F12]*[.$C$152]/1000" table:style-name="ce17">
            <text:p>4495774.500000</text:p>
          </table:table-cell>
          <table:table-cell office:value-type="string" table:style-name="ce18">
            <text:p>0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0B</text:p>
          </table:table-cell>
          <table:table-cell office:value-type="string" table:style-name="ce13">
            <text:p>Animal Village</text:p>
          </table:table-cell>
          <table:table-cell office:value-type="string" table:style-name="ce12">
            <text:p>0B</text:p>
          </table:table-cell>
          <table:table-cell office:value-type="float" office:value="34" table:style-name="ce13">
            <text:p>34</text:p>
          </table:table-cell>
          <table:table-cell office:value-type="float" office:value="825" table:style-name="ce14">
            <text:p>825</text:p>
          </table:table-cell>
          <table:table-cell office:value-type="float" office:value="66538" table:formula="of:=[.E113]" table:style-name="ce15">
            <text:p>66538</text:p>
          </table:table-cell>
          <table:table-cell office:value-type="float" office:value="36382.5" table:formula="of:=[.E13]*[.$C$152]/1000" table:style-name="ce16">
            <text:p>36382.500000</text:p>
          </table:table-cell>
          <table:table-cell office:value-type="float" office:value="2934325.8" table:formula="of:=[.F13]*[.$C$152]/1000" table:style-name="ce17">
            <text:p>2934325.800000</text:p>
          </table:table-cell>
          <table:table-cell office:value-type="string" table:style-name="ce18">
            <text:p>7B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0C</text:p>
          </table:table-cell>
          <table:table-cell office:value-type="string" table:style-name="ce11">
            <text:p>Fairy House / Fairy Fountain</text:p>
          </table:table-cell>
          <table:table-cell office:value-type="string" table:style-name="ce12">
            <text:p>0C</text:p>
          </table:table-cell>
          <table:table-cell office:value-type="float" office:value="61" table:style-name="ce13">
            <text:p>61</text:p>
          </table:table-cell>
          <table:table-cell office:value-type="float" office:value="785" table:style-name="ce14">
            <text:p>785</text:p>
          </table:table-cell>
          <table:table-cell office:value-type="float" office:value="24895" table:formula="of:=[.E114]" table:style-name="ce15">
            <text:p>24895</text:p>
          </table:table-cell>
          <table:table-cell office:value-type="float" office:value="34618.5" table:formula="of:=[.E14]*[.$C$152]/1000" table:style-name="ce16">
            <text:p>34618.500000</text:p>
          </table:table-cell>
          <table:table-cell office:value-type="float" office:value="1097869.5" table:formula="of:=[.F14]*[.$C$152]/1000" table:style-name="ce17">
            <text:p>1097869.500000</text:p>
          </table:table-cell>
          <table:table-cell office:value-type="string" table:style-name="ce18">
            <text:p>7C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0D</text:p>
          </table:table-cell>
          <table:table-cell office:value-type="string" table:style-name="ce1">
            <text:p>Title Screen Music when pressing Start</text:p>
          </table:table-cell>
          <table:table-cell office:value-type="string" table:style-name="ce12">
            <text:p>0D</text:p>
          </table:table-cell>
          <table:table-cell office:value-type="float" office:value="1" table:style-name="ce13">
            <text:p>1</text:p>
          </table:table-cell>
          <table:table-cell office:value-type="float" office:value="93490" table:style-name="ce14">
            <text:p>93490</text:p>
          </table:table-cell>
          <table:table-cell office:value-type="float" office:value="122680" table:style-name="ce19">
            <text:p>122680</text:p>
          </table:table-cell>
          <table:table-cell office:value-type="float" office:value="4122909" table:formula="of:=[.E15]*[.$C$152]/1000" table:style-name="ce16">
            <text:p>4122909.000000</text:p>
          </table:table-cell>
          <table:table-cell office:value-type="float" office:value="5410188" table:formula="of:=[.F15]*[.$C$152]/1000" table:style-name="ce17">
            <text:p>5410188.000000</text:p>
          </table:table-cell>
          <table:table-cell office:value-type="string" table:style-name="ce18">
            <text:p>0D</text:p>
          </table:table-cell>
          <table:table-cell office:value-type="string" table:style-name="ce1">
            <text:p>Game will not play this if 01 is played, so no action need be taken her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0E</text:p>
          </table:table-cell>
          <table:table-cell office:value-type="string" table:style-name="ce11">
            <text:p>BowWow Kidnapped</text:p>
          </table:table-cell>
          <table:table-cell office:value-type="string" table:style-name="ce12">
            <text:p>0E</text:p>
          </table:table-cell>
          <table:table-cell office:value-type="float" office:value="18" table:style-name="ce13">
            <text:p>18</text:p>
          </table:table-cell>
          <table:table-cell office:value-type="float" office:value="3550" table:style-name="ce14">
            <text:p>3550</text:p>
          </table:table-cell>
          <table:table-cell office:value-type="float" office:value="110392" table:formula="of:=[.E104]" table:style-name="ce19">
            <text:p>110392</text:p>
          </table:table-cell>
          <table:table-cell office:value-type="float" office:value="156555" table:formula="of:=[.E16]*[.$C$152]/1000" table:style-name="ce16">
            <text:p>156555.000000</text:p>
          </table:table-cell>
          <table:table-cell office:value-type="float" office:value="4868287.2" table:formula="of:=[.F16]*[.$C$152]/1000" table:style-name="ce17">
            <text:p>4868287.200000</text:p>
          </table:table-cell>
          <table:table-cell office:value-type="string" table:style-name="ce18">
            <text:p>72</text:p>
          </table:table-cell>
          <table:table-cell office:value-type="string" table:style-name="ce22">
            <text:p>Could be cut better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0F</text:p>
          </table:table-cell>
          <table:table-cell office:value-type="string" table:style-name="ce1">
            <text:p>Found Sword Fanfare (Both Levels)</text:p>
          </table:table-cell>
          <table:table-cell office:value-type="string" table:style-name="ce12">
            <text:p>Stop</text:p>
          </table:table-cell>
          <table:table-cell office:value-type="float" office:value="7" table:style-name="ce13">
            <text:p>7</text:p>
          </table:table-cell>
          <table:table-cell office:value-type="float" office:value="755" table:style-name="ce14">
            <text:p>755</text:p>
          </table:table-cell>
          <table:table-cell office:value-type="float" office:value="7145" table:style-name="ce19">
            <text:p>7145</text:p>
          </table:table-cell>
          <table:table-cell office:value-type="float" office:value="33295.5" table:formula="of:=[.E17]*[.$C$152]/1000" table:style-name="ce16">
            <text:p>33295.500000</text:p>
          </table:table-cell>
          <table:table-cell office:value-type="float" office:value="315094.5" table:formula="of:=[.F17]*[.$C$152]/1000" table:style-name="ce17">
            <text:p>315094.500000</text:p>
          </table:table-cell>
          <table:table-cell office:value-type="string" table:style-name="ce18">
            <text:p>70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3">
            <text:p>Found New Item (+ Intro Shield?)</text:p>
          </table:table-cell>
          <table:table-cell office:value-type="string" table:style-name="ce23">
            <text:p>Previous</text:p>
          </table:table-cell>
          <table:table-cell office:value-type="float" office:value="4" table:style-name="ce13">
            <text:p>4</text:p>
          </table:table-cell>
          <table:table-cell office:value-type="float" office:value="715" table:style-name="ce24">
            <text:p>715</text:p>
          </table:table-cell>
          <table:table-cell office:value-type="float" office:value="3845" table:style-name="ce25">
            <text:p>3845</text:p>
          </table:table-cell>
          <table:table-cell office:value-type="float" office:value="31531.5" table:formula="of:=[.E18]*[.$C$152]/1000" table:style-name="ce16">
            <text:p>31531.500000</text:p>
          </table:table-cell>
          <table:table-cell office:value-type="float" office:value="169564.5" table:formula="of:=[.F18]*[.$C$152]/1000" table:style-name="ce17">
            <text:p>169564.500000</text:p>
          </table:table-cell>
          <table:table-cell office:value-type="string" table:style-name="ce18">
            <text:p>FE</text:p>
          </table:table-cell>
          <table:table-cell table:number-columns-repeated="16375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1">
            <text:p>File Select Screen</text:p>
          </table:table-cell>
          <table:table-cell office:value-type="string" table:style-name="ce12">
            <text:p>11</text:p>
          </table:table-cell>
          <table:table-cell office:value-type="float" office:value="2" table:style-name="ce13">
            <text:p>2</text:p>
          </table:table-cell>
          <table:table-cell office:value-type="float" office:value="775" table:style-name="ce14">
            <text:p>775</text:p>
          </table:table-cell>
          <table:table-cell office:value-type="float" office:value="2680" table:formula="of:=[.E108]" table:style-name="ce15">
            <text:p>2680</text:p>
          </table:table-cell>
          <table:table-cell office:value-type="float" office:value="34177.5" table:formula="of:=[.E19]*[.$C$152]/1000" table:style-name="ce16">
            <text:p>34177.500000</text:p>
          </table:table-cell>
          <table:table-cell office:value-type="float" office:value="118188" table:formula="of:=[.F19]*[.$C$152]/1000" table:style-name="ce17">
            <text:p>118188.000000</text:p>
          </table:table-cell>
          <table:table-cell office:value-type="string" table:style-name="ce18">
            <text:p>76</text:p>
          </table:table-cell>
          <table:table-cell table:number-columns-repeated="16375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13">
            <text:p>Wind Fish’s Egg Maze</text:p>
          </table:table-cell>
          <table:table-cell office:value-type="string" table:style-name="ce12">
            <text:p>12</text:p>
          </table:table-cell>
          <table:table-cell office:value-type="float" office:value="66" table:style-name="ce13">
            <text:p>66</text:p>
          </table:table-cell>
          <table:table-cell office:value-type="float" office:value="755" table:style-name="ce14">
            <text:p>755</text:p>
          </table:table-cell>
          <table:table-cell office:value-type="float" office:value="168735" table:style-name="ce19">
            <text:p>168735</text:p>
          </table:table-cell>
          <table:table-cell office:value-type="float" office:value="33295.5" table:formula="of:=[.E20]*[.$C$152]/1000" table:style-name="ce16">
            <text:p>33295.500000</text:p>
          </table:table-cell>
          <table:table-cell office:value-type="float" office:value="7441213.5" table:formula="of:=[.F20]*[.$C$152]/1000" table:style-name="ce17">
            <text:p>7441213.500000</text:p>
          </table:table-cell>
          <table:table-cell office:value-type="string" table:style-name="ce18">
            <text:p>12</text:p>
          </table:table-cell>
          <table:table-cell table:number-columns-repeated="16375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11">
            <text:p>Kanalet Castle</text:p>
          </table:table-cell>
          <table:table-cell office:value-type="string" table:style-name="ce12">
            <text:p>13</text:p>
          </table:table-cell>
          <table:table-cell office:value-type="float" office:value="30" table:style-name="ce13">
            <text:p>30</text:p>
          </table:table-cell>
          <table:table-cell office:value-type="float" office:value="770" table:style-name="ce14">
            <text:p>770</text:p>
          </table:table-cell>
          <table:table-cell office:value-type="float" office:value="169485" table:formula="of:=[.E115]" table:style-name="ce19">
            <text:p>169485</text:p>
          </table:table-cell>
          <table:table-cell office:value-type="float" office:value="33957" table:formula="of:=[.E21]*[.$C$152]/1000" table:style-name="ce16">
            <text:p>33957.000000</text:p>
          </table:table-cell>
          <table:table-cell office:value-type="float" office:value="7474288.5" table:formula="of:=[.F21]*[.$C$152]/1000" table:style-name="ce17">
            <text:p>7474288.500000</text:p>
          </table:table-cell>
          <table:table-cell office:value-type="string" table:style-name="ce18">
            <text:p>7D</text:p>
          </table:table-cell>
          <table:table-cell table:number-columns-repeated="16375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11">
            <text:p>Level 1 – Tail Cave</text:p>
          </table:table-cell>
          <table:table-cell office:value-type="string" table:style-name="ce12">
            <text:p>14</text:p>
          </table:table-cell>
          <table:table-cell office:value-type="float" office:value="11" table:style-name="ce13">
            <text:p>11</text:p>
          </table:table-cell>
          <table:table-cell office:value-type="float" office:value="325" table:style-name="ce14">
            <text:p>325</text:p>
          </table:table-cell>
          <table:table-cell office:value-type="float" office:value="43260" table:formula="of:=[.E116]" table:style-name="ce15">
            <text:p>43260</text:p>
          </table:table-cell>
          <table:table-cell office:value-type="float" office:value="14332.5" table:formula="of:=[.E22]*[.$C$152]/1000" table:style-name="ce16">
            <text:p>14332.500000</text:p>
          </table:table-cell>
          <table:table-cell office:value-type="float" office:value="1907766" table:formula="of:=[.F22]*[.$C$152]/1000" table:style-name="ce17">
            <text:p>1907766.000000</text:p>
          </table:table-cell>
          <table:table-cell office:value-type="string" table:style-name="ce18">
            <text:p>7E</text:p>
          </table:table-cell>
          <table:table-cell table:number-columns-repeated="16375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11">
            <text:p>Level 2 – Bottle Grotto</text:p>
          </table:table-cell>
          <table:table-cell office:value-type="string" table:style-name="ce12">
            <text:p>15</text:p>
          </table:table-cell>
          <table:table-cell office:value-type="float" office:value="23" table:style-name="ce13">
            <text:p>23</text:p>
          </table:table-cell>
          <table:table-cell office:value-type="float" office:value="1082" table:style-name="ce14">
            <text:p>1082</text:p>
          </table:table-cell>
          <table:table-cell office:value-type="float" office:value="4795" table:formula="of:=[.E117]" table:style-name="ce15">
            <text:p>4795</text:p>
          </table:table-cell>
          <table:table-cell office:value-type="float" office:value="47716.2" table:formula="of:=[.E23]*[.$C$152]/1000" table:style-name="ce16">
            <text:p>47716.200000</text:p>
          </table:table-cell>
          <table:table-cell office:value-type="float" office:value="211459.5" table:formula="of:=[.F23]*[.$C$152]/1000" table:style-name="ce17">
            <text:p>211459.500000</text:p>
          </table:table-cell>
          <table:table-cell office:value-type="string" table:style-name="ce18">
            <text:p>7F</text:p>
          </table:table-cell>
          <table:table-cell table:number-columns-repeated="16375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11">
            <text:p>Level 3 – Key Cavern</text:p>
          </table:table-cell>
          <table:table-cell office:value-type="string" table:style-name="ce12">
            <text:p>16</text:p>
          </table:table-cell>
          <table:table-cell office:value-type="float" office:value="31" table:style-name="ce13">
            <text:p>31</text:p>
          </table:table-cell>
          <table:table-cell office:value-type="float" office:value="800" table:style-name="ce14">
            <text:p>800</text:p>
          </table:table-cell>
          <table:table-cell office:value-type="float" office:value="22435" table:formula="of:=[.E124]" table:style-name="ce15">
            <text:p>22435</text:p>
          </table:table-cell>
          <table:table-cell office:value-type="float" office:value="35280" table:formula="of:=[.E24]*[.$C$152]/1000" table:style-name="ce16">
            <text:p>35280.000000</text:p>
          </table:table-cell>
          <table:table-cell office:value-type="float" office:value="989383.5" table:formula="of:=[.F24]*[.$C$152]/1000" table:style-name="ce17">
            <text:p>989383.500000</text:p>
          </table:table-cell>
          <table:table-cell office:value-type="string" table:style-name="ce18">
            <text:p>86</text:p>
          </table:table-cell>
          <table:table-cell table:number-columns-repeated="16375" table:style-name="ce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11">
            <text:p>Level 4 – Angler’s Tunnel</text:p>
          </table:table-cell>
          <table:table-cell office:value-type="string" table:style-name="ce12">
            <text:p>17</text:p>
          </table:table-cell>
          <table:table-cell office:value-type="float" office:value="38" table:style-name="ce13">
            <text:p>38</text:p>
          </table:table-cell>
          <table:table-cell office:value-type="float" office:value="14650" table:style-name="ce14">
            <text:p>14650</text:p>
          </table:table-cell>
          <table:table-cell office:value-type="float" office:value="35340" table:formula="of:=[.E125]" table:style-name="ce15">
            <text:p>35340</text:p>
          </table:table-cell>
          <table:table-cell office:value-type="float" office:value="646065" table:formula="of:=[.E25]*[.$C$152]/1000" table:style-name="ce16">
            <text:p>646065.000000</text:p>
          </table:table-cell>
          <table:table-cell office:value-type="float" office:value="1558494" table:formula="of:=[.F25]*[.$C$152]/1000" table:style-name="ce17">
            <text:p>1558494.000000</text:p>
          </table:table-cell>
          <table:table-cell office:value-type="string" table:style-name="ce18">
            <text:p>87</text:p>
          </table:table-cell>
          <table:table-cell table:number-columns-repeated="16375" table:style-name="ce1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11">
            <text:p>Instrument of the Sirens Sitting on Pedestal</text:p>
          </table:table-cell>
          <table:table-cell office:value-type="string" table:style-name="ce12">
            <text:p>18</text:p>
          </table:table-cell>
          <table:table-cell office:value-type="float" office:value="16" table:style-name="ce13">
            <text:p>16</text:p>
          </table:table-cell>
          <table:table-cell office:value-type="float" office:value="750" table:style-name="ce14">
            <text:p>750</text:p>
          </table:table-cell>
          <table:table-cell office:value-type="float" office:value="23375" table:formula="of:=[.E126]" table:style-name="ce15">
            <text:p>23375</text:p>
          </table:table-cell>
          <table:table-cell office:value-type="float" office:value="33075" table:formula="of:=[.E26]*[.$C$152]/1000" table:style-name="ce16">
            <text:p>33075.000000</text:p>
          </table:table-cell>
          <table:table-cell office:value-type="float" office:value="1030837.5" table:formula="of:=[.F26]*[.$C$152]/1000" table:style-name="ce17">
            <text:p>1030837.500000</text:p>
          </table:table-cell>
          <table:table-cell office:value-type="string" table:style-name="ce18">
            <text:p>88</text:p>
          </table:table-cell>
          <table:table-cell office:value-type="string" table:style-name="ce1">
            <text:p>Played after boss is defeated and heart container is picked up</text:p>
          </table:table-cell>
          <table:table-cell table:number-columns-repeated="16374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1">
            <text:p>Boss Theme – Act I</text:p>
          </table:table-cell>
          <table:table-cell office:value-type="string" table:style-name="ce12">
            <text:p>19</text:p>
          </table:table-cell>
          <table:table-cell office:value-type="float" office:value="14" table:style-name="ce13">
            <text:p>14</text:p>
          </table:table-cell>
          <table:table-cell office:value-type="float" office:value="660" table:style-name="ce14">
            <text:p>660</text:p>
          </table:table-cell>
          <table:table-cell office:value-type="float" office:value="87071" table:formula="of:=[.E127]" table:style-name="ce15">
            <text:p>87071</text:p>
          </table:table-cell>
          <table:table-cell office:value-type="float" office:value="29106" table:formula="of:=[.E27]*[.$C$152]/1000" table:style-name="ce16">
            <text:p>29106.000000</text:p>
          </table:table-cell>
          <table:table-cell office:value-type="float" office:value="3839831.1" table:formula="of:=[.F27]*[.$C$152]/1000" table:style-name="ce17">
            <text:p>3839831.100000</text:p>
          </table:table-cell>
          <table:table-cell office:value-type="string" table:style-name="ce18">
            <text:p>89</text:p>
          </table:table-cell>
          <table:table-cell office:value-type="string" table:style-name="ce22">
            <text:p>2N has two versions of the boss theme – not sure what to do about this yet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1A</text:p>
          </table:table-cell>
          <table:table-cell office:value-type="string" table:style-name="ce11">
            <text:p>Intro: Shipwreck Scene</text:p>
          </table:table-cell>
          <table:table-cell office:value-type="string" table:style-name="ce12">
            <text:p>01</text:p>
          </table:table-cell>
          <table:table-cell office:value-type="float" office:value="1" table:style-name="ce1">
            <text:p>1</text:p>
          </table:table-cell>
          <table:table-cell office:value-type="string" office:string-value="16350" table:formula="of:=[.F118]" table:style-name="ce26">
            <text:p>16350</text:p>
          </table:table-cell>
          <table:table-cell office:value-type="float" office:value="86980" table:formula="of:=[.E3]" table:style-name="ce15">
            <text:p>86980</text:p>
          </table:table-cell>
          <table:table-cell office:value-type="float" office:value="721035" table:formula="of:=[.E28]*[.$C$152]/1000" table:style-name="ce16">
            <text:p>721035.000000</text:p>
          </table:table-cell>
          <table:table-cell office:value-type="float" office:value="3835818" table:formula="of:=[.F28]*[.$C$152]/1000" table:style-name="ce17">
            <text:p>3835818.000000</text:p>
          </table:table-cell>
          <table:table-cell office:value-type="string" table:style-name="ce18">
            <text:p>01</text:p>
          </table:table-cell>
          <table:table-cell office:value-type="string" table:style-name="ce13">
            <text:p>2N’s rendition has two extra stanzas at beginning and middle, so we tweak emulator speed and pause during the cutscene whiteout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1B</text:p>
          </table:table-cell>
          <table:table-cell office:value-type="string" table:style-name="ce13">
            <text:p>Instrument Acquired</text:p>
          </table:table-cell>
          <table:table-cell office:value-type="string" table:style-name="ce23">
            <text:p>Stop</text:p>
          </table:table-cell>
          <table:table-cell office:value-type="float" office:value="17" table:style-name="ce13">
            <text:p>17</text:p>
          </table:table-cell>
          <table:table-cell office:value-type="float" office:value="690" table:style-name="ce14">
            <text:p>690</text:p>
          </table:table-cell>
          <table:table-cell office:value-type="float" office:value="9880" table:style-name="ce19">
            <text:p>9880</text:p>
          </table:table-cell>
          <table:table-cell office:value-type="float" office:value="30429" table:formula="of:=[.E29]*[.$C$152]/1000" table:style-name="ce16">
            <text:p>30429.000000</text:p>
          </table:table-cell>
          <table:table-cell office:value-type="float" office:value="435708" table:formula="of:=[.F29]*[.$C$152]/1000" table:style-name="ce17">
            <text:p>435708.000000</text:p>
          </table:table-cell>
          <table:table-cell office:value-type="string" table:style-name="ce18">
            <text:p>70</text:p>
          </table:table-cell>
          <table:table-cell office:value-type="string" table:style-name="ce1">
            <text:p>Appears in every 2N instrument track - sourced by Occam's Razor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1C</text:p>
          </table:table-cell>
          <table:table-cell office:value-type="string" table:style-name="ce11">
            <text:p>Intro: Waking Up (Marin’s House)</text:p>
          </table:table-cell>
          <table:table-cell office:value-type="string" table:style-name="ce12">
            <text:p>1C</text:p>
          </table:table-cell>
          <table:table-cell office:value-type="float" office:value="3" table:style-name="ce1">
            <text:p>3</text:p>
          </table:table-cell>
          <table:table-cell office:value-type="float" office:value="735" table:style-name="ce14">
            <text:p>735</text:p>
          </table:table-cell>
          <table:table-cell office:value-type="float" office:value="31600" table:formula="of:=[.E105]" table:style-name="ce15">
            <text:p>31600</text:p>
          </table:table-cell>
          <table:table-cell office:value-type="float" office:value="32413.5" table:formula="of:=[.E30]*[.$C$152]/1000" table:style-name="ce16">
            <text:p>32413.500000</text:p>
          </table:table-cell>
          <table:table-cell office:value-type="float" office:value="1393560" table:formula="of:=[.F30]*[.$C$152]/1000" table:style-name="ce17">
            <text:p>1393560.000000</text:p>
          </table:table-cell>
          <table:table-cell office:value-type="string" table:style-name="ce18">
            <text:p>7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1D</text:p>
          </table:table-cell>
          <table:table-cell office:value-type="string" table:style-name="ce11">
            <text:p>Intro: Sword Search</text:p>
          </table:table-cell>
          <table:table-cell office:value-type="string" table:style-name="ce12">
            <text:p>05</text:p>
          </table:table-cell>
          <table:table-cell office:value-type="float" office:value="5" table:style-name="ce1">
            <text:p>5</text:p>
          </table:table-cell>
          <table:table-cell office:value-type="float" office:value="700" table:style-name="ce14">
            <text:p>700</text:p>
          </table:table-cell>
          <table:table-cell office:value-type="float" office:value="3465" table:formula="of:=[.E122]" table:style-name="ce15">
            <text:p>3465</text:p>
          </table:table-cell>
          <table:table-cell office:value-type="float" office:value="30870" table:formula="of:=[.E31]*[.$C$152]/1000" table:style-name="ce16">
            <text:p>30870.000000</text:p>
          </table:table-cell>
          <table:table-cell office:value-type="float" office:value="152806.5" table:formula="of:=[.F31]*[.$C$152]/1000" table:style-name="ce17">
            <text:p>152806.500000</text:p>
          </table:table-cell>
          <table:table-cell office:value-type="string" table:style-name="ce18">
            <text:p>84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1E</text:p>
          </table:table-cell>
          <table:table-cell office:value-type="string" table:style-name="ce1">
            <text:p>Dream Shrine (Sleeping Transition)</text:p>
          </table:table-cell>
          <table:table-cell office:value-type="string" table:style-name="ce23">
            <text:p>Stop</text:p>
          </table:table-cell>
          <table:table-cell office:value-type="float" office:value="36" table:style-name="ce13">
            <text:p>36</text:p>
          </table:table-cell>
          <table:table-cell office:value-type="float" office:value="10685" table:style-name="ce24">
            <text:p>10685</text:p>
          </table:table-cell>
          <table:table-cell office:value-type="float" office:value="21315" table:style-name="ce25">
            <text:p>21315</text:p>
          </table:table-cell>
          <table:table-cell office:value-type="float" office:value="471208.5" table:formula="of:=[.E32]*[.$C$152]/1000" table:style-name="ce16">
            <text:p>471208.500000</text:p>
          </table:table-cell>
          <table:table-cell office:value-type="float" office:value="939991.5" table:formula="of:=[.F32]*[.$C$152]/1000" table:style-name="ce17">
            <text:p>939991.500000</text:p>
          </table:table-cell>
          <table:table-cell office:value-type="string" table:style-name="ce18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1F</text:p>
          </table:table-cell>
          <table:table-cell office:value-type="string" table:style-name="ce13">
            <text:p>Southern Face Shrine</text:p>
          </table:table-cell>
          <table:table-cell office:value-type="string" table:style-name="ce12">
            <text:p>1F</text:p>
          </table:table-cell>
          <table:table-cell office:value-type="float" office:value="50" table:style-name="ce13">
            <text:p>50</text:p>
          </table:table-cell>
          <table:table-cell office:value-type="float" office:value="720" table:style-name="ce14">
            <text:p>720</text:p>
          </table:table-cell>
          <table:table-cell office:value-type="float" office:value="106005" table:style-name="ce19">
            <text:p>106005</text:p>
          </table:table-cell>
          <table:table-cell office:value-type="float" office:value="31752" table:formula="of:=[.E33]*[.$C$152]/1000" table:style-name="ce16">
            <text:p>31752.000000</text:p>
          </table:table-cell>
          <table:table-cell office:value-type="float" office:value="4674820.5" table:formula="of:=[.F33]*[.$C$152]/1000" table:style-name="ce17">
            <text:p>4674820.500000</text:p>
          </table:table-cell>
          <table:table-cell office:value-type="string" table:style-name="ce18">
            <text:p>1F</text:p>
          </table:table-cell>
          <table:table-cell table:number-columns-repeated="16375" table:style-name="ce1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13">
            <text:p>Instrument: Full Moon Cello</text:p>
          </table:table-cell>
          <table:table-cell office:value-type="string" table:style-name="ce23">
            <text:p>Stop</text:p>
          </table:table-cell>
          <table:table-cell office:value-type="float" office:value="17" table:style-name="ce13">
            <text:p>17</text:p>
          </table:table-cell>
          <table:table-cell office:value-type="float" office:value="10480" table:style-name="ce14">
            <text:p>10480</text:p>
          </table:table-cell>
          <table:table-cell office:value-type="float" office:value="20500" table:style-name="ce19">
            <text:p>20500</text:p>
          </table:table-cell>
          <table:table-cell office:value-type="float" office:value="462168" table:formula="of:=[.E34]*[.$C$152]/1000" table:style-name="ce16">
            <text:p>462168.000000</text:p>
          </table:table-cell>
          <table:table-cell office:value-type="float" office:value="904050" table:formula="of:=[.F34]*[.$C$152]/1000" table:style-name="ce17">
            <text:p>904050.000000</text:p>
          </table:table-cell>
          <table:table-cell office:value-type="string" table:style-name="ce18">
            <text:p>70</text:p>
          </table:table-cell>
          <table:table-cell table:number-columns-repeated="16375" table:style-name="ce1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13">
            <text:p>Side-Scrolling Underground</text:p>
          </table:table-cell>
          <table:table-cell office:value-type="string" table:style-name="ce12">
            <text:p>21</text:p>
          </table:table-cell>
          <table:table-cell office:value-type="float" office:value="13" table:style-name="ce13">
            <text:p>13</text:p>
          </table:table-cell>
          <table:table-cell office:value-type="float" office:value="1915" table:style-name="ce14">
            <text:p>1915</text:p>
          </table:table-cell>
          <table:table-cell office:value-type="float" office:value="81450" table:style-name="ce19">
            <text:p>81450</text:p>
          </table:table-cell>
          <table:table-cell office:value-type="float" office:value="84451.5" table:formula="of:=[.E35]*[.$C$152]/1000" table:style-name="ce16">
            <text:p>84451.500000</text:p>
          </table:table-cell>
          <table:table-cell office:value-type="float" office:value="3591945" table:formula="of:=[.F35]*[.$C$152]/1000" table:style-name="ce17">
            <text:p>3591945.000000</text:p>
          </table:table-cell>
          <table:table-cell office:value-type="string" table:style-name="ce18">
            <text:p>21</text:p>
          </table:table-cell>
          <table:table-cell table:number-columns-repeated="16375" table:style-name="ce1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1">
            <text:p>Owl’s Theme</text:p>
          </table:table-cell>
          <table:table-cell office:value-type="string" table:style-name="ce12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700" table:style-name="ce14">
            <text:p>700</text:p>
          </table:table-cell>
          <table:table-cell office:value-type="float" office:value="84375" table:style-name="ce19">
            <text:p>84375</text:p>
          </table:table-cell>
          <table:table-cell office:value-type="float" office:value="30870" table:formula="of:=[.E36]*[.$C$152]/1000" table:style-name="ce16">
            <text:p>30870.000000</text:p>
          </table:table-cell>
          <table:table-cell office:value-type="float" office:value="3720937.5" table:formula="of:=[.F36]*[.$C$152]/1000" table:style-name="ce17">
            <text:p>3720937.500000</text:p>
          </table:table-cell>
          <table:table-cell office:value-type="string" table:style-name="ce18">
            <text:p>2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23</text:p>
          </table:table-cell>
          <table:table-cell office:value-type="string" table:style-name="ce11">
            <text:p>The Nightmare’s Theme (Final Boss)</text:p>
          </table:table-cell>
          <table:table-cell office:value-type="string" table:style-name="ce12">
            <text:p>23</text:p>
          </table:table-cell>
          <table:table-cell office:value-type="float" office:value="67" table:style-name="ce13">
            <text:p>67</text:p>
          </table:table-cell>
          <table:table-cell office:value-type="string" table:style-name="ce27">
            <text:p>26773</text:p>
          </table:table-cell>
          <table:table-cell office:value-type="float" office:value="147478" table:formula="of:=[.E144]" table:style-name="ce28">
            <text:p>147478</text:p>
          </table:table-cell>
          <table:table-cell office:value-type="float" office:value="1180689.3" table:formula="of:=[.E37]*[.$C$152]/1000" table:style-name="ce16">
            <text:p>1180689.300000</text:p>
          </table:table-cell>
          <table:table-cell office:value-type="float" office:value="6503779.7999999998" table:formula="of:=[.F37]*[.$C$152]/1000" table:style-name="ce17">
            <text:p>6503779.800000</text:p>
          </table:table-cell>
          <table:table-cell office:value-type="string" table:style-name="ce18">
            <text:p>A0</text:p>
          </table:table-cell>
          <table:table-cell table:number-columns-repeated="16375" table:style-name="ce1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13">
            <text:p>Dream Shrine (Upon Entering)</text:p>
          </table:table-cell>
          <table:table-cell office:value-type="string" table:style-name="ce23">
            <text:p>24</text:p>
          </table:table-cell>
          <table:table-cell office:value-type="float" office:value="36" table:style-name="ce13">
            <text:p>36</text:p>
          </table:table-cell>
          <table:table-cell office:value-type="float" office:value="880" table:style-name="ce14">
            <text:p>880</text:p>
          </table:table-cell>
          <table:table-cell office:value-type="float" office:value="2655" table:formula="of:=[.E129]" table:style-name="ce28">
            <text:p>2655</text:p>
          </table:table-cell>
          <table:table-cell office:value-type="float" office:value="38808" table:formula="of:=[.E38]*[.$C$152]/1000" table:style-name="ce16">
            <text:p>38808.000000</text:p>
          </table:table-cell>
          <table:table-cell office:value-type="float" office:value="117085.5" table:formula="of:=[.F38]*[.$C$152]/1000" table:style-name="ce17">
            <text:p>117085.500000</text:p>
          </table:table-cell>
          <table:table-cell office:value-type="string" table:style-name="ce18">
            <text:p>8B</text:p>
          </table:table-cell>
          <table:table-cell office:value-type="string" table:style-name="ce1">
            <text:p>Song in original game sounds broken, but I think it's intentional</text:p>
          </table:table-cell>
          <table:table-cell table:number-columns-repeated="16374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1">
            <text:p>Heart Container Acquired</text:p>
          </table:table-cell>
          <table:table-cell office:value-type="string" table:style-name="ce12">
            <text:p>18</text:p>
          </table:table-cell>
          <table:table-cell office:value-type="float" office:value="15" table:style-name="ce13">
            <text:p>15</text:p>
          </table:table-cell>
          <table:table-cell office:value-type="float" office:value="775" table:style-name="ce14">
            <text:p>775</text:p>
          </table:table-cell>
          <table:table-cell office:value-type="float" office:value="4975" table:style-name="ce19">
            <text:p>4975</text:p>
          </table:table-cell>
          <table:table-cell office:value-type="float" office:value="34177.5" table:formula="of:=[.E39]*[.$C$152]/1000" table:style-name="ce16">
            <text:p>34177.500000</text:p>
          </table:table-cell>
          <table:table-cell office:value-type="float" office:value="219397.5" table:formula="of:=[.F39]*[.$C$152]/1000" table:style-name="ce17">
            <text:p>219397.500000</text:p>
          </table:table-cell>
          <table:table-cell office:value-type="string" table:style-name="ce18">
            <text:p>18</text:p>
          </table:table-cell>
          <table:table-cell office:value-type="string" table:style-name="ce1">
            <text:p>Heart Containers dropped by defeated bosses</text:p>
          </table:table-cell>
          <table:table-cell table:number-columns-repeated="16374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11">
            <text:p>Common Cave</text:p>
          </table:table-cell>
          <table:table-cell office:value-type="string" table:style-name="ce12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785" table:style-name="ce14">
            <text:p>785</text:p>
          </table:table-cell>
          <table:table-cell office:value-type="float" office:value="17590" table:formula="of:=[.E107]" table:style-name="ce15">
            <text:p>17590</text:p>
          </table:table-cell>
          <table:table-cell office:value-type="float" office:value="34618.5" table:formula="of:=[.E40]*[.$C$152]/1000" table:style-name="ce16">
            <text:p>34618.500000</text:p>
          </table:table-cell>
          <table:table-cell office:value-type="float" office:value="775719" table:formula="of:=[.F40]*[.$C$152]/1000" table:style-name="ce17">
            <text:p>775719.000000</text:p>
          </table:table-cell>
          <table:table-cell office:value-type="string" table:style-name="ce18">
            <text:p>75</text:p>
          </table:table-cell>
          <table:table-cell table:number-columns-repeated="16375" table:style-name="ce1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11">
            <text:p>Powerup Acquired (Acorn/Power)</text:p>
          </table:table-cell>
          <table:table-cell office:value-type="string" table:style-name="ce23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700" table:style-name="ce24">
            <text:p>700</text:p>
          </table:table-cell>
          <table:table-cell office:value-type="float" office:value="4920" table:formula="of:=[.E75]" table:style-name="ce28">
            <text:p>4920</text:p>
          </table:table-cell>
          <table:table-cell office:value-type="float" office:value="30870" table:formula="of:=[.E41]*[.$C$152]/1000" table:style-name="ce16">
            <text:p>30870.000000</text:p>
          </table:table-cell>
          <table:table-cell office:value-type="float" office:value="216972" table:formula="of:=[.F41]*[.$C$152]/1000" table:style-name="ce17">
            <text:p>216972.000000</text:p>
          </table:table-cell>
          <table:table-cell office:value-type="string" table:style-name="ce18">
            <text:p>49</text:p>
          </table:table-cell>
          <table:table-cell table:number-columns-repeated="16375" table:style-name="ce1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13">
            <text:p>Instrument: Conch Horn</text:p>
          </table:table-cell>
          <table:table-cell office:value-type="string" table:style-name="ce23">
            <text:p>Stop</text:p>
          </table:table-cell>
          <table:table-cell office:value-type="float" office:value="24" table:style-name="ce13">
            <text:p>24</text:p>
          </table:table-cell>
          <table:table-cell office:value-type="float" office:value="10480" table:formula="of:=[.$E$34]" table:style-name="ce29">
            <text:p>10480</text:p>
          </table:table-cell>
          <table:table-cell office:value-type="float" office:value="20500" table:formula="of:=[.$F$34]" table:style-name="ce28">
            <text:p>20500</text:p>
          </table:table-cell>
          <table:table-cell office:value-type="float" office:value="462168" table:formula="of:=[.E42]*[.$C$152]/1000" table:style-name="ce16">
            <text:p>462168.000000</text:p>
          </table:table-cell>
          <table:table-cell office:value-type="float" office:value="904050" table:formula="of:=[.F42]*[.$C$152]/1000" table:style-name="ce17">
            <text:p>904050.000000</text:p>
          </table:table-cell>
          <table:table-cell office:value-type="string" office:string-value="70" table:formula="of:=[.$I$34]" table:style-name="ce30">
            <text:p>70</text:p>
          </table:table-cell>
          <table:table-cell office:value-type="string" table:style-name="ce1">
            <text:p>Copy of Full Moon Cello start/end times</text:p>
          </table:table-cell>
          <table:table-cell table:number-columns-repeated="16374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13">
            <text:p>Instrument: Sea Lily’s Bell</text:p>
          </table:table-cell>
          <table:table-cell office:value-type="string" table:style-name="ce23">
            <text:p>Stop</text:p>
          </table:table-cell>
          <table:table-cell office:value-type="float" office:value="32" table:style-name="ce13">
            <text:p>32</text:p>
          </table:table-cell>
          <table:table-cell office:value-type="float" office:value="10480" table:formula="of:=[.$E$34]" table:style-name="ce29">
            <text:p>10480</text:p>
          </table:table-cell>
          <table:table-cell office:value-type="float" office:value="20500" table:formula="of:=[.$F$34]" table:style-name="ce28">
            <text:p>20500</text:p>
          </table:table-cell>
          <table:table-cell office:value-type="float" office:value="462168" table:formula="of:=[.E43]*[.$C$152]/1000" table:style-name="ce16">
            <text:p>462168.000000</text:p>
          </table:table-cell>
          <table:table-cell office:value-type="float" office:value="904050" table:formula="of:=[.F43]*[.$C$152]/1000" table:style-name="ce17">
            <text:p>904050.000000</text:p>
          </table:table-cell>
          <table:table-cell office:value-type="string" office:string-value="70" table:formula="of:=[.$I$34]" table:style-name="ce30">
            <text:p>70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4">
            <text:p>2A</text:p>
          </table:table-cell>
          <table:table-cell office:value-type="string" table:style-name="ce13">
            <text:p>Instrument: Surf Harp</text:p>
          </table:table-cell>
          <table:table-cell office:value-type="string" table:style-name="ce23">
            <text:p>Stop</text:p>
          </table:table-cell>
          <table:table-cell office:value-type="float" office:value="39" table:style-name="ce13">
            <text:p>39</text:p>
          </table:table-cell>
          <table:table-cell office:value-type="float" office:value="10480" table:formula="of:=[.$E$34]" table:style-name="ce30">
            <text:p>10480</text:p>
          </table:table-cell>
          <table:table-cell office:value-type="float" office:value="20500" table:formula="of:=[.$F$34]" table:style-name="ce28">
            <text:p>20500</text:p>
          </table:table-cell>
          <table:table-cell office:value-type="float" office:value="462168" table:formula="of:=[.E44]*[.$C$152]/1000" table:style-name="ce16">
            <text:p>462168.000000</text:p>
          </table:table-cell>
          <table:table-cell office:value-type="float" office:value="904050" table:formula="of:=[.F44]*[.$C$152]/1000" table:style-name="ce17">
            <text:p>904050.000000</text:p>
          </table:table-cell>
          <table:table-cell office:value-type="string" office:string-value="70" table:formula="of:=[.$I$34]" table:style-name="ce30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2B</text:p>
          </table:table-cell>
          <table:table-cell office:value-type="string" table:style-name="ce13">
            <text:p>Instrument: Wind Marimba</text:p>
          </table:table-cell>
          <table:table-cell office:value-type="string" table:style-name="ce23">
            <text:p>Stop</text:p>
          </table:table-cell>
          <table:table-cell office:value-type="float" office:value="46" table:style-name="ce13">
            <text:p>46</text:p>
          </table:table-cell>
          <table:table-cell office:value-type="float" office:value="10480" table:formula="of:=[.$E$34]" table:style-name="ce30">
            <text:p>10480</text:p>
          </table:table-cell>
          <table:table-cell office:value-type="float" office:value="20500" table:formula="of:=[.$F$34]" table:style-name="ce28">
            <text:p>20500</text:p>
          </table:table-cell>
          <table:table-cell office:value-type="float" office:value="462168" table:formula="of:=[.E45]*[.$C$152]/1000" table:style-name="ce16">
            <text:p>462168.000000</text:p>
          </table:table-cell>
          <table:table-cell office:value-type="float" office:value="904050" table:formula="of:=[.F45]*[.$C$152]/1000" table:style-name="ce17">
            <text:p>904050.000000</text:p>
          </table:table-cell>
          <table:table-cell office:value-type="string" office:string-value="70" table:formula="of:=[.$I$34]" table:style-name="ce30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2C</text:p>
          </table:table-cell>
          <table:table-cell office:value-type="string" table:style-name="ce13">
            <text:p>Instrument: Coral Triangle</text:p>
          </table:table-cell>
          <table:table-cell office:value-type="string" table:style-name="ce23">
            <text:p>Stop</text:p>
          </table:table-cell>
          <table:table-cell office:value-type="float" office:value="53" table:style-name="ce13">
            <text:p>53</text:p>
          </table:table-cell>
          <table:table-cell office:value-type="float" office:value="10480" table:formula="of:=[.$E$34]" table:style-name="ce30">
            <text:p>10480</text:p>
          </table:table-cell>
          <table:table-cell office:value-type="float" office:value="20500" table:formula="of:=[.$F$34]" table:style-name="ce28">
            <text:p>20500</text:p>
          </table:table-cell>
          <table:table-cell office:value-type="float" office:value="462168" table:formula="of:=[.E46]*[.$C$152]/1000" table:style-name="ce16">
            <text:p>462168.000000</text:p>
          </table:table-cell>
          <table:table-cell office:value-type="float" office:value="904050" table:formula="of:=[.F46]*[.$C$152]/1000" table:style-name="ce17">
            <text:p>904050.000000</text:p>
          </table:table-cell>
          <table:table-cell office:value-type="string" office:string-value="70" table:formula="of:=[.$I$34]" table:style-name="ce30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2D</text:p>
          </table:table-cell>
          <table:table-cell office:value-type="string" table:style-name="ce13">
            <text:p>Instrument: Organ of Evening Calm</text:p>
          </table:table-cell>
          <table:table-cell office:value-type="string" table:style-name="ce23">
            <text:p>Stop</text:p>
          </table:table-cell>
          <table:table-cell office:value-type="float" office:value="60" table:style-name="ce13">
            <text:p>60</text:p>
          </table:table-cell>
          <table:table-cell office:value-type="float" office:value="10480" table:formula="of:=[.$E$34]" table:style-name="ce30">
            <text:p>10480</text:p>
          </table:table-cell>
          <table:table-cell office:value-type="float" office:value="20500" table:formula="of:=[.$F$34]" table:style-name="ce28">
            <text:p>20500</text:p>
          </table:table-cell>
          <table:table-cell office:value-type="float" office:value="462168" table:formula="of:=[.E47]*[.$C$152]/1000" table:style-name="ce16">
            <text:p>462168.000000</text:p>
          </table:table-cell>
          <table:table-cell office:value-type="float" office:value="904050" table:formula="of:=[.F47]*[.$C$152]/1000" table:style-name="ce17">
            <text:p>904050.000000</text:p>
          </table:table-cell>
          <table:table-cell office:value-type="string" office:string-value="70" table:formula="of:=[.$I$34]" table:style-name="ce30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2E</text:p>
          </table:table-cell>
          <table:table-cell office:value-type="string" table:style-name="ce13">
            <text:p>Instrument: Thunder Drum</text:p>
          </table:table-cell>
          <table:table-cell office:value-type="string" table:style-name="ce23">
            <text:p>Stop</text:p>
          </table:table-cell>
          <table:table-cell office:value-type="float" office:value="64" table:style-name="ce13">
            <text:p>64</text:p>
          </table:table-cell>
          <table:table-cell office:value-type="float" office:value="10480" table:formula="of:=[.$E$34]" table:style-name="ce30">
            <text:p>10480</text:p>
          </table:table-cell>
          <table:table-cell office:value-type="float" office:value="20500" table:formula="of:=[.$F$34]" table:style-name="ce28">
            <text:p>20500</text:p>
          </table:table-cell>
          <table:table-cell office:value-type="float" office:value="462168" table:formula="of:=[.E48]*[.$C$152]/1000" table:style-name="ce16">
            <text:p>462168.000000</text:p>
          </table:table-cell>
          <table:table-cell office:value-type="float" office:value="904050" table:formula="of:=[.F48]*[.$C$152]/1000" table:style-name="ce17">
            <text:p>904050.000000</text:p>
          </table:table-cell>
          <table:table-cell office:value-type="string" office:string-value="70" table:formula="of:=[.$I$34]" table:style-name="ce30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2F</text:p>
          </table:table-cell>
          <table:table-cell office:value-type="string" table:style-name="ce1">
            <text:p>Marin Singing</text:p>
          </table:table-cell>
          <table:table-cell office:value-type="string" table:style-name="ce12">
            <text:p>2F</text:p>
          </table:table-cell>
          <table:table-cell office:value-type="float" office:value="21" table:style-name="ce13">
            <text:p>21</text:p>
          </table:table-cell>
          <table:table-cell office:value-type="float" office:value="750" table:style-name="ce14">
            <text:p>750</text:p>
          </table:table-cell>
          <table:table-cell office:value-type="float" office:value="118200" table:style-name="ce19">
            <text:p>118200</text:p>
          </table:table-cell>
          <table:table-cell office:value-type="float" office:value="33075" table:formula="of:=[.E49]*[.$C$152]/1000" table:style-name="ce16">
            <text:p>33075.000000</text:p>
          </table:table-cell>
          <table:table-cell office:value-type="float" office:value="5212620" table:formula="of:=[.F49]*[.$C$152]/1000" table:style-name="ce17">
            <text:p>5212620.000000</text:p>
          </table:table-cell>
          <table:table-cell office:value-type="string" table:style-name="ce18">
            <text:p>2F</text:p>
          </table:table-cell>
          <table:table-cell office:value-type="string" table:style-name="ce22">
            <text:p>Cut out the harp here?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30</text:p>
          </table:table-cell>
          <table:table-cell office:value-type="string" table:style-name="ce13">
            <text:p>Manbo's Mambo</text:p>
          </table:table-cell>
          <table:table-cell office:value-type="string" table:style-name="ce23">
            <text:p>Stop</text:p>
          </table:table-cell>
          <table:table-cell office:value-type="float" office:value="41" table:style-name="ce13">
            <text:p>41</text:p>
          </table:table-cell>
          <table:table-cell office:value-type="float" office:value="5920" table:style-name="ce14">
            <text:p>5920</text:p>
          </table:table-cell>
          <table:table-cell office:value-type="float" office:value="25735" table:style-name="ce19">
            <text:p>25735</text:p>
          </table:table-cell>
          <table:table-cell office:value-type="float" office:value="261072" table:formula="of:=[.E50]*[.$C$152]/1000" table:style-name="ce16">
            <text:p>261072.000000</text:p>
          </table:table-cell>
          <table:table-cell office:value-type="float" office:value="1134913.5" table:formula="of:=[.F50]*[.$C$152]/1000" table:style-name="ce17">
            <text:p>1134913.500000</text:p>
          </table:table-cell>
          <table:table-cell office:value-type="string" table:style-name="ce18">
            <text:p>9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31</text:p>
          </table:table-cell>
          <table:table-cell office:value-type="string" table:style-name="ce11">
            <text:p>Adventure Begins at Beach (Sword/Marin)</text:p>
          </table:table-cell>
          <table:table-cell office:value-type="string" table:style-name="ce12">
            <text:p>05</text:p>
          </table:table-cell>
          <table:table-cell office:value-type="float" office:value="7" table:style-name="ce13">
            <text:p>7</text:p>
          </table:table-cell>
          <table:table-cell office:value-type="float" office:value="7745" table:style-name="ce14">
            <text:p>7745</text:p>
          </table:table-cell>
          <table:table-cell office:value-type="float" office:value="15114" table:style-name="ce19">
            <text:p>15114</text:p>
          </table:table-cell>
          <table:table-cell office:value-type="float" office:value="341554.5" table:formula="of:=[.E51]*[.$C$152]/1000" table:style-name="ce16">
            <text:p>341554.500000</text:p>
          </table:table-cell>
          <table:table-cell office:value-type="float" office:value="666527.4" table:formula="of:=[.F51]*[.$C$152]/1000" table:style-name="ce17">
            <text:p>666527.400000</text:p>
          </table:table-cell>
          <table:table-cell office:value-type="float" office:value="71" table:style-name="ce18">
            <text:p>71</text:p>
          </table:table-cell>
          <table:table-cell office:value-type="string" table:style-name="ce22">
            <text:p>Shares ending with 05 – Light pop when cut this way – check for 0-crossing?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32</text:p>
          </table:table-cell>
          <table:table-cell office:value-type="string" table:style-name="ce1">
            <text:p>Mr. Write’s House</text:p>
          </table:table-cell>
          <table:table-cell office:value-type="string" table:style-name="ce12">
            <text:p>32</text:p>
          </table:table-cell>
          <table:table-cell office:value-type="float" office:value="43" table:style-name="ce13">
            <text:p>43</text:p>
          </table:table-cell>
          <table:table-cell office:value-type="float" office:value="730" table:style-name="ce14">
            <text:p>730</text:p>
          </table:table-cell>
          <table:table-cell office:value-type="float" office:value="40725" table:style-name="ce19">
            <text:p>40725</text:p>
          </table:table-cell>
          <table:table-cell office:value-type="float" office:value="32193" table:formula="of:=[.E52]*[.$C$152]/1000" table:style-name="ce16">
            <text:p>32193.000000</text:p>
          </table:table-cell>
          <table:table-cell office:value-type="float" office:value="1795972.5" table:formula="of:=[.F52]*[.$C$152]/1000" table:style-name="ce17">
            <text:p>1795972.500000</text:p>
          </table:table-cell>
          <table:table-cell office:value-type="string" table:style-name="ce18">
            <text:p>32</text:p>
          </table:table-cell>
          <table:table-cell office:value-type="string" table:style-name="ce1">
            <text:p>I like the five bar ending, but make end_ms 41817 for a six bar ending?</text:p>
          </table:table-cell>
          <table:table-cell table:number-columns-repeated="16374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1">
            <text:p>Ulrira’s House / Telephone Booth</text:p>
          </table:table-cell>
          <table:table-cell office:value-type="string" table:style-name="ce12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1035" table:style-name="ce14">
            <text:p>1035</text:p>
          </table:table-cell>
          <table:table-cell office:value-type="float" office:value="18340" table:style-name="ce19">
            <text:p>18340</text:p>
          </table:table-cell>
          <table:table-cell office:value-type="float" office:value="45643.5" table:formula="of:=[.E53]*[.$C$152]/1000" table:style-name="ce16">
            <text:p>45643.500000</text:p>
          </table:table-cell>
          <table:table-cell office:value-type="float" office:value="808794" table:formula="of:=[.F53]*[.$C$152]/1000" table:style-name="ce17">
            <text:p>808794.000000</text:p>
          </table:table-cell>
          <table:table-cell office:value-type="string" table:style-name="ce18">
            <text:p>33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13">
            <text:p>Tarin Attacked by Bees</text:p>
          </table:table-cell>
          <table:table-cell office:value-type="string" table:style-name="ce23">
            <text:p>Stop</text:p>
          </table:table-cell>
          <table:table-cell office:value-type="float" office:value="33" table:style-name="ce13">
            <text:p>33</text:p>
          </table:table-cell>
          <table:table-cell office:value-type="float" office:value="750" table:style-name="ce14">
            <text:p>750</text:p>
          </table:table-cell>
          <table:table-cell office:value-type="float" office:value="13100" table:style-name="ce19">
            <text:p>13100</text:p>
          </table:table-cell>
          <table:table-cell office:value-type="float" office:value="33075" table:formula="of:=[.E54]*[.$C$152]/1000" table:style-name="ce16">
            <text:p>33075.000000</text:p>
          </table:table-cell>
          <table:table-cell office:value-type="float" office:value="577710" table:formula="of:=[.F54]*[.$C$152]/1000" table:style-name="ce17">
            <text:p>577710.000000</text:p>
          </table:table-cell>
          <table:table-cell office:value-type="string" table:style-name="ce18">
            <text:p>70</text:p>
          </table:table-cell>
          <table:table-cell table:number-columns-repeated="16375" table:style-name="ce1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13">
            <text:p>Frogs’ Song of Soul</text:p>
          </table:table-cell>
          <table:table-cell office:value-type="string" table:style-name="ce23">
            <text:p>Stop</text:p>
          </table:table-cell>
          <table:table-cell office:value-type="float" office:value="54" table:style-name="ce13">
            <text:p>54</text:p>
          </table:table-cell>
          <table:table-cell office:value-type="float" office:value="7380" table:style-name="ce14">
            <text:p>7380</text:p>
          </table:table-cell>
          <table:table-cell office:value-type="float" office:value="41800" table:style-name="ce19">
            <text:p>41800</text:p>
          </table:table-cell>
          <table:table-cell office:value-type="float" office:value="325458" table:formula="of:=[.E55]*[.$C$152]/1000" table:style-name="ce16">
            <text:p>325458.000000</text:p>
          </table:table-cell>
          <table:table-cell office:value-type="float" office:value="1843380" table:formula="of:=[.F55]*[.$C$152]/1000" table:style-name="ce17">
            <text:p>1843380.000000</text:p>
          </table:table-cell>
          <table:table-cell office:value-type="string" table:style-name="ce18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36</text:p>
          </table:table-cell>
          <table:table-cell office:value-type="string" table:style-name="ce13">
            <text:p>Monkeys Build a Bridge</text:p>
          </table:table-cell>
          <table:table-cell office:value-type="string" table:style-name="ce23">
            <text:p>Stop</text:p>
          </table:table-cell>
          <table:table-cell office:value-type="float" office:value="29" table:style-name="ce13">
            <text:p>29</text:p>
          </table:table-cell>
          <table:table-cell office:value-type="float" office:value="6365" table:style-name="ce14">
            <text:p>6365</text:p>
          </table:table-cell>
          <table:table-cell office:value-type="float" office:value="23500" table:style-name="ce19">
            <text:p>23500</text:p>
          </table:table-cell>
          <table:table-cell office:value-type="float" office:value="280696.5" table:formula="of:=[.E56]*[.$C$152]/1000" table:style-name="ce16">
            <text:p>280696.500000</text:p>
          </table:table-cell>
          <table:table-cell office:value-type="float" office:value="1036350" table:formula="of:=[.F56]*[.$C$152]/1000" table:style-name="ce17">
            <text:p>1036350.000000</text:p>
          </table:table-cell>
          <table:table-cell office:value-type="string" table:style-name="ce18">
            <text:p>70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string" table:style-name="ce4">
            <text:p>37</text:p>
          </table:table-cell>
          <table:table-cell office:value-type="string" table:style-name="ce1">
            <text:p>Christine’s House</text:p>
          </table:table-cell>
          <table:table-cell office:value-type="string" table:style-name="ce12">
            <text:p>37</text:p>
          </table:table-cell>
          <table:table-cell office:value-type="float" office:value="43" table:style-name="ce13">
            <text:p>43</text:p>
          </table:table-cell>
          <table:table-cell office:value-type="float" office:value="172675" table:style-name="ce14">
            <text:p>172675</text:p>
          </table:table-cell>
          <table:table-cell office:value-type="float" office:value="207205" table:formula="of:=[.E135]" table:style-name="ce28">
            <text:p>207205</text:p>
          </table:table-cell>
          <table:table-cell office:value-type="float" office:value="7614967.5" table:formula="of:=[.E57]*[.$C$152]/1000" table:style-name="ce16">
            <text:p>7614967.500000</text:p>
          </table:table-cell>
          <table:table-cell office:value-type="float" office:value="9137740.5" table:formula="of:=[.F57]*[.$C$152]/1000" table:style-name="ce17">
            <text:p>9137740.500000</text:p>
          </table:table-cell>
          <table:table-cell office:value-type="string" table:style-name="ce18">
            <text:p>91</text:p>
          </table:table-cell>
          <table:table-cell table:number-columns-repeated="16375" table:style-name="ce1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31">
            <text:p>Totaka’s Ocarina (Unused)</text:p>
          </table:table-cell>
          <table:table-cell office:value-type="string" table:style-name="ce23">
            <text:p>Stop</text:p>
          </table:table-cell>
          <table:table-cell table:style-name="ce7"/>
          <table:table-cell table:style-name="ce32"/>
          <table:table-cell table:style-name="ce33"/>
          <table:table-cell table:style-name="ce32"/>
          <table:table-cell table:style-name="ce33"/>
          <table:table-cell table:style-name="ce10"/>
          <table:table-cell office:value-type="string" table:style-name="ce1">
            <text:p>No equivalent in the orchestration</text:p>
          </table:table-cell>
          <table:table-cell table:number-columns-repeated="16374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11">
            <text:p>The Turtle Awakens</text:p>
          </table:table-cell>
          <table:table-cell office:value-type="string" table:style-name="ce23">
            <text:p>39 (Middle)</text:p>
          </table:table-cell>
          <table:table-cell office:value-type="float" office:value="62" table:style-name="ce13">
            <text:p>62</text:p>
          </table:table-cell>
          <table:table-cell office:value-type="float" office:value="710" table:style-name="ce24">
            <text:p>710</text:p>
          </table:table-cell>
          <table:table-cell office:value-type="float" office:value="15947" table:formula="of:=[.E141]" table:style-name="ce15">
            <text:p>15947</text:p>
          </table:table-cell>
          <table:table-cell office:value-type="float" office:value="31311" table:formula="of:=[.E59]*[.$C$152]/1000" table:style-name="ce16">
            <text:p>31311.000000</text:p>
          </table:table-cell>
          <table:table-cell office:value-type="float" office:value="703262.7" table:formula="of:=[.F59]*[.$C$152]/1000" table:style-name="ce17">
            <text:p>703262.700000</text:p>
          </table:table-cell>
          <table:table-cell office:value-type="string" table:style-name="ce18">
            <text:p>97</text:p>
          </table:table-cell>
          <table:table-cell office:value-type="string" table:style-name="ce1">
            <text:p>Plays when you fight the boss guarding Turtle's Rock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3A</text:p>
          </table:table-cell>
          <table:table-cell office:value-type="string" table:style-name="ce1">
            <text:p>Fishing Under the Bridge</text:p>
          </table:table-cell>
          <table:table-cell office:value-type="string" table:style-name="ce12">
            <text:p>3A</text:p>
          </table:table-cell>
          <table:table-cell office:value-type="float" office:value="48" table:style-name="ce13">
            <text:p>48</text:p>
          </table:table-cell>
          <table:table-cell office:value-type="float" office:value="2325" table:style-name="ce14">
            <text:p>2325</text:p>
          </table:table-cell>
          <table:table-cell office:value-type="float" office:value="14875" table:formula="of:=[.E121]" table:style-name="ce19">
            <text:p>14875</text:p>
          </table:table-cell>
          <table:table-cell office:value-type="float" office:value="102532.5" table:formula="of:=[.E60]*[.$C$152]/1000" table:style-name="ce16">
            <text:p>102532.500000</text:p>
          </table:table-cell>
          <table:table-cell office:value-type="float" office:value="655987.5" table:formula="of:=[.F60]*[.$C$152]/1000" table:style-name="ce17">
            <text:p>655987.500000</text:p>
          </table:table-cell>
          <table:table-cell office:value-type="string" table:style-name="ce18">
            <text:p>83</text:p>
          </table:table-cell>
          <table:table-cell office:value-type="string" table:style-name="ce1">
            <text:p>Mabe Villiage fishing uses trendy game theme – this is for the later fishing gam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3B</text:p>
          </table:table-cell>
          <table:table-cell office:value-type="string" table:style-name="ce22">
            <text:p>Classic Received Item Fanfare (Is this used?)</text:p>
          </table:table-cell>
          <table:table-cell office:value-type="string" table:style-name="ce23">
            <text:p>Stop</text:p>
          </table:table-cell>
          <table:table-cell table:style-name="ce7"/>
          <table:table-cell table:style-name="ce32"/>
          <table:table-cell table:style-name="ce33"/>
          <table:table-cell table:style-name="ce32"/>
          <table:table-cell table:style-name="ce33"/>
          <table:table-cell table:style-name="ce10"/>
          <table:table-cell office:value-type="string" table:style-name="ce1">
            <text:p>No equivalent in the orchestration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3C</text:p>
          </table:table-cell>
          <table:table-cell office:value-type="string" table:style-name="ce31">
            <text:p>Totakeke Nickname (Easter Egg – Unused in US)</text:p>
          </table:table-cell>
          <table:table-cell office:value-type="string" table:style-name="ce12">
            <text:p>3C</text:p>
          </table:table-cell>
          <table:table-cell table:style-name="ce7"/>
          <table:table-cell table:style-name="ce32"/>
          <table:table-cell table:style-name="ce33"/>
          <table:table-cell table:style-name="ce32"/>
          <table:table-cell table:style-name="ce33"/>
          <table:table-cell table:style-name="ce10"/>
          <table:table-cell office:value-type="string" table:style-name="ce1">
            <text:p>No equivalent in the orchestration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3D</text:p>
          </table:table-cell>
          <table:table-cell office:value-type="string" table:style-name="ce13">
            <text:p>Ending Cutscene 0: Silence</text:p>
          </table:table-cell>
          <table:table-cell office:value-type="string" table:style-name="ce23">
            <text:p>Stop</text:p>
          </table:table-cell>
          <table:table-cell office:value-type="float" office:value="99" table:style-name="ce34">
            <text:p>99</text:p>
          </table:table-cell>
          <table:table-cell office:value-type="string" table:style-name="ce27">
            <text:p>0</text:p>
          </table:table-cell>
          <table:table-cell office:value-type="string" table:style-name="ce35">
            <text:p>20000</text:p>
          </table:table-cell>
          <table:table-cell office:value-type="float" office:value="6168708" table:formula="of:=[.E146]*[.$C$152]/1000" table:style-name="ce16">
            <text:p>6168708.000000</text:p>
          </table:table-cell>
          <table:table-cell office:value-type="float" office:value="16032996" table:formula="of:=[.F148]*[.$C$152]/1000" table:style-name="ce17">
            <text:p>16032996.000000</text:p>
          </table:table-cell>
          <table:table-cell office:value-type="string" table:style-name="ce18">
            <text:p>A2</text:p>
          </table:table-cell>
          <table:table-cell office:value-type="string" table:style-name="ce1">
            <text:p>Song begins with 20 seconds of silence (pseudotrack 99)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3E</text:p>
          </table:table-cell>
          <table:table-cell office:value-type="string" table:style-name="ce11">
            <text:p>BowWow Stolen Intro (Dialogue, etc.)</text:p>
          </table:table-cell>
          <table:table-cell office:value-type="string" table:style-name="ce12">
            <text:p>0E</text:p>
          </table:table-cell>
          <table:table-cell office:value-type="float" office:value="18" table:style-name="ce13">
            <text:p>18</text:p>
          </table:table-cell>
          <table:table-cell office:value-type="float" office:value="765" table:style-name="ce14">
            <text:p>765</text:p>
          </table:table-cell>
          <table:table-cell office:value-type="float" office:value="3550" table:formula="of:=[.E16]" table:style-name="ce15">
            <text:p>3550</text:p>
          </table:table-cell>
          <table:table-cell office:value-type="float" office:value="33736.5" table:formula="of:=[.E64]*[.$C$152]/1000" table:style-name="ce16">
            <text:p>33736.500000</text:p>
          </table:table-cell>
          <table:table-cell office:value-type="float" office:value="156555" table:formula="of:=[.F64]*[.$C$152]/1000" table:style-name="ce17">
            <text:p>156555.000000</text:p>
          </table:table-cell>
          <table:table-cell office:value-type="string" table:style-name="ce18">
            <text:p>0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3F</text:p>
          </table:table-cell>
          <table:table-cell office:value-type="string" table:style-name="ce13">
            <text:p>Wind Fish Awakens (Cutscene after Greeting)</text:p>
          </table:table-cell>
          <table:table-cell office:value-type="string" table:style-name="ce12">
            <text:p>Stop</text:p>
          </table:table-cell>
          <table:table-cell office:value-type="float" office:value="68" table:style-name="ce13">
            <text:p>68</text:p>
          </table:table-cell>
          <table:table-cell office:value-type="float" office:value="71850" table:style-name="ce14">
            <text:p>71850</text:p>
          </table:table-cell>
          <table:table-cell office:value-type="float" office:value="138505" table:style-name="ce19">
            <text:p>138505</text:p>
          </table:table-cell>
          <table:table-cell office:value-type="float" office:value="3168580" table:style-name="ce36">
            <text:p>3168580</text:p>
          </table:table-cell>
          <table:table-cell office:value-type="float" office:value="6108134" table:style-name="ce19">
            <text:p>6108134</text:p>
          </table:table-cell>
          <table:table-cell office:value-type="float" office:value="70" table:style-name="ce19">
            <text:p>70</text:p>
          </table:table-cell>
          <table:table-cell table:number-columns-repeated="16375" table:style-name="ce1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13">
            <text:p>Richard's House</text:p>
          </table:table-cell>
          <table:table-cell office:value-type="string" table:style-name="ce12">
            <text:p>40</text:p>
          </table:table-cell>
          <table:table-cell office:value-type="float" office:value="26" table:style-name="ce13">
            <text:p>26</text:p>
          </table:table-cell>
          <table:table-cell office:value-type="float" office:value="0" table:style-name="ce14">
            <text:p>0</text:p>
          </table:table-cell>
          <table:table-cell office:value-type="float" office:value="220083" table:style-name="ce19">
            <text:p>220083</text:p>
          </table:table-cell>
          <table:table-cell office:value-type="float" office:value="0" table:formula="of:=[.E66]*[.$C$152]/1000" table:style-name="ce16">
            <text:p>0.000000</text:p>
          </table:table-cell>
          <table:table-cell office:value-type="float" office:value="9705660.3000000007" table:formula="of:=[.F66]*[.$C$152]/1000" table:style-name="ce17">
            <text:p>9705660.300000</text:p>
          </table:table-cell>
          <table:table-cell office:value-type="string" table:style-name="ce18">
            <text:p>4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41</text:p>
          </table:table-cell>
          <table:table-cell office:value-type="string" table:style-name="ce13">
            <text:p>Ballad: Horn</text:p>
          </table:table-cell>
          <table:table-cell office:value-type="string" table:style-name="ce12">
            <text:p>Stop</text:p>
          </table:table-cell>
          <table:table-cell table:style-name="ce22"/>
          <table:table-cell table:style-name="ce37"/>
          <table:table-cell table:style-name="ce38"/>
          <table:table-cell table:style-name="ce37"/>
          <table:table-cell table:style-name="ce38"/>
          <table:table-cell table:style-name="ce39"/>
          <table:table-cell office:value-type="string" table:style-name="ce13">
            <text:p>These are played when playing the Ballad of the Wind Fish at the egg.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42</text:p>
          </table:table-cell>
          <table:table-cell office:value-type="string" table:style-name="ce13">
            <text:p>Ballad: Bell</text:p>
          </table:table-cell>
          <table:table-cell office:value-type="string" table:style-name="ce12">
            <text:p>Stop</text:p>
          </table:table-cell>
          <table:table-cell table:style-name="ce22"/>
          <table:table-cell table:style-name="ce37"/>
          <table:table-cell table:style-name="ce38"/>
          <table:table-cell table:style-name="ce37"/>
          <table:table-cell table:style-name="ce38"/>
          <table:table-cell table:style-name="ce39"/>
          <table:table-cell office:value-type="string" table:style-name="ce13">
            <text:p>Before receiving all instruments, the version that play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43</text:p>
          </table:table-cell>
          <table:table-cell office:value-type="string" table:style-name="ce13">
            <text:p>Ballad: Harp</text:p>
          </table:table-cell>
          <table:table-cell office:value-type="string" table:style-name="ce12">
            <text:p>Stop</text:p>
          </table:table-cell>
          <table:table-cell table:style-name="ce22"/>
          <table:table-cell table:style-name="ce37"/>
          <table:table-cell table:style-name="ce38"/>
          <table:table-cell table:style-name="ce37"/>
          <table:table-cell table:style-name="ce38"/>
          <table:table-cell table:style-name="ce39"/>
          <table:table-cell office:value-type="string" table:style-name="ce13">
            <text:p>corresponds to the most recently collected instrument.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44</text:p>
          </table:table-cell>
          <table:table-cell office:value-type="string" table:style-name="ce13">
            <text:p>Ballad: Marimba</text:p>
          </table:table-cell>
          <table:table-cell office:value-type="string" table:style-name="ce12">
            <text:p>Stop</text:p>
          </table:table-cell>
          <table:table-cell table:style-name="ce22"/>
          <table:table-cell table:style-name="ce37"/>
          <table:table-cell table:style-name="ce38"/>
          <table:table-cell table:style-name="ce37"/>
          <table:table-cell table:style-name="ce38"/>
          <table:table-cell table:style-name="ce39"/>
          <table:table-cell office:value-type="string" table:style-name="ce13">
            <text:p>Unfortunately, there are no orchestral tracks with the instruments separated,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45</text:p>
          </table:table-cell>
          <table:table-cell office:value-type="string" table:style-name="ce13">
            <text:p>Ballad: Triangle</text:p>
          </table:table-cell>
          <table:table-cell office:value-type="string" table:style-name="ce12">
            <text:p>Stop</text:p>
          </table:table-cell>
          <table:table-cell table:style-name="ce22"/>
          <table:table-cell table:style-name="ce37"/>
          <table:table-cell table:style-name="ce38"/>
          <table:table-cell table:style-name="ce37"/>
          <table:table-cell table:style-name="ce38"/>
          <table:table-cell table:style-name="ce39"/>
          <table:table-cell office:value-type="string" table:style-name="ce13">
            <text:p>so using the game's original tracks for these.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46</text:p>
          </table:table-cell>
          <table:table-cell office:value-type="string" table:style-name="ce13">
            <text:p>Ballad: Organ</text:p>
          </table:table-cell>
          <table:table-cell office:value-type="string" table:style-name="ce12">
            <text:p>Stop</text:p>
          </table:table-cell>
          <table:table-cell table:style-name="ce22"/>
          <table:table-cell table:style-name="ce37"/>
          <table:table-cell table:style-name="ce38"/>
          <table:table-cell table:style-name="ce37"/>
          <table:table-cell table:style-name="ce38"/>
          <table:table-cell table:style-name="ce39"/>
          <table:table-cell table:number-columns-repeated="16375" table:style-name="ce1"/>
        </table:table-row>
        <table:table-row table:style-name="ro2">
          <table:table-cell office:value-type="string" table:style-name="ce4">
            <text:p>47</text:p>
          </table:table-cell>
          <table:table-cell office:value-type="string" table:style-name="ce13">
            <text:p>Ballad: All (Thunder Drum)</text:p>
          </table:table-cell>
          <table:table-cell office:value-type="string" table:style-name="ce12">
            <text:p>Stop</text:p>
          </table:table-cell>
          <table:table-cell office:value-type="float" office:value="65" table:style-name="ce13">
            <text:p>65</text:p>
          </table:table-cell>
          <table:table-cell office:value-type="float" office:value="6040" table:style-name="ce14">
            <text:p>6040</text:p>
          </table:table-cell>
          <table:table-cell office:value-type="float" office:value="45690" table:style-name="ce19">
            <text:p>45690</text:p>
          </table:table-cell>
          <table:table-cell office:value-type="float" office:value="266364" table:formula="of:=[.E73]*[.$C$152]/1000" table:style-name="ce16">
            <text:p>266364.000000</text:p>
          </table:table-cell>
          <table:table-cell office:value-type="float" office:value="2014929" table:formula="of:=[.F73]*[.$C$152]/1000" table:style-name="ce17">
            <text:p>2014929.000000</text:p>
          </table:table-cell>
          <table:table-cell office:value-type="string" table:style-name="ce40">
            <text:p>70</text:p>
          </table:table-cell>
          <table:table-cell office:value-type="string" table:style-name="ce13">
            <text:p>...and the orchestral version for when all are collected</text:p>
          </table:table-cell>
          <table:table-cell table:number-columns-repeated="16374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11">
            <text:p>House by the Bay (Ghost House)</text:p>
          </table:table-cell>
          <table:table-cell office:value-type="string" table:style-name="ce12">
            <text:p>48</text:p>
          </table:table-cell>
          <table:table-cell office:value-type="float" office:value="42" table:style-name="ce13">
            <text:p>42</text:p>
          </table:table-cell>
          <table:table-cell office:value-type="float" office:value="720" table:style-name="ce14">
            <text:p>720</text:p>
          </table:table-cell>
          <table:table-cell office:value-type="float" office:value="4230" table:formula="of:=[.E123]" table:style-name="ce15">
            <text:p>4230</text:p>
          </table:table-cell>
          <table:table-cell office:value-type="float" office:value="31752" table:formula="of:=[.E74]*[.$C$152]/1000" table:style-name="ce16">
            <text:p>31752.000000</text:p>
          </table:table-cell>
          <table:table-cell office:value-type="float" office:value="186543" table:formula="of:=[.F74]*[.$C$152]/1000" table:style-name="ce17">
            <text:p>186543.000000</text:p>
          </table:table-cell>
          <table:table-cell office:value-type="string" table:style-name="ce40">
            <text:p>85</text:p>
          </table:table-cell>
          <table:table-cell table:number-columns-repeated="16375" table:style-name="ce1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1">
            <text:p>Powerup Active (not when picked up)</text:p>
          </table:table-cell>
          <table:table-cell office:value-type="string" table:style-name="ce12">
            <text:p>49</text:p>
          </table:table-cell>
          <table:table-cell office:value-type="float" office:value="25" table:style-name="ce13">
            <text:p>25</text:p>
          </table:table-cell>
          <table:table-cell office:value-type="float" office:value="4920" table:style-name="ce14">
            <text:p>4920</text:p>
          </table:table-cell>
          <table:table-cell office:value-type="float" office:value="81720" table:style-name="ce19">
            <text:p>81720</text:p>
          </table:table-cell>
          <table:table-cell office:value-type="float" office:value="216972" table:formula="of:=[.E75]*[.$C$152]/1000" table:style-name="ce16">
            <text:p>216972.000000</text:p>
          </table:table-cell>
          <table:table-cell office:value-type="float" office:value="3603852" table:formula="of:=[.F75]*[.$C$152]/1000" table:style-name="ce17">
            <text:p>3603852.000000</text:p>
          </table:table-cell>
          <table:table-cell office:value-type="string" table:style-name="ce40">
            <text:p>49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4A</text:p>
          </table:table-cell>
          <table:table-cell office:value-type="string" table:style-name="ce1">
            <text:p>Link and Marin Duet</text:p>
          </table:table-cell>
          <table:table-cell office:value-type="string" table:style-name="ce12">
            <text:p>Stop</text:p>
          </table:table-cell>
          <table:table-cell office:value-type="float" office:value="37" table:style-name="ce13">
            <text:p>37</text:p>
          </table:table-cell>
          <table:table-cell office:value-type="float" office:value="9815" table:style-name="ce14">
            <text:p>9815</text:p>
          </table:table-cell>
          <table:table-cell office:value-type="float" office:value="44260" table:style-name="ce19">
            <text:p>44260</text:p>
          </table:table-cell>
          <table:table-cell office:value-type="float" office:value="432841.5" table:formula="of:=[.E76]*[.$C$152]/1000" table:style-name="ce16">
            <text:p>432841.500000</text:p>
          </table:table-cell>
          <table:table-cell office:value-type="float" office:value="1951866" table:formula="of:=[.F76]*[.$C$152]/1000" table:style-name="ce17">
            <text:p>1951866.000000</text:p>
          </table:table-cell>
          <table:table-cell office:value-type="string" table:style-name="ce40">
            <text:p>70</text:p>
          </table:table-cell>
          <table:table-cell office:value-type="string" table:style-name="ce13">
            <text:p>Cutting out most of track as it doesn't make sense in the game's context. <text:s/>Ocarina Jingle 1 is in 2N's file as well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4B</text:p>
          </table:table-cell>
          <table:table-cell office:value-type="string" table:style-name="ce1">
            <text:p>Level 5 – Catfish’s Maw</text:p>
          </table:table-cell>
          <table:table-cell office:value-type="string" table:style-name="ce12">
            <text:p>4B</text:p>
          </table:table-cell>
          <table:table-cell office:value-type="float" office:value="44" table:style-name="ce13">
            <text:p>44</text:p>
          </table:table-cell>
          <table:table-cell office:value-type="float" office:value="720" table:style-name="ce14">
            <text:p>720</text:p>
          </table:table-cell>
          <table:table-cell office:value-type="float" office:value="5645" table:formula="of:=[.E136]" table:style-name="ce15">
            <text:p>5645</text:p>
          </table:table-cell>
          <table:table-cell office:value-type="float" office:value="31752" table:formula="of:=[.E77]*[.$C$152]/1000" table:style-name="ce16">
            <text:p>31752.000000</text:p>
          </table:table-cell>
          <table:table-cell office:value-type="float" office:value="248944.5" table:formula="of:=[.F77]*[.$C$152]/1000" table:style-name="ce17">
            <text:p>248944.500000</text:p>
          </table:table-cell>
          <table:table-cell office:value-type="string" table:style-name="ce40">
            <text:p>9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4C</text:p>
          </table:table-cell>
          <table:table-cell office:value-type="string" table:style-name="ce1">
            <text:p>Waterfall Drain (Open Lock for Angler’s Tunnel)</text:p>
          </table:table-cell>
          <table:table-cell office:value-type="string" table:style-name="ce12">
            <text:p>Stop</text:p>
          </table:table-cell>
          <table:table-cell office:value-type="float" office:value="38" table:style-name="ce13">
            <text:p>38</text:p>
          </table:table-cell>
          <table:table-cell office:value-type="float" office:value="800" table:style-name="ce14">
            <text:p>800</text:p>
          </table:table-cell>
          <table:table-cell office:value-type="float" office:value="12360" table:style-name="ce19">
            <text:p>12360</text:p>
          </table:table-cell>
          <table:table-cell office:value-type="float" office:value="35280" table:formula="of:=[.E78]*[.$C$152]/1000" table:style-name="ce16">
            <text:p>35280.000000</text:p>
          </table:table-cell>
          <table:table-cell office:value-type="float" office:value="545076" table:formula="of:=[.F78]*[.$C$152]/1000" table:style-name="ce17">
            <text:p>545076.000000</text:p>
          </table:table-cell>
          <table:table-cell office:value-type="string" table:style-name="ce40">
            <text:p>70</text:p>
          </table:table-cell>
          <table:table-cell office:value-type="string" table:style-name="ce13">
            <text:p>Track is too long so we slow the game down to match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4D</text:p>
          </table:table-cell>
          <table:table-cell office:value-type="string" table:style-name="ce1">
            <text:p>Finding Marin on the Beach</text:p>
          </table:table-cell>
          <table:table-cell office:value-type="string" table:style-name="ce12">
            <text:p>Stop</text:p>
          </table:table-cell>
          <table:table-cell office:value-type="float" office:value="35" table:style-name="ce13">
            <text:p>35</text:p>
          </table:table-cell>
          <table:table-cell office:value-type="float" office:value="825" table:style-name="ce14">
            <text:p>825</text:p>
          </table:table-cell>
          <table:table-cell office:value-type="float" office:value="6000" table:style-name="ce19">
            <text:p>6000</text:p>
          </table:table-cell>
          <table:table-cell office:value-type="float" office:value="36382.5" table:formula="of:=[.E79]*[.$C$152]/1000" table:style-name="ce16">
            <text:p>36382.500000</text:p>
          </table:table-cell>
          <table:table-cell office:value-type="float" office:value="264600" table:formula="of:=[.F79]*[.$C$152]/1000" table:style-name="ce17">
            <text:p>264600.000000</text:p>
          </table:table-cell>
          <table:table-cell office:value-type="string" table:style-name="ce40">
            <text:p>70</text:p>
          </table:table-cell>
          <table:table-cell office:value-type="string" table:style-name="ce1">
            <text:p>For the transition to the Link and Marin beach cutscene. The beginning and ending notes are skipped.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4E</text:p>
          </table:table-cell>
          <table:table-cell office:value-type="string" table:style-name="ce1">
            <text:p>Sitting with Marin on the Beach</text:p>
          </table:table-cell>
          <table:table-cell office:value-type="string" table:style-name="ce12">
            <text:p>4E</text:p>
          </table:table-cell>
          <table:table-cell office:value-type="float" office:value="35" table:style-name="ce13">
            <text:p>35</text:p>
          </table:table-cell>
          <table:table-cell office:value-type="float" office:value="6000" table:style-name="ce14">
            <text:p>6000</text:p>
          </table:table-cell>
          <table:table-cell office:value-type="float" office:value="7682" table:formula="of:=[.E131]" table:style-name="ce19">
            <text:p>7682</text:p>
          </table:table-cell>
          <table:table-cell office:value-type="float" office:value="264600" table:formula="of:=[.E80]*[.$C$152]/1000" table:style-name="ce16">
            <text:p>264600.000000</text:p>
          </table:table-cell>
          <table:table-cell office:value-type="float" office:value="338776.2" table:formula="of:=[.F80]*[.$C$152]/1000" table:style-name="ce17">
            <text:p>338776.200000</text:p>
          </table:table-cell>
          <table:table-cell office:value-type="string" table:style-name="ce40">
            <text:p>8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4F</text:p>
          </table:table-cell>
          <table:table-cell office:value-type="string" table:style-name="ce31">
            <text:p>Jingle (Unused)</text:p>
          </table:table-cell>
          <table:table-cell office:value-type="string" table:style-name="ce12">
            <text:p>Stop</text:p>
          </table:table-cell>
          <table:table-cell table:style-name="ce7"/>
          <table:table-cell table:style-name="ce32"/>
          <table:table-cell table:style-name="ce33"/>
          <table:table-cell table:style-name="ce32"/>
          <table:table-cell table:style-name="ce33"/>
          <table:table-cell table:style-name="ce10"/>
          <table:table-cell office:value-type="string" table:style-name="ce1">
            <text:p>No equivalent in the orchestration</text:p>
          </table:table-cell>
          <table:table-cell table:number-columns-repeated="16374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11">
            <text:p>Mini-Boss</text:p>
          </table:table-cell>
          <table:table-cell office:value-type="string" table:style-name="ce12">
            <text:p>50</text:p>
          </table:table-cell>
          <table:table-cell office:value-type="float" office:value="12" table:style-name="ce13">
            <text:p>12</text:p>
          </table:table-cell>
          <table:table-cell office:value-type="float" office:value="730" table:style-name="ce14">
            <text:p>730</text:p>
          </table:table-cell>
          <table:table-cell office:value-type="float" office:value="3582" table:formula="of:=[.E133]" table:style-name="ce15">
            <text:p>3582</text:p>
          </table:table-cell>
          <table:table-cell office:value-type="float" office:value="32193" table:formula="of:=[.E82]*[.$C$152]/1000" table:style-name="ce16">
            <text:p>32193.000000</text:p>
          </table:table-cell>
          <table:table-cell office:value-type="float" office:value="157966.20000000001" table:formula="of:=[.F82]*[.$C$152]/1000" table:style-name="ce17">
            <text:p>157966.200000</text:p>
          </table:table-cell>
          <table:table-cell office:value-type="string" table:style-name="ce40">
            <text:p>8F</text:p>
          </table:table-cell>
          <table:table-cell table:style-name="ce13"/>
          <table:table-cell table:number-columns-repeated="16374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1">
            <text:p>Copy: Kanalet Castle</text:p>
          </table:table-cell>
          <table:table-cell office:value-type="string" table:style-name="ce12">
            <text:p>51</text:p>
          </table:table-cell>
          <table:table-cell office:value-type="float" office:value="30" table:style-name="ce13">
            <text:p>30</text:p>
          </table:table-cell>
          <table:table-cell office:value-type="float" office:value="770" table:formula="of:=[.E21]" table:style-name="ce29">
            <text:p>770</text:p>
          </table:table-cell>
          <table:table-cell office:value-type="float" office:value="169485" table:formula="of:=[.F21]" table:style-name="ce15">
            <text:p>169485</text:p>
          </table:table-cell>
          <table:table-cell office:value-type="float" office:value="33957" table:formula="of:=[.E83]*[.$C$152]/1000" table:style-name="ce16">
            <text:p>33957.000000</text:p>
          </table:table-cell>
          <table:table-cell office:value-type="float" office:value="7474288.5" table:formula="of:=[.F83]*[.$C$152]/1000" table:style-name="ce17">
            <text:p>7474288.500000</text:p>
          </table:table-cell>
          <table:table-cell office:value-type="string" office:string-value="7D" table:formula="of:=[.I21]" table:style-name="ce20">
            <text:p>7D</text:p>
          </table:table-cell>
          <table:table-cell office:value-type="string" table:style-name="ce1">
            <text:p>Not clear why this copy exists</text:p>
          </table:table-cell>
          <table:table-cell table:number-columns-repeated="16374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1">
            <text:p>Copy: Tail Cave</text:p>
          </table:table-cell>
          <table:table-cell office:value-type="string" table:style-name="ce12">
            <text:p>52</text:p>
          </table:table-cell>
          <table:table-cell office:value-type="float" office:value="11" table:style-name="ce13">
            <text:p>11</text:p>
          </table:table-cell>
          <table:table-cell office:value-type="float" office:value="325" table:formula="of:=[.E22]" table:style-name="ce29">
            <text:p>325</text:p>
          </table:table-cell>
          <table:table-cell office:value-type="float" office:value="43260" table:formula="of:=[.F22]" table:style-name="ce15">
            <text:p>43260</text:p>
          </table:table-cell>
          <table:table-cell office:value-type="float" office:value="14332.5" table:formula="of:=[.E84]*[.$C$152]/1000" table:style-name="ce16">
            <text:p>14332.500000</text:p>
          </table:table-cell>
          <table:table-cell office:value-type="float" office:value="1907766" table:formula="of:=[.F84]*[.$C$152]/1000" table:style-name="ce17">
            <text:p>1907766.000000</text:p>
          </table:table-cell>
          <table:table-cell office:value-type="string" office:string-value="7E" table:formula="of:=[.I22]" table:style-name="ce20">
            <text:p>7E</text:p>
          </table:table-cell>
          <table:table-cell office:value-type="string" table:style-name="ce1">
            <text:p>Not clear why this copy exists</text:p>
          </table:table-cell>
          <table:table-cell table:number-columns-repeated="16374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1">
            <text:p>Dream Shrine (While Asleep)</text:p>
          </table:table-cell>
          <table:table-cell office:value-type="string" table:style-name="ce12">
            <text:p>53</text:p>
          </table:table-cell>
          <table:table-cell office:value-type="float" office:value="36" table:style-name="ce13">
            <text:p>36</text:p>
          </table:table-cell>
          <table:table-cell office:value-type="float" office:value="21315" table:style-name="ce14">
            <text:p>21315</text:p>
          </table:table-cell>
          <table:table-cell office:value-type="float" office:value="22955" table:formula="of:=[.E130]" table:style-name="ce15">
            <text:p>22955</text:p>
          </table:table-cell>
          <table:table-cell office:value-type="float" office:value="939991.5" table:formula="of:=[.E85]*[.$C$152]/1000" table:style-name="ce16">
            <text:p>939991.500000</text:p>
          </table:table-cell>
          <table:table-cell office:value-type="float" office:value="1012315.5" table:formula="of:=[.F85]*[.$C$152]/1000" table:style-name="ce17">
            <text:p>1012315.500000</text:p>
          </table:table-cell>
          <table:table-cell office:value-type="string" table:style-name="ce40">
            <text:p>8C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54</text:p>
          </table:table-cell>
          <table:table-cell office:value-type="string" table:style-name="ce11">
            <text:p>Evil Eagle Cutscene and Theme</text:p>
          </table:table-cell>
          <table:table-cell office:value-type="string" table:style-name="ce12">
            <text:p>19</text:p>
          </table:table-cell>
          <table:table-cell office:value-type="float" office:value="59" table:style-name="ce13">
            <text:p>59</text:p>
          </table:table-cell>
          <table:table-cell office:value-type="float" office:value="31220" table:style-name="ce14">
            <text:p>31220</text:p>
          </table:table-cell>
          <table:table-cell office:value-type="float" office:value="88515" table:formula="of:=[.E139]" table:style-name="ce15">
            <text:p>88515</text:p>
          </table:table-cell>
          <table:table-cell office:value-type="float" office:value="1376802" table:formula="of:=[.E86]*[.$C$152]/1000" table:style-name="ce16">
            <text:p>1376802.000000</text:p>
          </table:table-cell>
          <table:table-cell office:value-type="float" office:value="3903511.5" table:formula="of:=[.F86]*[.$C$152]/1000" table:style-name="ce17">
            <text:p>3903511.500000</text:p>
          </table:table-cell>
          <table:table-cell office:value-type="string" table:style-name="ce40">
            <text:p>95</text:p>
          </table:table-cell>
          <table:table-cell office:value-type="string" table:style-name="ce1">
            <text:p>GBC uses the regular boss theme (19) but 2N has a special track for thi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55</text:p>
          </table:table-cell>
          <table:table-cell office:value-type="string" table:style-name="ce13">
            <text:p>Rooster’s Revival</text:p>
          </table:table-cell>
          <table:table-cell office:value-type="string" table:style-name="ce12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670" table:style-name="ce14">
            <text:p>670</text:p>
          </table:table-cell>
          <table:table-cell office:value-type="float" office:value="15200" table:style-name="ce19">
            <text:p>15200</text:p>
          </table:table-cell>
          <table:table-cell office:value-type="float" office:value="29547" table:formula="of:=[.E87]*[.$C$152]/1000" table:style-name="ce16">
            <text:p>29547.000000</text:p>
          </table:table-cell>
          <table:table-cell office:value-type="float" office:value="670320" table:formula="of:=[.F87]*[.$C$152]/1000" table:style-name="ce17">
            <text:p>670320.000000</text:p>
          </table:table-cell>
          <table:table-cell office:value-type="string" table:style-name="ce40">
            <text:p>70</text:p>
          </table:table-cell>
          <table:table-cell office:value-type="string" table:style-name="ce1">
            <text:p>Plays while the flying rooster's spirit reenters his remains / after the Seashell Mansion fanfare</text:p>
          </table:table-cell>
          <table:table-cell table:number-columns-repeated="16374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1">
            <text:p>Seashell Mansion Spirit</text:p>
          </table:table-cell>
          <table:table-cell office:value-type="string" table:style-name="ce12">
            <text:p>55</text:p>
          </table:table-cell>
          <table:table-cell table:style-name="ce22"/>
          <table:table-cell table:style-name="ce37"/>
          <table:table-cell table:style-name="ce38"/>
          <table:table-cell table:style-name="ce37"/>
          <table:table-cell table:style-name="ce38"/>
          <table:table-cell table:style-name="ce39"/>
          <table:table-cell office:value-type="string" table:style-name="ce1">
            <text:p>No equivalent in the orchestration; plays when you present enough shells at the Seashell Mansion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57</text:p>
          </table:table-cell>
          <table:table-cell office:value-type="string" table:style-name="ce1">
            <text:p>Cucco House</text:p>
          </table:table-cell>
          <table:table-cell office:value-type="string" table:style-name="ce12">
            <text:p>57</text:p>
          </table:table-cell>
          <table:table-cell office:value-type="float" office:value="57" table:style-name="ce13">
            <text:p>57</text:p>
          </table:table-cell>
          <table:table-cell office:value-type="float" office:value="700" table:style-name="ce14">
            <text:p>700</text:p>
          </table:table-cell>
          <table:table-cell office:value-type="float" office:value="8135" table:formula="of:=[.E137]" table:style-name="ce15">
            <text:p>8135</text:p>
          </table:table-cell>
          <table:table-cell office:value-type="float" office:value="30870" table:formula="of:=[.E89]*[.$C$152]/1000" table:style-name="ce16">
            <text:p>30870.000000</text:p>
          </table:table-cell>
          <table:table-cell office:value-type="float" office:value="358753.5" table:formula="of:=[.F89]*[.$C$152]/1000" table:style-name="ce17">
            <text:p>358753.500000</text:p>
          </table:table-cell>
          <table:table-cell office:value-type="string" table:style-name="ce40">
            <text:p>9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58</text:p>
          </table:table-cell>
          <table:table-cell office:value-type="string" table:style-name="ce11">
            <text:p>Level 6 – Face Shrine</text:p>
          </table:table-cell>
          <table:table-cell office:value-type="string" table:style-name="ce12">
            <text:p>58</text:p>
          </table:table-cell>
          <table:table-cell office:value-type="float" office:value="52" table:style-name="ce13">
            <text:p>52</text:p>
          </table:table-cell>
          <table:table-cell office:value-type="float" office:value="720" table:style-name="ce14">
            <text:p>720</text:p>
          </table:table-cell>
          <table:table-cell office:value-type="float" office:value="34875" table:formula="of:=[.E138]" table:style-name="ce15">
            <text:p>34875</text:p>
          </table:table-cell>
          <table:table-cell office:value-type="float" office:value="31752" table:formula="of:=[.E90]*[.$C$152]/1000" table:style-name="ce16">
            <text:p>31752.000000</text:p>
          </table:table-cell>
          <table:table-cell office:value-type="float" office:value="1537987.5" table:formula="of:=[.F90]*[.$C$152]/1000" table:style-name="ce17">
            <text:p>1537987.500000</text:p>
          </table:table-cell>
          <table:table-cell office:value-type="string" table:style-name="ce40">
            <text:p>94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59</text:p>
          </table:table-cell>
          <table:table-cell office:value-type="string" table:style-name="ce13">
            <text:p>Meeting the Wind Fish</text:p>
          </table:table-cell>
          <table:table-cell office:value-type="string" table:style-name="ce12">
            <text:p>59</text:p>
          </table:table-cell>
          <table:table-cell office:value-type="float" office:value="68" table:style-name="ce13">
            <text:p>68</text:p>
          </table:table-cell>
          <table:table-cell office:value-type="float" office:value="44895" table:style-name="ce14">
            <text:p>44895</text:p>
          </table:table-cell>
          <table:table-cell office:value-type="float" office:value="54839" table:style-name="ce19">
            <text:p>54839</text:p>
          </table:table-cell>
          <table:table-cell office:value-type="float" office:value="1979866" table:style-name="ce14">
            <text:p>1979866</text:p>
          </table:table-cell>
          <table:table-cell office:value-type="float" office:value="2418402" table:style-name="ce19">
            <text:p>2418402</text:p>
          </table:table-cell>
          <table:table-cell office:value-type="string" table:style-name="ce40">
            <text:p>59</text:p>
          </table:table-cell>
          <table:table-cell office:value-type="string" table:style-name="ce1">
            <text:p>After Climbing the Staircas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5A</text:p>
          </table:table-cell>
          <table:table-cell office:value-type="string" table:style-name="ce1">
            <text:p>Level 8 – Turtle Rock</text:p>
          </table:table-cell>
          <table:table-cell office:value-type="string" table:style-name="ce12">
            <text:p>5A</text:p>
          </table:table-cell>
          <table:table-cell office:value-type="float" office:value="63" table:style-name="ce13">
            <text:p>63</text:p>
          </table:table-cell>
          <table:table-cell office:value-type="float" office:value="800" table:style-name="ce14">
            <text:p>800</text:p>
          </table:table-cell>
          <table:table-cell office:value-type="float" office:value="7301" table:formula="of:=[.E142]" table:style-name="ce15">
            <text:p>7301</text:p>
          </table:table-cell>
          <table:table-cell office:value-type="float" office:value="35280" table:formula="of:=[.E92]*[.$C$152]/1000" table:style-name="ce16">
            <text:p>35280.000000</text:p>
          </table:table-cell>
          <table:table-cell office:value-type="float" office:value="321974.09999999998" table:formula="of:=[.F92]*[.$C$152]/1000" table:style-name="ce17">
            <text:p>321974.100000</text:p>
          </table:table-cell>
          <table:table-cell office:value-type="string" table:style-name="ce40">
            <text:p>98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5B</text:p>
          </table:table-cell>
          <table:table-cell office:value-type="string" table:style-name="ce1">
            <text:p>Level 7 – Eagle’s Tower</text:p>
          </table:table-cell>
          <table:table-cell office:value-type="string" table:style-name="ce12">
            <text:p>5B</text:p>
          </table:table-cell>
          <table:table-cell office:value-type="float" office:value="58" table:style-name="ce13">
            <text:p>58</text:p>
          </table:table-cell>
          <table:table-cell office:value-type="float" office:value="760" table:style-name="ce14">
            <text:p>760</text:p>
          </table:table-cell>
          <table:table-cell office:value-type="float" office:value="197550" table:style-name="ce19">
            <text:p>197550</text:p>
          </table:table-cell>
          <table:table-cell office:value-type="float" office:value="33516" table:formula="of:=[.E93]*[.$C$152]/1000" table:style-name="ce16">
            <text:p>33516.000000</text:p>
          </table:table-cell>
          <table:table-cell office:value-type="float" office:value="8711955" table:formula="of:=[.F93]*[.$C$152]/1000" table:style-name="ce17">
            <text:p>8711955.000000</text:p>
          </table:table-cell>
          <table:table-cell office:value-type="string" table:style-name="ce40">
            <text:p>5B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5C</text:p>
          </table:table-cell>
          <table:table-cell office:value-type="string" table:style-name="ce11">
            <text:p>Grim Creeper’s Dialogue</text:p>
          </table:table-cell>
          <table:table-cell office:value-type="string" table:style-name="ce12">
            <text:p>5C</text:p>
          </table:table-cell>
          <table:table-cell office:value-type="float" office:value="59" table:style-name="ce13">
            <text:p>59</text:p>
          </table:table-cell>
          <table:table-cell office:value-type="float" office:value="12660" table:style-name="ce14">
            <text:p>12660</text:p>
          </table:table-cell>
          <table:table-cell office:value-type="float" office:value="18575" table:formula="of:=[.E140]" table:style-name="ce15">
            <text:p>18575</text:p>
          </table:table-cell>
          <table:table-cell office:value-type="float" office:value="558306" table:formula="of:=[.E94]*[.$C$152]/1000" table:style-name="ce16">
            <text:p>558306.000000</text:p>
          </table:table-cell>
          <table:table-cell office:value-type="float" office:value="819157.5" table:formula="of:=[.F94]*[.$C$152]/1000" table:style-name="ce17">
            <text:p>819157.500000</text:p>
          </table:table-cell>
          <table:table-cell office:value-type="string" table:style-name="ce40">
            <text:p>96</text:p>
          </table:table-cell>
          <table:table-cell office:value-type="string" table:style-name="ce1">
            <text:p>Plays during Grim Creeper's dialogue before the Evil Eagle fight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5D</text:p>
          </table:table-cell>
          <table:table-cell office:value-type="string" table:style-name="ce11">
            <text:p>The Nightmare’s Dialogue</text:p>
          </table:table-cell>
          <table:table-cell office:value-type="string" table:style-name="ce12">
            <text:p>5D</text:p>
          </table:table-cell>
          <table:table-cell office:value-type="float" office:value="67" table:style-name="ce13">
            <text:p>67</text:p>
          </table:table-cell>
          <table:table-cell office:value-type="string" table:style-name="ce27">
            <text:p>1650</text:p>
          </table:table-cell>
          <table:table-cell office:value-type="float" office:value="18567" table:formula="of:=[.E143]" table:style-name="ce15">
            <text:p>18567</text:p>
          </table:table-cell>
          <table:table-cell office:value-type="float" office:value="68796" table:style-name="ce14">
            <text:p>68796</text:p>
          </table:table-cell>
          <table:table-cell office:value-type="float" office:value="818826" table:formula="of:=[.G143]" table:style-name="ce15">
            <text:p>818826</text:p>
          </table:table-cell>
          <table:table-cell office:value-type="string" table:style-name="ce18">
            <text:p>99</text:p>
          </table:table-cell>
          <table:table-cell office:value-type="string" table:style-name="ce1">
            <text:p>Plays when The Nightmare greets you before the final boss fight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5E</text:p>
          </table:table-cell>
          <table:table-cell office:value-type="string" table:style-name="ce13">
            <text:p>Dungeon Boss’ Warnings</text:p>
          </table:table-cell>
          <table:table-cell office:value-type="string" table:style-name="ce12">
            <text:p>5E</text:p>
          </table:table-cell>
          <table:table-cell table:style-name="ce22"/>
          <table:table-cell table:style-name="ce37"/>
          <table:table-cell table:style-name="ce38"/>
          <table:table-cell table:style-name="ce37"/>
          <table:table-cell table:style-name="ce38"/>
          <table:table-cell table:style-name="ce39"/>
          <table:table-cell office:value-type="string" table:style-name="ce1">
            <text:p>No equivalent in the orchestration; plays during the dialogs where the bosses tell you not to wake the Wind Fish.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5F</text:p>
          </table:table-cell>
          <table:table-cell office:value-type="string" table:style-name="ce11">
            <text:p>Final Boss Defeated</text:p>
          </table:table-cell>
          <table:table-cell office:value-type="string" table:style-name="ce12">
            <text:p>5F</text:p>
          </table:table-cell>
          <table:table-cell office:value-type="float" office:value="68" table:style-name="ce13">
            <text:p>68</text:p>
          </table:table-cell>
          <table:table-cell office:value-type="float" office:value="760" table:style-name="ce14">
            <text:p>760</text:p>
          </table:table-cell>
          <table:table-cell office:value-type="float" office:value="3720" table:formula="of:=[.E145]" table:style-name="ce15">
            <text:p>3720</text:p>
          </table:table-cell>
          <table:table-cell office:value-type="float" office:value="33500" table:style-name="ce14">
            <text:p>33500</text:p>
          </table:table-cell>
          <table:table-cell office:value-type="float" office:value="164050" table:formula="of:=[.G145]" table:style-name="ce15">
            <text:p>164050</text:p>
          </table:table-cell>
          <table:table-cell office:value-type="string" table:style-name="ce40">
            <text:p>A1</text:p>
          </table:table-cell>
          <table:table-cell table:number-columns-repeated="16375" table:style-name="ce1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11">
            <text:p>ZELDA Nickname Samba Remix (Easter Egg)</text:p>
          </table:table-cell>
          <table:table-cell office:value-type="string" table:style-name="ce12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800" table:style-name="ce14">
            <text:p>800</text:p>
          </table:table-cell>
          <table:table-cell office:value-type="float" office:value="19075" table:formula="of:=[.E120]" table:style-name="ce15">
            <text:p>19075</text:p>
          </table:table-cell>
          <table:table-cell office:value-type="float" office:value="35280" table:formula="of:=[.E98]*[.$C$152]/1000" table:style-name="ce16">
            <text:p>35280.000000</text:p>
          </table:table-cell>
          <table:table-cell office:value-type="float" office:value="841207.5" table:formula="of:=[.F98]*[.$C$152]/1000" table:style-name="ce17">
            <text:p>841207.500000</text:p>
          </table:table-cell>
          <table:table-cell office:value-type="string" table:style-name="ce40">
            <text:p>82</text:p>
          </table:table-cell>
          <table:table-cell table:number-columns-repeated="16375" table:style-name="ce1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11">
            <text:p>Level 0 – Color Dungeon</text:p>
          </table:table-cell>
          <table:table-cell office:value-type="string" table:style-name="ce12">
            <text:p>61</text:p>
          </table:table-cell>
          <table:table-cell office:value-type="float" office:value="69" table:style-name="ce13">
            <text:p>69</text:p>
          </table:table-cell>
          <table:table-cell office:value-type="float" office:value="1570" table:style-name="ce14">
            <text:p>1570</text:p>
          </table:table-cell>
          <table:table-cell office:value-type="float" office:value="52490" table:formula="of:=[.E119]" table:style-name="ce15">
            <text:p>52490</text:p>
          </table:table-cell>
          <table:table-cell office:value-type="float" office:value="69237" table:formula="of:=[.E99]*[.$C$152]/1000" table:style-name="ce16">
            <text:p>69237.000000</text:p>
          </table:table-cell>
          <table:table-cell office:value-type="float" office:value="2314809" table:formula="of:=[.F99]*[.$C$152]/1000" table:style-name="ce17">
            <text:p>2314809.000000</text:p>
          </table:table-cell>
          <table:table-cell office:value-type="string" table:style-name="ce40">
            <text:p>81</text:p>
          </table:table-cell>
          <table:table-cell table:number-columns-repeated="16375" table:style-name="ce1"/>
        </table:table-row>
        <table:table-row table:style-name="ro2">
          <table:table-cell table:style-name="ce41"/>
          <table:table-cell table:style-name="ce1"/>
          <table:table-cell table:style-name="ce12"/>
          <table:table-cell table:style-name="ce1"/>
          <table:table-cell table:style-name="ce42"/>
          <table:table-cell table:style-name="ce35"/>
          <table:table-cell table:style-name="ce16"/>
          <table:table-cell table:style-name="ce17"/>
          <table:table-cell table:style-name="ce40"/>
          <table:table-cell table:number-columns-repeated="16375" table:style-name="ce1"/>
        </table:table-row>
        <table:table-row table:style-name="ro1">
          <table:table-cell office:value-type="string" table:style-name="ce43">
            <text:p>Pseudo-Songs:</text:p>
          </table:table-cell>
          <table:table-cell table:style-name="ce1"/>
          <table:table-cell table:style-name="ce12"/>
          <table:table-cell table:style-name="ce3"/>
          <table:table-cell table:style-name="ce42"/>
          <table:table-cell table:style-name="ce35"/>
          <table:table-cell table:style-name="ce16"/>
          <table:table-cell table:style-name="ce17"/>
          <table:table-cell table:style-name="ce40"/>
          <table:table-cell table:number-columns-repeated="16375" table:style-name="ce1"/>
        </table:table-row>
        <table:table-row table:style-name="ro2">
          <table:table-cell office:value-type="string" table:style-name="ce41">
            <text:p>70</text:p>
          </table:table-cell>
          <table:table-cell office:value-type="string" table:style-name="ce44">
            <text:p>Pseudo: Stop Music</text:p>
          </table:table-cell>
          <table:table-cell table:style-name="ce12"/>
          <table:table-cell table:style-name="ce7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 table:number-columns-repeated="16375" table:style-name="ce1"/>
        </table:table-row>
        <table:table-row table:style-name="ro2">
          <table:table-cell office:value-type="float" office:value="71" table:style-name="ce41">
            <text:p>71</text:p>
          </table:table-cell>
          <table:table-cell office:value-type="string" table:style-name="ce1">
            <text:p>Pseudo: Overworld Music Main Loop</text:p>
          </table:table-cell>
          <table:table-cell table:style-name="ce12"/>
          <table:table-cell office:value-type="float" office:value="8" table:style-name="ce1">
            <text:p>8</text:p>
          </table:table-cell>
          <table:table-cell office:value-type="float" office:value="8027" table:style-name="ce42">
            <text:p>8027</text:p>
          </table:table-cell>
          <table:table-cell office:value-type="string" table:style-name="ce35">
            <text:p>49220</text:p>
          </table:table-cell>
          <table:table-cell office:value-type="float" office:value="353990.7" table:formula="of:=[.E103]*[.$C$152]/1000" table:style-name="ce16">
            <text:p>353990.700000</text:p>
          </table:table-cell>
          <table:table-cell office:value-type="float" office:value="2170602" table:formula="of:=[.F103]*[.$C$152]/1000" table:style-name="ce17">
            <text:p>2170602.000000</text:p>
          </table:table-cell>
          <table:table-cell office:value-type="string" table:style-name="ce40">
            <text:p>71</text:p>
          </table:table-cell>
          <table:table-cell office:value-type="string" table:style-name="ce22">
            <text:p>Fed from 05 and 31 - ms are not precise enough to loop correctly so there is a pop here</text:p>
          </table:table-cell>
          <table:table-cell table:number-columns-repeated="16374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string" table:style-name="ce1">
            <text:p>Pseudo: BowWow Kidnapped Loop</text:p>
          </table:table-cell>
          <table:table-cell table:style-name="ce12"/>
          <table:table-cell office:value-type="float" office:value="18" table:style-name="ce1">
            <text:p>18</text:p>
          </table:table-cell>
          <table:table-cell office:value-type="float" office:value="110392" table:style-name="ce42">
            <text:p>110392</text:p>
          </table:table-cell>
          <table:table-cell office:value-type="string" table:style-name="ce35">
            <text:p>143310</text:p>
          </table:table-cell>
          <table:table-cell office:value-type="float" office:value="4868287.2" table:formula="of:=[.E104]*[.$C$152]/1000" table:style-name="ce16">
            <text:p>4868287.200000</text:p>
          </table:table-cell>
          <table:table-cell office:value-type="float" office:value="6319971" table:formula="of:=[.F104]*[.$C$152]/1000" table:style-name="ce17">
            <text:p>6319971.000000</text:p>
          </table:table-cell>
          <table:table-cell office:value-type="string" table:style-name="ce40">
            <text:p>72</text:p>
          </table:table-cell>
          <table:table-cell office:value-type="string" table:style-name="ce1">
            <text:p>Fed from 0E</text:p>
          </table:table-cell>
          <table:table-cell table:number-columns-repeated="16374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1">
            <text:p>Pseudo: Waking Up Loop</text:p>
          </table:table-cell>
          <table:table-cell table:style-name="ce12"/>
          <table:table-cell office:value-type="float" office:value="3" table:style-name="ce1">
            <text:p>3</text:p>
          </table:table-cell>
          <table:table-cell office:value-type="float" office:value="31600" table:style-name="ce42">
            <text:p>31600</text:p>
          </table:table-cell>
          <table:table-cell office:value-type="string" table:style-name="ce35">
            <text:p>60750</text:p>
          </table:table-cell>
          <table:table-cell office:value-type="float" office:value="1393560" table:formula="of:=[.E105]*[.$C$152]/1000" table:style-name="ce16">
            <text:p>1393560.000000</text:p>
          </table:table-cell>
          <table:table-cell office:value-type="float" office:value="2679075" table:formula="of:=[.F105]*[.$C$152]/1000" table:style-name="ce17">
            <text:p>2679075.000000</text:p>
          </table:table-cell>
          <table:table-cell office:value-type="string" table:style-name="ce40">
            <text:p>73</text:p>
          </table:table-cell>
          <table:table-cell office:value-type="string" table:style-name="ce1">
            <text:p>Fed from 1C</text:p>
          </table:table-cell>
          <table:table-cell table:number-columns-repeated="16374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string" table:style-name="ce1">
            <text:p>Pseudo: Mysterious Woods Loop</text:p>
          </table:table-cell>
          <table:table-cell table:style-name="ce12"/>
          <table:table-cell office:value-type="float" office:value="10" table:style-name="ce1">
            <text:p>10</text:p>
          </table:table-cell>
          <table:table-cell office:value-type="float" office:value="68125" table:style-name="ce42">
            <text:p>68125</text:p>
          </table:table-cell>
          <table:table-cell office:value-type="string" table:style-name="ce35">
            <text:p>181045</text:p>
          </table:table-cell>
          <table:table-cell office:value-type="float" office:value="3004312.5" table:formula="of:=[.E106]*[.$C$152]/1000" table:style-name="ce16">
            <text:p>3004312.500000</text:p>
          </table:table-cell>
          <table:table-cell office:value-type="float" office:value="7984084.5" table:formula="of:=[.F106]*[.$C$152]/1000" table:style-name="ce17">
            <text:p>7984084.500000</text:p>
          </table:table-cell>
          <table:table-cell office:value-type="string" table:style-name="ce40">
            <text:p>74</text:p>
          </table:table-cell>
          <table:table-cell office:value-type="string" table:style-name="ce1">
            <text:p>Fed from 09</text:p>
          </table:table-cell>
          <table:table-cell table:number-columns-repeated="16374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1">
            <text:p>Pseudo: Common Cave Loop</text:p>
          </table:table-cell>
          <table:table-cell table:style-name="ce12"/>
          <table:table-cell office:value-type="float" office:value="22" table:style-name="ce1">
            <text:p>22</text:p>
          </table:table-cell>
          <table:table-cell office:value-type="float" office:value="17590" table:style-name="ce42">
            <text:p>17590</text:p>
          </table:table-cell>
          <table:table-cell office:value-type="string" table:style-name="ce35">
            <text:p>111960</text:p>
          </table:table-cell>
          <table:table-cell office:value-type="float" office:value="775719" table:formula="of:=[.E107]*[.$C$152]/1000" table:style-name="ce16">
            <text:p>775719.000000</text:p>
          </table:table-cell>
          <table:table-cell office:value-type="float" office:value="4937436" table:formula="of:=[.F107]*[.$C$152]/1000" table:style-name="ce17">
            <text:p>4937436.000000</text:p>
          </table:table-cell>
          <table:table-cell office:value-type="string" table:style-name="ce40">
            <text:p>75</text:p>
          </table:table-cell>
          <table:table-cell office:value-type="string" table:style-name="ce1">
            <text:p>Fed from 26</text:p>
          </table:table-cell>
          <table:table-cell table:number-columns-repeated="16374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string" table:style-name="ce1">
            <text:p>Pseudo: File Select Loop</text:p>
          </table:table-cell>
          <table:table-cell table:style-name="ce12"/>
          <table:table-cell office:value-type="float" office:value="2" table:style-name="ce1">
            <text:p>2</text:p>
          </table:table-cell>
          <table:table-cell office:value-type="float" office:value="2680" table:style-name="ce42">
            <text:p>2680</text:p>
          </table:table-cell>
          <table:table-cell office:value-type="string" table:style-name="ce35">
            <text:p>34685</text:p>
          </table:table-cell>
          <table:table-cell office:value-type="float" office:value="118188" table:formula="of:=[.E108]*[.$C$152]/1000" table:style-name="ce16">
            <text:p>118188.000000</text:p>
          </table:table-cell>
          <table:table-cell office:value-type="float" office:value="1529608.5" table:formula="of:=[.F108]*[.$C$152]/1000" table:style-name="ce17">
            <text:p>1529608.500000</text:p>
          </table:table-cell>
          <table:table-cell office:value-type="string" table:style-name="ce40">
            <text:p>76</text:p>
          </table:table-cell>
          <table:table-cell office:value-type="string" table:style-name="ce1">
            <text:p>Fed from 11</text:p>
          </table:table-cell>
          <table:table-cell table:number-columns-repeated="16374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1">
            <text:p>Pseudo: Mabe Village Loop</text:p>
          </table:table-cell>
          <table:table-cell table:style-name="ce12"/>
          <table:table-cell office:value-type="float" office:value="9" table:style-name="ce1">
            <text:p>9</text:p>
          </table:table-cell>
          <table:table-cell office:value-type="float" office:value="1640" table:style-name="ce42">
            <text:p>1640</text:p>
          </table:table-cell>
          <table:table-cell office:value-type="string" table:style-name="ce35">
            <text:p>128330</text:p>
          </table:table-cell>
          <table:table-cell office:value-type="float" office:value="72324" table:formula="of:=[.E109]*[.$C$152]/1000" table:style-name="ce16">
            <text:p>72324.000000</text:p>
          </table:table-cell>
          <table:table-cell office:value-type="float" office:value="5659353" table:formula="of:=[.F109]*[.$C$152]/1000" table:style-name="ce17">
            <text:p>5659353.000000</text:p>
          </table:table-cell>
          <table:table-cell office:value-type="string" table:style-name="ce40">
            <text:p>77</text:p>
          </table:table-cell>
          <table:table-cell office:value-type="string" table:style-name="ce1">
            <text:p>Fed from 04</text:p>
          </table:table-cell>
          <table:table-cell table:number-columns-repeated="16374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string" table:style-name="ce1">
            <text:p>Pseudo: Tal Tal Heights Loop</text:p>
          </table:table-cell>
          <table:table-cell table:style-name="ce12"/>
          <table:table-cell office:value-type="float" office:value="56" table:style-name="ce1">
            <text:p>56</text:p>
          </table:table-cell>
          <table:table-cell office:value-type="float" office:value="261630" table:style-name="ce42">
            <text:p>261630</text:p>
          </table:table-cell>
          <table:table-cell office:value-type="string" table:style-name="ce35">
            <text:p>513350</text:p>
          </table:table-cell>
          <table:table-cell office:value-type="float" office:value="11537883" table:formula="of:=[.E110]*[.$C$152]/1000" table:style-name="ce16">
            <text:p>11537883.000000</text:p>
          </table:table-cell>
          <table:table-cell office:value-type="float" office:value="22638735" table:formula="of:=[.F110]*[.$C$152]/1000" table:style-name="ce17">
            <text:p>22638735.000000</text:p>
          </table:table-cell>
          <table:table-cell office:value-type="string" table:style-name="ce40">
            <text:p>78</text:p>
          </table:table-cell>
          <table:table-cell office:value-type="string" table:style-name="ce1">
            <text:p>Fed from 06</text:p>
          </table:table-cell>
          <table:table-cell table:number-columns-repeated="16374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1">
            <text:p>Pseudo: Village Shop Loop</text:p>
          </table:table-cell>
          <table:table-cell table:style-name="ce12"/>
          <table:table-cell office:value-type="float" office:value="28" table:style-name="ce1">
            <text:p>28</text:p>
          </table:table-cell>
          <table:table-cell office:value-type="float" office:value="11465" table:style-name="ce42">
            <text:p>11465</text:p>
          </table:table-cell>
          <table:table-cell office:value-type="string" table:style-name="ce35">
            <text:p>45435</text:p>
          </table:table-cell>
          <table:table-cell office:value-type="float" office:value="505606.5" table:formula="of:=[.E111]*[.$C$152]/1000" table:style-name="ce16">
            <text:p>505606.500000</text:p>
          </table:table-cell>
          <table:table-cell office:value-type="float" office:value="2003683.5" table:formula="of:=[.F111]*[.$C$152]/1000" table:style-name="ce17">
            <text:p>2003683.500000</text:p>
          </table:table-cell>
          <table:table-cell office:value-type="string" table:style-name="ce40">
            <text:p>79</text:p>
          </table:table-cell>
          <table:table-cell office:value-type="string" table:style-name="ce1">
            <text:p>Fed from 07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7A</text:p>
          </table:table-cell>
          <table:table-cell office:value-type="string" table:style-name="ce1">
            <text:p>Pseduo: Raft Ride Loop</text:p>
          </table:table-cell>
          <table:table-cell table:style-name="ce12"/>
          <table:table-cell office:value-type="float" office:value="49" table:style-name="ce1">
            <text:p>49</text:p>
          </table:table-cell>
          <table:table-cell office:value-type="float" office:value="20925" table:style-name="ce42">
            <text:p>20925</text:p>
          </table:table-cell>
          <table:table-cell office:value-type="string" table:style-name="ce35">
            <text:p>63200</text:p>
          </table:table-cell>
          <table:table-cell office:value-type="float" office:value="922792.5" table:formula="of:=[.E112]*[.$C$152]/1000" table:style-name="ce16">
            <text:p>922792.500000</text:p>
          </table:table-cell>
          <table:table-cell office:value-type="float" office:value="2787120" table:formula="of:=[.F112]*[.$C$152]/1000" table:style-name="ce17">
            <text:p>2787120.000000</text:p>
          </table:table-cell>
          <table:table-cell office:value-type="string" table:style-name="ce40">
            <text:p>7A</text:p>
          </table:table-cell>
          <table:table-cell office:value-type="string" table:style-name="ce1">
            <text:p>Fed from 08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7B</text:p>
          </table:table-cell>
          <table:table-cell office:value-type="string" table:style-name="ce1">
            <text:p>Pseudo: Animal Village Loop</text:p>
          </table:table-cell>
          <table:table-cell table:style-name="ce12"/>
          <table:table-cell office:value-type="float" office:value="34" table:style-name="ce1">
            <text:p>34</text:p>
          </table:table-cell>
          <table:table-cell office:value-type="float" office:value="66538" table:style-name="ce42">
            <text:p>66538</text:p>
          </table:table-cell>
          <table:table-cell office:value-type="string" table:style-name="ce35">
            <text:p>167880</text:p>
          </table:table-cell>
          <table:table-cell office:value-type="float" office:value="2934325.8" table:formula="of:=[.E113]*[.$C$152]/1000" table:style-name="ce16">
            <text:p>2934325.800000</text:p>
          </table:table-cell>
          <table:table-cell office:value-type="float" office:value="7403508" table:formula="of:=[.F113]*[.$C$152]/1000" table:style-name="ce17">
            <text:p>7403508.000000</text:p>
          </table:table-cell>
          <table:table-cell office:value-type="string" table:style-name="ce40">
            <text:p>7B</text:p>
          </table:table-cell>
          <table:table-cell office:value-type="string" table:style-name="ce1">
            <text:p>Fed from 0B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7C</text:p>
          </table:table-cell>
          <table:table-cell office:value-type="string" table:style-name="ce1">
            <text:p>Pseduo: Fairy Fountain Loop</text:p>
          </table:table-cell>
          <table:table-cell table:style-name="ce12"/>
          <table:table-cell office:value-type="float" office:value="61" table:style-name="ce1">
            <text:p>61</text:p>
          </table:table-cell>
          <table:table-cell office:value-type="float" office:value="24895" table:style-name="ce42">
            <text:p>24895</text:p>
          </table:table-cell>
          <table:table-cell office:value-type="string" table:style-name="ce35">
            <text:p>49042</text:p>
          </table:table-cell>
          <table:table-cell office:value-type="float" office:value="1097869.5" table:formula="of:=[.E114]*[.$C$152]/1000" table:style-name="ce16">
            <text:p>1097869.500000</text:p>
          </table:table-cell>
          <table:table-cell office:value-type="float" office:value="2162752.2000000002" table:formula="of:=[.F114]*[.$C$152]/1000" table:style-name="ce17">
            <text:p>2162752.200000</text:p>
          </table:table-cell>
          <table:table-cell office:value-type="string" table:style-name="ce40">
            <text:p>7C</text:p>
          </table:table-cell>
          <table:table-cell office:value-type="string" table:style-name="ce1">
            <text:p>Fed from 0C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7D</text:p>
          </table:table-cell>
          <table:table-cell office:value-type="string" table:style-name="ce1">
            <text:p>Pseudo: Kanalet Castle Loop</text:p>
          </table:table-cell>
          <table:table-cell table:style-name="ce12"/>
          <table:table-cell office:value-type="float" office:value="30" table:style-name="ce1">
            <text:p>30</text:p>
          </table:table-cell>
          <table:table-cell office:value-type="float" office:value="169485" table:style-name="ce42">
            <text:p>169485</text:p>
          </table:table-cell>
          <table:table-cell office:value-type="string" table:style-name="ce35">
            <text:p>337515</text:p>
          </table:table-cell>
          <table:table-cell office:value-type="float" office:value="7474288.5" table:formula="of:=[.E115]*[.$C$152]/1000" table:style-name="ce16">
            <text:p>7474288.500000</text:p>
          </table:table-cell>
          <table:table-cell office:value-type="float" office:value="14884411.5" table:formula="of:=[.F115]*[.$C$152]/1000" table:style-name="ce17">
            <text:p>14884411.500000</text:p>
          </table:table-cell>
          <table:table-cell office:value-type="string" table:style-name="ce40">
            <text:p>7D</text:p>
          </table:table-cell>
          <table:table-cell office:value-type="string" table:style-name="ce1">
            <text:p>Fed from 13 and 51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7E</text:p>
          </table:table-cell>
          <table:table-cell office:value-type="string" table:style-name="ce1">
            <text:p>Pseudo: Tail Cave Loop</text:p>
          </table:table-cell>
          <table:table-cell table:style-name="ce12"/>
          <table:table-cell office:value-type="float" office:value="11" table:style-name="ce1">
            <text:p>11</text:p>
          </table:table-cell>
          <table:table-cell office:value-type="float" office:value="43260" table:style-name="ce42">
            <text:p>43260</text:p>
          </table:table-cell>
          <table:table-cell office:value-type="string" table:style-name="ce35">
            <text:p>139445</text:p>
          </table:table-cell>
          <table:table-cell office:value-type="float" office:value="1907766" table:formula="of:=[.E116]*[.$C$152]/1000" table:style-name="ce16">
            <text:p>1907766.000000</text:p>
          </table:table-cell>
          <table:table-cell office:value-type="float" office:value="6149524.5" table:formula="of:=[.F116]*[.$C$152]/1000" table:style-name="ce17">
            <text:p>6149524.500000</text:p>
          </table:table-cell>
          <table:table-cell office:value-type="string" table:style-name="ce40">
            <text:p>7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7F</text:p>
          </table:table-cell>
          <table:table-cell office:value-type="string" table:style-name="ce1">
            <text:p>Pseudo: Bottle Grotto Loop</text:p>
          </table:table-cell>
          <table:table-cell table:style-name="ce12"/>
          <table:table-cell office:value-type="float" office:value="23" table:style-name="ce1">
            <text:p>23</text:p>
          </table:table-cell>
          <table:table-cell office:value-type="float" office:value="4795" table:style-name="ce42">
            <text:p>4795</text:p>
          </table:table-cell>
          <table:table-cell office:value-type="string" table:style-name="ce35">
            <text:p>199785</text:p>
          </table:table-cell>
          <table:table-cell office:value-type="float" office:value="211459.5" table:formula="of:=[.E117]*[.$C$152]/1000" table:style-name="ce16">
            <text:p>211459.500000</text:p>
          </table:table-cell>
          <table:table-cell office:value-type="float" office:value="8810518.5" table:formula="of:=[.F117]*[.$C$152]/1000" table:style-name="ce17">
            <text:p>8810518.500000</text:p>
          </table:table-cell>
          <table:table-cell office:value-type="string" table:style-name="ce40">
            <text:p>7F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0</text:p>
          </table:table-cell>
          <table:table-cell office:value-type="string" table:style-name="ce34">
            <text:p>Pseudo: 2N Intro Before Power On</text:p>
          </table:table-cell>
          <table:table-cell table:style-name="ce12"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string" table:style-name="ce35">
            <text:p>16350</text:p>
          </table:table-cell>
          <table:table-cell office:value-type="float" office:value="0" table:formula="of:=[.E118]*[.$C$152]/1000" table:style-name="ce16">
            <text:p>0.000000</text:p>
          </table:table-cell>
          <table:table-cell office:value-type="float" office:value="721035" table:formula="of:=[.F118]*[.$C$152]/1000" table:style-name="ce17">
            <text:p>721035.000000</text:p>
          </table:table-cell>
          <table:table-cell office:value-type="string" table:style-name="ce40">
            <text:p>1A</text:p>
          </table:table-cell>
          <table:table-cell office:value-type="string" table:style-name="ce64">
            <text:p>Currently Unused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81</text:p>
          </table:table-cell>
          <table:table-cell office:value-type="string" table:style-name="ce1">
            <text:p>Pseudo: Color Dungeon Loop</text:p>
          </table:table-cell>
          <table:table-cell table:style-name="ce12"/>
          <table:table-cell office:value-type="float" office:value="69" table:style-name="ce1">
            <text:p>69</text:p>
          </table:table-cell>
          <table:table-cell office:value-type="float" office:value="52490" table:style-name="ce42">
            <text:p>52490</text:p>
          </table:table-cell>
          <table:table-cell office:value-type="string" table:style-name="ce35">
            <text:p>122150</text:p>
          </table:table-cell>
          <table:table-cell office:value-type="float" office:value="2314809" table:formula="of:=[.E119]*[.$C$152]/1000" table:style-name="ce16">
            <text:p>2314809.000000</text:p>
          </table:table-cell>
          <table:table-cell office:value-type="float" office:value="5386815" table:formula="of:=[.F119]*[.$C$152]/1000" table:style-name="ce17">
            <text:p>5386815.000000</text:p>
          </table:table-cell>
          <table:table-cell office:value-type="string" table:style-name="ce40">
            <text:p>8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2</text:p>
          </table:table-cell>
          <table:table-cell office:value-type="string" table:style-name="ce1">
            <text:p>Pseudo: ZELDA Nickname Loop</text:p>
          </table:table-cell>
          <table:table-cell table:style-name="ce12"/>
          <table:table-cell office:value-type="float" office:value="40" table:style-name="ce1">
            <text:p>40</text:p>
          </table:table-cell>
          <table:table-cell office:value-type="float" office:value="19075" table:style-name="ce42">
            <text:p>19075</text:p>
          </table:table-cell>
          <table:table-cell office:value-type="string" table:style-name="ce35">
            <text:p>49088</text:p>
          </table:table-cell>
          <table:table-cell office:value-type="float" office:value="841207.5" table:formula="of:=[.E120]*[.$C$152]/1000" table:style-name="ce16">
            <text:p>841207.500000</text:p>
          </table:table-cell>
          <table:table-cell office:value-type="float" office:value="2164780.7999999998" table:formula="of:=[.F120]*[.$C$152]/1000" table:style-name="ce17">
            <text:p>2164780.800000</text:p>
          </table:table-cell>
          <table:table-cell office:value-type="string" table:style-name="ce40">
            <text:p>8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3</text:p>
          </table:table-cell>
          <table:table-cell office:value-type="string" table:style-name="ce1">
            <text:p>Pseudo: Fishing Under the Bridge Loop</text:p>
          </table:table-cell>
          <table:table-cell table:style-name="ce12"/>
          <table:table-cell office:value-type="float" office:value="48" table:style-name="ce1">
            <text:p>48</text:p>
          </table:table-cell>
          <table:table-cell office:value-type="float" office:value="14875" table:style-name="ce42">
            <text:p>14875</text:p>
          </table:table-cell>
          <table:table-cell office:value-type="string" table:style-name="ce35">
            <text:p>62900</text:p>
          </table:table-cell>
          <table:table-cell office:value-type="float" office:value="655987.5" table:formula="of:=[.E121]*[.$C$152]/1000" table:style-name="ce16">
            <text:p>655987.500000</text:p>
          </table:table-cell>
          <table:table-cell office:value-type="float" office:value="2773890" table:formula="of:=[.F121]*[.$C$152]/1000" table:style-name="ce17">
            <text:p>2773890.000000</text:p>
          </table:table-cell>
          <table:table-cell office:value-type="string" table:style-name="ce40">
            <text:p>8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4</text:p>
          </table:table-cell>
          <table:table-cell office:value-type="string" table:style-name="ce1">
            <text:p>Pseduo: Sword Search Loop</text:p>
          </table:table-cell>
          <table:table-cell table:style-name="ce12"/>
          <table:table-cell office:value-type="float" office:value="5" table:style-name="ce1">
            <text:p>5</text:p>
          </table:table-cell>
          <table:table-cell office:value-type="float" office:value="3465" table:style-name="ce42">
            <text:p>3465</text:p>
          </table:table-cell>
          <table:table-cell office:value-type="string" table:style-name="ce35">
            <text:p>41870</text:p>
          </table:table-cell>
          <table:table-cell office:value-type="float" office:value="152806.5" table:formula="of:=[.E122]*[.$C$152]/1000" table:style-name="ce16">
            <text:p>152806.500000</text:p>
          </table:table-cell>
          <table:table-cell office:value-type="float" office:value="1846467" table:formula="of:=[.F122]*[.$C$152]/1000" table:style-name="ce17">
            <text:p>1846467.000000</text:p>
          </table:table-cell>
          <table:table-cell office:value-type="string" table:style-name="ce40">
            <text:p>84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5</text:p>
          </table:table-cell>
          <table:table-cell office:value-type="string" table:style-name="ce1">
            <text:p>Pseudo: House by the Bay Loop</text:p>
          </table:table-cell>
          <table:table-cell table:style-name="ce12"/>
          <table:table-cell office:value-type="float" office:value="42" table:style-name="ce1">
            <text:p>42</text:p>
          </table:table-cell>
          <table:table-cell office:value-type="float" office:value="4230" table:style-name="ce42">
            <text:p>4230</text:p>
          </table:table-cell>
          <table:table-cell office:value-type="string" table:style-name="ce35">
            <text:p>106310</text:p>
          </table:table-cell>
          <table:table-cell office:value-type="float" office:value="186543" table:formula="of:=[.E123]*[.$C$152]/1000" table:style-name="ce16">
            <text:p>186543.000000</text:p>
          </table:table-cell>
          <table:table-cell office:value-type="float" office:value="4688271" table:formula="of:=[.F123]*[.$C$152]/1000" table:style-name="ce17">
            <text:p>4688271.000000</text:p>
          </table:table-cell>
          <table:table-cell office:value-type="string" table:style-name="ce40">
            <text:p>8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6</text:p>
          </table:table-cell>
          <table:table-cell office:value-type="string" table:style-name="ce1">
            <text:p>Pseudo: Key Cavern Loop</text:p>
          </table:table-cell>
          <table:table-cell table:style-name="ce12"/>
          <table:table-cell office:value-type="float" office:value="31" table:style-name="ce1">
            <text:p>31</text:p>
          </table:table-cell>
          <table:table-cell office:value-type="float" office:value="22435" table:style-name="ce42">
            <text:p>22435</text:p>
          </table:table-cell>
          <table:table-cell office:value-type="string" table:style-name="ce35">
            <text:p>176520</text:p>
          </table:table-cell>
          <table:table-cell office:value-type="float" office:value="989383.5" table:formula="of:=[.E124]*[.$C$152]/1000" table:style-name="ce16">
            <text:p>989383.500000</text:p>
          </table:table-cell>
          <table:table-cell office:value-type="float" office:value="7784532" table:formula="of:=[.F124]*[.$C$152]/1000" table:style-name="ce17">
            <text:p>7784532.000000</text:p>
          </table:table-cell>
          <table:table-cell office:value-type="string" table:style-name="ce40">
            <text:p>86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7</text:p>
          </table:table-cell>
          <table:table-cell office:value-type="string" table:style-name="ce1">
            <text:p>Pseudo: Angler’s Tunnel Loop</text:p>
          </table:table-cell>
          <table:table-cell table:style-name="ce12"/>
          <table:table-cell office:value-type="float" office:value="38" table:style-name="ce1">
            <text:p>38</text:p>
          </table:table-cell>
          <table:table-cell office:value-type="float" office:value="35340" table:style-name="ce42">
            <text:p>35340</text:p>
          </table:table-cell>
          <table:table-cell office:value-type="string" table:style-name="ce35">
            <text:p>143580</text:p>
          </table:table-cell>
          <table:table-cell office:value-type="float" office:value="1558494" table:formula="of:=[.E125]*[.$C$152]/1000" table:style-name="ce16">
            <text:p>1558494.000000</text:p>
          </table:table-cell>
          <table:table-cell office:value-type="float" office:value="6331878" table:formula="of:=[.F125]*[.$C$152]/1000" table:style-name="ce17">
            <text:p>6331878.000000</text:p>
          </table:table-cell>
          <table:table-cell office:value-type="string" table:style-name="ce40">
            <text:p>87</text:p>
          </table:table-cell>
          <table:table-cell office:value-type="string" table:style-name="ce22">
            <text:p>Not as smooth as it could b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88</text:p>
          </table:table-cell>
          <table:table-cell office:value-type="string" table:style-name="ce1">
            <text:p>Pseudo: Instrument of the Sirens Loop</text:p>
          </table:table-cell>
          <table:table-cell table:style-name="ce12"/>
          <table:table-cell office:value-type="float" office:value="16" table:style-name="ce1">
            <text:p>16</text:p>
          </table:table-cell>
          <table:table-cell office:value-type="float" office:value="23375" table:style-name="ce42">
            <text:p>23375</text:p>
          </table:table-cell>
          <table:table-cell office:value-type="string" table:style-name="ce35">
            <text:p>38370</text:p>
          </table:table-cell>
          <table:table-cell office:value-type="float" office:value="1030837.5" table:formula="of:=[.E126]*[.$C$152]/1000" table:style-name="ce16">
            <text:p>1030837.500000</text:p>
          </table:table-cell>
          <table:table-cell office:value-type="float" office:value="1692117" table:formula="of:=[.F126]*[.$C$152]/1000" table:style-name="ce17">
            <text:p>1692117.000000</text:p>
          </table:table-cell>
          <table:table-cell office:value-type="string" table:style-name="ce40">
            <text:p>88</text:p>
          </table:table-cell>
          <table:table-cell office:value-type="string" table:style-name="ce22">
            <text:p>Not as smooth as it could b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89</text:p>
          </table:table-cell>
          <table:table-cell office:value-type="string" table:style-name="ce1">
            <text:p>Pseudo: Boss Theme Act I Loop</text:p>
          </table:table-cell>
          <table:table-cell table:style-name="ce12"/>
          <table:table-cell office:value-type="float" office:value="14" table:style-name="ce1">
            <text:p>14</text:p>
          </table:table-cell>
          <table:table-cell office:value-type="float" office:value="87071" table:style-name="ce42">
            <text:p>87071</text:p>
          </table:table-cell>
          <table:table-cell office:value-type="string" table:style-name="ce35">
            <text:p>214932</text:p>
          </table:table-cell>
          <table:table-cell office:value-type="float" office:value="3839831.1" table:formula="of:=[.E127]*[.$C$152]/1000" table:style-name="ce16">
            <text:p>3839831.100000</text:p>
          </table:table-cell>
          <table:table-cell office:value-type="float" office:value="9478501.1999999993" table:formula="of:=[.F127]*[.$C$152]/1000" table:style-name="ce17">
            <text:p>9478501.200000</text:p>
          </table:table-cell>
          <table:table-cell office:value-type="string" table:style-name="ce40">
            <text:p>89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A</text:p>
          </table:table-cell>
          <table:table-cell office:value-type="string" table:style-name="ce1">
            <text:p>Pseudo: Egg</text:p>
          </table:table-cell>
          <table:table-cell table:style-name="ce12"/>
          <table:table-cell office:value-type="float" office:value="37" table:style-name="ce1">
            <text:p>37</text:p>
          </table:table-cell>
          <table:table-cell office:value-type="float" office:value="47288" table:style-name="ce42">
            <text:p>47288</text:p>
          </table:table-cell>
          <table:table-cell office:value-type="string" table:style-name="ce35">
            <text:p>85195</text:p>
          </table:table-cell>
          <table:table-cell office:value-type="float" office:value="2085400.8" table:formula="of:=[.E128]*[.$C$152]/1000" table:style-name="ce16">
            <text:p>2085400.800000</text:p>
          </table:table-cell>
          <table:table-cell office:value-type="float" office:value="3757099.5" table:formula="of:=[.F128]*[.$C$152]/1000" table:style-name="ce17">
            <text:p>3757099.500000</text:p>
          </table:table-cell>
          <table:table-cell office:value-type="string" table:style-name="ce40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B</text:p>
          </table:table-cell>
          <table:table-cell office:value-type="string" table:style-name="ce1">
            <text:p>Pseudo: Dream Shrine Awake Loop</text:p>
          </table:table-cell>
          <table:table-cell table:style-name="ce12"/>
          <table:table-cell office:value-type="float" office:value="36" table:style-name="ce1">
            <text:p>36</text:p>
          </table:table-cell>
          <table:table-cell office:value-type="float" office:value="2655" table:style-name="ce42">
            <text:p>2655</text:p>
          </table:table-cell>
          <table:table-cell office:value-type="string" table:style-name="ce35">
            <text:p>7440</text:p>
          </table:table-cell>
          <table:table-cell office:value-type="float" office:value="117085.5" table:formula="of:=[.E129]*[.$C$152]/1000" table:style-name="ce16">
            <text:p>117085.500000</text:p>
          </table:table-cell>
          <table:table-cell office:value-type="float" office:value="328104" table:formula="of:=[.F129]*[.$C$152]/1000" table:style-name="ce17">
            <text:p>328104.000000</text:p>
          </table:table-cell>
          <table:table-cell office:value-type="string" table:style-name="ce40">
            <text:p>8B</text:p>
          </table:table-cell>
          <table:table-cell office:value-type="string" table:style-name="ce1">
            <text:p>Sounds a little weird, but so does the original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8C</text:p>
          </table:table-cell>
          <table:table-cell office:value-type="string" table:style-name="ce1">
            <text:p>Pseudo: Dream Shrine Asleep Loop</text:p>
          </table:table-cell>
          <table:table-cell table:style-name="ce12"/>
          <table:table-cell office:value-type="float" office:value="36" table:style-name="ce1">
            <text:p>36</text:p>
          </table:table-cell>
          <table:table-cell office:value-type="float" office:value="22955" table:style-name="ce42">
            <text:p>22955</text:p>
          </table:table-cell>
          <table:table-cell office:value-type="string" table:style-name="ce35">
            <text:p>95615</text:p>
          </table:table-cell>
          <table:table-cell office:value-type="float" office:value="1012315.5" table:formula="of:=[.E130]*[.$C$152]/1000" table:style-name="ce16">
            <text:p>1012315.500000</text:p>
          </table:table-cell>
          <table:table-cell office:value-type="float" office:value="4216621.5" table:formula="of:=[.F130]*[.$C$152]/1000" table:style-name="ce17">
            <text:p>4216621.500000</text:p>
          </table:table-cell>
          <table:table-cell office:value-type="string" table:style-name="ce40">
            <text:p>8C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D</text:p>
          </table:table-cell>
          <table:table-cell office:value-type="string" table:style-name="ce1">
            <text:p>Pesudo: Sitting on Beach Loop</text:p>
          </table:table-cell>
          <table:table-cell table:style-name="ce12"/>
          <table:table-cell office:value-type="float" office:value="35" table:style-name="ce1">
            <text:p>35</text:p>
          </table:table-cell>
          <table:table-cell office:value-type="float" office:value="7682" table:style-name="ce42">
            <text:p>7682</text:p>
          </table:table-cell>
          <table:table-cell office:value-type="string" table:style-name="ce35">
            <text:p>109387</text:p>
          </table:table-cell>
          <table:table-cell office:value-type="float" office:value="338776.2" table:formula="of:=[.E131]*[.$C$152]/1000" table:style-name="ce16">
            <text:p>338776.200000</text:p>
          </table:table-cell>
          <table:table-cell office:value-type="float" office:value="4823966.7" table:formula="of:=[.F131]*[.$C$152]/1000" table:style-name="ce17">
            <text:p>4823966.700000</text:p>
          </table:table-cell>
          <table:table-cell office:value-type="string" table:style-name="ce40">
            <text:p>8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8E</text:p>
          </table:table-cell>
          <table:table-cell office:value-type="string" table:style-name="ce1">
            <text:p>Pseudo: Alternate Manbo</text:p>
          </table:table-cell>
          <table:table-cell table:style-name="ce12"/>
          <table:table-cell office:value-type="float" office:value="41" table:style-name="ce1">
            <text:p>41</text:p>
          </table:table-cell>
          <table:table-cell office:value-type="string" table:style-name="ce27">
            <text:p>72120</text:p>
          </table:table-cell>
          <table:table-cell office:value-type="string" table:style-name="ce35">
            <text:p>101200</text:p>
          </table:table-cell>
          <table:table-cell office:value-type="float" office:value="3180492" table:formula="of:=[.E132]*[.$C$152]/1000" table:style-name="ce16">
            <text:p>3180492.000000</text:p>
          </table:table-cell>
          <table:table-cell office:value-type="float" office:value="4462920" table:formula="of:=[.F132]*[.$C$152]/1000" table:style-name="ce17">
            <text:p>4462920.000000</text:p>
          </table:table-cell>
          <table:table-cell office:value-type="string" table:style-name="ce40">
            <text:p>70</text:p>
          </table:table-cell>
          <table:table-cell office:value-type="string" table:style-name="ce1">
            <text:p>Variation; currently unused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8F</text:p>
          </table:table-cell>
          <table:table-cell office:value-type="string" table:style-name="ce1">
            <text:p>Pseudo: Mini-Boss Loop</text:p>
          </table:table-cell>
          <table:table-cell table:style-name="ce12"/>
          <table:table-cell office:value-type="float" office:value="12" table:style-name="ce1">
            <text:p>12</text:p>
          </table:table-cell>
          <table:table-cell office:value-type="float" office:value="3582" table:style-name="ce42">
            <text:p>3582</text:p>
          </table:table-cell>
          <table:table-cell office:value-type="string" table:style-name="ce35">
            <text:p>62900</text:p>
          </table:table-cell>
          <table:table-cell office:value-type="float" office:value="157966.20000000001" table:formula="of:=[.E133]*[.$C$152]/1000" table:style-name="ce16">
            <text:p>157966.200000</text:p>
          </table:table-cell>
          <table:table-cell office:value-type="float" office:value="2773890" table:formula="of:=[.F133]*[.$C$152]/1000" table:style-name="ce17">
            <text:p>2773890.000000</text:p>
          </table:table-cell>
          <table:table-cell office:value-type="string" table:style-name="ce40">
            <text:p>8F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90</text:p>
          </table:table-cell>
          <table:table-cell office:value-type="string" table:style-name="ce1">
            <text:p>Pseudo: Manbo's Manbo Ending Stanza</text:p>
          </table:table-cell>
          <table:table-cell table:style-name="ce12"/>
          <table:table-cell office:value-type="float" office:value="41" table:style-name="ce1">
            <text:p>41</text:p>
          </table:table-cell>
          <table:table-cell office:value-type="float" office:value="93420" table:style-name="ce42">
            <text:p>93420</text:p>
          </table:table-cell>
          <table:table-cell office:value-type="string" table:style-name="ce35">
            <text:p>101200</text:p>
          </table:table-cell>
          <table:table-cell office:value-type="float" office:value="4119822" table:formula="of:=[.E134]*[.$C$152]/1000" table:style-name="ce16">
            <text:p>4119822.000000</text:p>
          </table:table-cell>
          <table:table-cell office:value-type="float" office:value="4462920" table:formula="of:=[.F134]*[.$C$152]/1000" table:style-name="ce17">
            <text:p>4462920.000000</text:p>
          </table:table-cell>
          <table:table-cell office:value-type="string" table:style-name="ce40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91</text:p>
          </table:table-cell>
          <table:table-cell office:value-type="string" table:style-name="ce1">
            <text:p>Pseudo: Christine's House Loop</text:p>
          </table:table-cell>
          <table:table-cell table:style-name="ce12"/>
          <table:table-cell office:value-type="float" office:value="43" table:style-name="ce1">
            <text:p>43</text:p>
          </table:table-cell>
          <table:table-cell office:value-type="float" office:value="207205" table:style-name="ce42">
            <text:p>207205</text:p>
          </table:table-cell>
          <table:table-cell office:value-type="string" table:style-name="ce35">
            <text:p>257185</text:p>
          </table:table-cell>
          <table:table-cell office:value-type="float" office:value="9137740.5" table:formula="of:=[.E135]*[.$C$152]/1000" table:style-name="ce16">
            <text:p>9137740.500000</text:p>
          </table:table-cell>
          <table:table-cell office:value-type="float" office:value="11341858.5" table:formula="of:=[.F135]*[.$C$152]/1000" table:style-name="ce17">
            <text:p>11341858.500000</text:p>
          </table:table-cell>
          <table:table-cell office:value-type="string" table:style-name="ce40">
            <text:p>91</text:p>
          </table:table-cell>
          <table:table-cell office:value-type="string" table:style-name="ce22">
            <text:p>Cut isn't perfect, but there's nowhere ideal to loop this track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92</text:p>
          </table:table-cell>
          <table:table-cell office:value-type="string" table:style-name="ce1">
            <text:p>Pseudo: Catfish's Maw Loop</text:p>
          </table:table-cell>
          <table:table-cell table:style-name="ce12"/>
          <table:table-cell office:value-type="float" office:value="44" table:style-name="ce1">
            <text:p>44</text:p>
          </table:table-cell>
          <table:table-cell office:value-type="float" office:value="5645" table:style-name="ce42">
            <text:p>5645</text:p>
          </table:table-cell>
          <table:table-cell office:value-type="string" table:style-name="ce35">
            <text:p>157380</text:p>
          </table:table-cell>
          <table:table-cell office:value-type="float" office:value="248944.5" table:formula="of:=[.E136]*[.$C$152]/1000" table:style-name="ce16">
            <text:p>248944.500000</text:p>
          </table:table-cell>
          <table:table-cell office:value-type="float" office:value="6940458" table:formula="of:=[.F136]*[.$C$152]/1000" table:style-name="ce17">
            <text:p>6940458.000000</text:p>
          </table:table-cell>
          <table:table-cell office:value-type="string" table:style-name="ce40">
            <text:p>9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93</text:p>
          </table:table-cell>
          <table:table-cell office:value-type="string" table:style-name="ce1">
            <text:p>Pseudo: Cucco House Loop</text:p>
          </table:table-cell>
          <table:table-cell table:style-name="ce12"/>
          <table:table-cell office:value-type="float" office:value="57" table:style-name="ce1">
            <text:p>57</text:p>
          </table:table-cell>
          <table:table-cell office:value-type="float" office:value="8135" table:style-name="ce42">
            <text:p>8135</text:p>
          </table:table-cell>
          <table:table-cell office:value-type="string" table:style-name="ce35">
            <text:p>88780</text:p>
          </table:table-cell>
          <table:table-cell office:value-type="float" office:value="358753.5" table:formula="of:=[.E137]*[.$C$152]/1000" table:style-name="ce16">
            <text:p>358753.500000</text:p>
          </table:table-cell>
          <table:table-cell office:value-type="float" office:value="3915198" table:formula="of:=[.F137]*[.$C$152]/1000" table:style-name="ce17">
            <text:p>3915198.000000</text:p>
          </table:table-cell>
          <table:table-cell office:value-type="string" table:style-name="ce40">
            <text:p>9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94</text:p>
          </table:table-cell>
          <table:table-cell office:value-type="string" table:style-name="ce1">
            <text:p>Pseudo: Face Shrine Loop</text:p>
          </table:table-cell>
          <table:table-cell table:style-name="ce12"/>
          <table:table-cell office:value-type="float" office:value="52" table:style-name="ce1">
            <text:p>52</text:p>
          </table:table-cell>
          <table:table-cell office:value-type="float" office:value="34875" table:style-name="ce42">
            <text:p>34875</text:p>
          </table:table-cell>
          <table:table-cell office:value-type="string" table:style-name="ce35">
            <text:p>174542</text:p>
          </table:table-cell>
          <table:table-cell office:value-type="float" office:value="1537987.5" table:formula="of:=[.E138]*[.$C$152]/1000" table:style-name="ce16">
            <text:p>1537987.500000</text:p>
          </table:table-cell>
          <table:table-cell office:value-type="float" office:value="7697302.2000000002" table:formula="of:=[.F138]*[.$C$152]/1000" table:style-name="ce17">
            <text:p>7697302.200000</text:p>
          </table:table-cell>
          <table:table-cell office:value-type="string" table:style-name="ce40">
            <text:p>94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95</text:p>
          </table:table-cell>
          <table:table-cell office:value-type="string" table:style-name="ce1">
            <text:p>Pseudo: Evil Eagle Loop</text:p>
          </table:table-cell>
          <table:table-cell table:style-name="ce12"/>
          <table:table-cell office:value-type="float" office:value="59" table:style-name="ce13">
            <text:p>59</text:p>
          </table:table-cell>
          <table:table-cell office:value-type="float" office:value="88515" table:style-name="ce42">
            <text:p>88515</text:p>
          </table:table-cell>
          <table:table-cell office:value-type="float" office:value="226795" table:style-name="ce19">
            <text:p>226795</text:p>
          </table:table-cell>
          <table:table-cell office:value-type="float" office:value="3903511.5" table:formula="of:=[.E139]*[.$C$152]/1000" table:style-name="ce16">
            <text:p>3903511.500000</text:p>
          </table:table-cell>
          <table:table-cell office:value-type="float" office:value="10001659.5" table:formula="of:=[.F139]*[.$C$152]/1000" table:style-name="ce17">
            <text:p>10001659.500000</text:p>
          </table:table-cell>
          <table:table-cell office:value-type="string" table:style-name="ce40">
            <text:p>9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96</text:p>
          </table:table-cell>
          <table:table-cell office:value-type="string" table:style-name="ce1">
            <text:p>Pseudo: Grim Creeper Dialogue Loop</text:p>
          </table:table-cell>
          <table:table-cell table:style-name="ce12"/>
          <table:table-cell office:value-type="float" office:value="59" table:style-name="ce1">
            <text:p>59</text:p>
          </table:table-cell>
          <table:table-cell office:value-type="float" office:value="18575" table:style-name="ce42">
            <text:p>18575</text:p>
          </table:table-cell>
          <table:table-cell office:value-type="string" table:style-name="ce35">
            <text:p>30655</text:p>
          </table:table-cell>
          <table:table-cell office:value-type="float" office:value="819157.5" table:formula="of:=[.E140]*[.$C$152]/1000" table:style-name="ce16">
            <text:p>819157.500000</text:p>
          </table:table-cell>
          <table:table-cell office:value-type="float" office:value="1351885.5" table:formula="of:=[.F140]*[.$C$152]/1000" table:style-name="ce17">
            <text:p>1351885.500000</text:p>
          </table:table-cell>
          <table:table-cell office:value-type="string" table:style-name="ce40">
            <text:p>96</text:p>
          </table:table-cell>
          <table:table-cell office:value-type="string" table:style-name="ce22">
            <text:p>Cut isn't perfect, but there's nowhere ideal to loop this track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97</text:p>
          </table:table-cell>
          <table:table-cell office:value-type="string" table:style-name="ce1">
            <text:p>Pseudo: Turtle Awakens Loop</text:p>
          </table:table-cell>
          <table:table-cell table:style-name="ce12"/>
          <table:table-cell office:value-type="float" office:value="62" table:style-name="ce1">
            <text:p>62</text:p>
          </table:table-cell>
          <table:table-cell office:value-type="float" office:value="15947" table:style-name="ce42">
            <text:p>15947</text:p>
          </table:table-cell>
          <table:table-cell office:value-type="string" table:style-name="ce35">
            <text:p>30904</text:p>
          </table:table-cell>
          <table:table-cell office:value-type="float" office:value="703262.7" table:formula="of:=[.E141]*[.$C$152]/1000" table:style-name="ce16">
            <text:p>703262.700000</text:p>
          </table:table-cell>
          <table:table-cell office:value-type="float" office:value="1362866.4" table:formula="of:=[.F141]*[.$C$152]/1000" table:style-name="ce17">
            <text:p>1362866.400000</text:p>
          </table:table-cell>
          <table:table-cell office:value-type="string" table:style-name="ce40">
            <text:p>97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98</text:p>
          </table:table-cell>
          <table:table-cell office:value-type="string" table:style-name="ce1">
            <text:p>Pseudo: Turtle Rock Loop</text:p>
          </table:table-cell>
          <table:table-cell table:style-name="ce12"/>
          <table:table-cell office:value-type="float" office:value="63" table:style-name="ce1">
            <text:p>63</text:p>
          </table:table-cell>
          <table:table-cell office:value-type="float" office:value="7301" table:style-name="ce42">
            <text:p>7301</text:p>
          </table:table-cell>
          <table:table-cell office:value-type="string" table:style-name="ce35">
            <text:p>159727</text:p>
          </table:table-cell>
          <table:table-cell office:value-type="float" office:value="321974.09999999998" table:formula="of:=[.E142]*[.$C$152]/1000" table:style-name="ce16">
            <text:p>321974.100000</text:p>
          </table:table-cell>
          <table:table-cell office:value-type="float" office:value="7043960.7000000002" table:formula="of:=[.F142]*[.$C$152]/1000" table:style-name="ce17">
            <text:p>7043960.700000</text:p>
          </table:table-cell>
          <table:table-cell office:value-type="string" table:style-name="ce40">
            <text:p>98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99</text:p>
          </table:table-cell>
          <table:table-cell office:value-type="string" table:style-name="ce1">
            <text:p>Pseudo: Nightmare's Dialogue Loop</text:p>
          </table:table-cell>
          <table:table-cell table:style-name="ce12"/>
          <table:table-cell office:value-type="float" office:value="67" table:style-name="ce13">
            <text:p>67</text:p>
          </table:table-cell>
          <table:table-cell office:value-type="float" office:value="18567" table:style-name="ce42">
            <text:p>18567</text:p>
          </table:table-cell>
          <table:table-cell office:value-type="string" table:style-name="ce35">
            <text:p>26992</text:p>
          </table:table-cell>
          <table:table-cell office:value-type="float" office:value="818826" table:style-name="ce42">
            <text:p>818826</text:p>
          </table:table-cell>
          <table:table-cell office:value-type="string" table:style-name="ce35">
            <text:p>1190248</text:p>
          </table:table-cell>
          <table:table-cell office:value-type="string" table:style-name="ce40">
            <text:p>99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A0</text:p>
          </table:table-cell>
          <table:table-cell office:value-type="string" table:style-name="ce1">
            <text:p>Pseudo: Nightmare's Theme Loop</text:p>
          </table:table-cell>
          <table:table-cell table:style-name="ce12"/>
          <table:table-cell office:value-type="float" office:value="67" table:style-name="ce1">
            <text:p>67</text:p>
          </table:table-cell>
          <table:table-cell office:value-type="float" office:value="147478" table:style-name="ce42">
            <text:p>147478</text:p>
          </table:table-cell>
          <table:table-cell office:value-type="string" table:style-name="ce35">
            <text:p>265597</text:p>
          </table:table-cell>
          <table:table-cell office:value-type="float" office:value="6503779.7999999998" table:formula="of:=[.E144]*[.$C$152]/1000" table:style-name="ce16">
            <text:p>6503779.800000</text:p>
          </table:table-cell>
          <table:table-cell office:value-type="float" office:value="11712827.699999999" table:formula="of:=[.F144]*[.$C$152]/1000" table:style-name="ce17">
            <text:p>11712827.700000</text:p>
          </table:table-cell>
          <table:table-cell office:value-type="string" table:style-name="ce40">
            <text:p>A0</text:p>
          </table:table-cell>
          <table:table-cell office:value-type="string" table:style-name="ce22">
            <text:p>Need microsecond precision to loop this track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A1</text:p>
          </table:table-cell>
          <table:table-cell office:value-type="string" table:style-name="ce1">
            <text:p>Pseudo: Nightmare Defeated Loop</text:p>
          </table:table-cell>
          <table:table-cell table:style-name="ce12"/>
          <table:table-cell office:value-type="float" office:value="68" table:style-name="ce1">
            <text:p>68</text:p>
          </table:table-cell>
          <table:table-cell office:value-type="float" office:value="3720" table:style-name="ce42">
            <text:p>3720</text:p>
          </table:table-cell>
          <table:table-cell office:value-type="float" office:value="18820" table:style-name="ce45">
            <text:p>18820</text:p>
          </table:table-cell>
          <table:table-cell office:value-type="float" office:value="164050" table:style-name="ce42">
            <text:p>164050</text:p>
          </table:table-cell>
          <table:table-cell office:value-type="float" office:value="829962" table:style-name="ce45">
            <text:p>829962</text:p>
          </table:table-cell>
          <table:table-cell office:value-type="string" table:style-name="ce40">
            <text:p>A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A2</text:p>
          </table:table-cell>
          <table:table-cell office:value-type="string" table:style-name="ce1">
            <text:p>Pseudo: Ending Cutscene 1: Waking</text:p>
          </table:table-cell>
          <table:table-cell table:style-name="ce12"/>
          <table:table-cell office:value-type="float" office:value="68" table:style-name="ce13">
            <text:p>68</text:p>
          </table:table-cell>
          <table:table-cell office:value-type="float" office:value="139880" table:style-name="ce24">
            <text:p>139880</text:p>
          </table:table-cell>
          <table:table-cell office:value-type="float" office:value="194650" table:style-name="ce45">
            <text:p>194650</text:p>
          </table:table-cell>
          <table:table-cell office:value-type="float" office:value="6168708" table:formula="of:=[.E146]*[.$C$152]/1000" table:style-name="ce16">
            <text:p>6168708.000000</text:p>
          </table:table-cell>
          <table:table-cell office:value-type="float" office:value="8584065" table:formula="of:=[.F146]*[.$C$152]/1000" table:style-name="ce17">
            <text:p>8584065.000000</text:p>
          </table:table-cell>
          <table:table-cell office:value-type="string" table:style-name="ce40">
            <text:p>A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4">
            <text:p>A3</text:p>
          </table:table-cell>
          <table:table-cell office:value-type="string" table:style-name="ce1">
            <text:p>Pseudo: Ending Cutscene 2: Staff Roll</text:p>
          </table:table-cell>
          <table:table-cell table:style-name="ce12"/>
          <table:table-cell office:value-type="float" office:value="68" table:style-name="ce13">
            <text:p>68</text:p>
          </table:table-cell>
          <table:table-cell office:value-type="float" office:value="195600" table:style-name="ce42">
            <text:p>195600</text:p>
          </table:table-cell>
          <table:table-cell office:value-type="float" office:value="319750" table:style-name="ce45">
            <text:p>319750</text:p>
          </table:table-cell>
          <table:table-cell office:value-type="float" office:value="8625960" table:formula="of:=[.E147]*[.$C$152]/1000" table:style-name="ce16">
            <text:p>8625960.000000</text:p>
          </table:table-cell>
          <table:table-cell office:value-type="float" office:value="14100975" table:formula="of:=[.F147]*[.$C$152]/1000" table:style-name="ce17">
            <text:p>14100975.000000</text:p>
          </table:table-cell>
          <table:table-cell office:value-type="string" table:style-name="ce40">
            <text:p>A4</text:p>
          </table:table-cell>
          <table:table-cell office:value-type="string" table:style-name="ce1">
            <text:p>Skip Second Stanza of extended ending to fit game's cutscene timing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A4</text:p>
          </table:table-cell>
          <table:table-cell office:value-type="string" table:style-name="ce1">
            <text:p>Pseudo: Ending Cutscene 3: Cinematic Ending</text:p>
          </table:table-cell>
          <table:table-cell table:style-name="ce12"/>
          <table:table-cell office:value-type="float" office:value="68" table:style-name="ce13">
            <text:p>68</text:p>
          </table:table-cell>
          <table:table-cell office:value-type="float" office:value="341760" table:style-name="ce42">
            <text:p>341760</text:p>
          </table:table-cell>
          <table:table-cell office:value-type="float" office:value="363560" table:style-name="ce25">
            <text:p>363560</text:p>
          </table:table-cell>
          <table:table-cell office:value-type="float" office:value="15071616" table:formula="of:=[.E148]*[.$C$152]/1000" table:style-name="ce16">
            <text:p>15071616.000000</text:p>
          </table:table-cell>
          <table:table-cell office:value-type="float" office:value="16032996" table:formula="of:=[.F148]*[.$C$152]/1000" table:style-name="ce17">
            <text:p>16032996.000000</text:p>
          </table:table-cell>
          <table:table-cell office:value-type="string" table:style-name="ce40">
            <text:p>70</text:p>
          </table:table-cell>
          <table:table-cell table:number-columns-repeated="16375" table:style-name="ce1"/>
        </table:table-row>
        <table:table-row table:style-name="ro2">
          <table:table-cell table:style-name="ce4"/>
          <table:table-cell table:style-name="ce1"/>
          <table:table-cell table:style-name="ce12"/>
          <table:table-cell table:style-name="ce1"/>
          <table:table-cell table:style-name="ce42"/>
          <table:table-cell table:style-name="ce35"/>
          <table:table-cell table:style-name="ce46"/>
          <table:table-cell table:style-name="ce35"/>
          <table:table-cell table:style-name="ce40"/>
          <table:table-cell table:number-columns-repeated="16375" table:style-name="ce1"/>
        </table:table-row>
        <table:table-row table:style-name="ro2">
          <table:table-cell office:value-type="string" table:style-name="ce4">
            <text:p>FE</text:p>
          </table:table-cell>
          <table:table-cell office:value-type="string" table:style-name="ce44">
            <text:p>Pseudo: Play Previous Music After This</text:p>
          </table:table-cell>
          <table:table-cell table:style-name="ce6"/>
          <table:table-cell table:style-name="ce7"/>
          <table:table-cell table:style-name="ce47"/>
          <table:table-cell table:style-name="ce48"/>
          <table:table-cell table:style-name="ce49"/>
          <table:table-cell table:style-name="ce48"/>
          <table:table-cell table:style-name="ce10"/>
          <table:table-cell table:number-columns-repeated="16375" table:style-name="ce1"/>
        </table:table-row>
        <table:table-row table:style-name="ro2">
          <table:table-cell table:style-name="ce4"/>
          <table:table-cell table:style-name="ce1"/>
          <table:table-cell table:style-name="ce12"/>
          <table:table-cell table:style-name="ce1"/>
          <table:table-cell table:style-name="ce42"/>
          <table:table-cell table:style-name="ce35"/>
          <table:table-cell table:style-name="ce46"/>
          <table:table-cell table:style-name="ce35"/>
          <table:table-cell table:style-name="ce40"/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1">
            <text:p>Song Sample Rate:</text:p>
          </table:table-cell>
          <table:table-cell office:value-type="string" table:style-name="ce2">
            <text:p>44100</text:p>
          </table:table-cell>
          <table:table-cell office:value-type="string" table:style-name="ce1">
            <text:p>Hz</text:p>
          </table:table-cell>
          <table:table-cell table:style-name="ce42"/>
          <table:table-cell table:style-name="ce35"/>
          <table:table-cell table:style-name="ce46"/>
          <table:table-cell table:style-name="ce35"/>
          <table:table-cell table:style-name="ce40"/>
          <table:table-cell table:number-columns-repeated="16375" table:style-name="ce1"/>
        </table:table-row>
        <table:table-row table:style-name="ro2">
          <table:table-cell table:style-name="ce4"/>
          <table:table-cell table:style-name="ce1"/>
          <table:table-cell table:style-name="ce12"/>
          <table:table-cell table:style-name="ce1"/>
          <table:table-cell table:style-name="ce42"/>
          <table:table-cell table:style-name="ce35"/>
          <table:table-cell table:style-name="ce46"/>
          <table:table-cell table:style-name="ce35"/>
          <table:table-cell table:style-name="ce40"/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41"/>
          <table:table-cell table:style-name="ce1"/>
          <table:table-cell table:style-name="ce12"/>
          <table:table-cell table:style-name="ce1"/>
          <table:table-cell table:style-name="ce24"/>
          <table:table-cell table:style-name="ce45"/>
          <table:table-cell table:style-name="ce46"/>
          <table:table-cell table:style-name="ce35"/>
          <table:table-cell table:style-name="ce40"/>
          <table:table-cell table:number-columns-repeated="16375" table:style-name="ce1"/>
        </table:table-row>
        <table:table-row table:style-name="ro2">
          <table:table-cell table:style-name="ce41"/>
          <table:table-cell table:style-name="ce1"/>
          <table:table-cell table:style-name="ce12"/>
          <table:table-cell table:style-name="ce1"/>
          <table:table-cell table:style-name="ce42"/>
          <table:table-cell table:style-name="ce45"/>
          <table:table-cell table:style-name="ce46"/>
          <table:table-cell table:style-name="ce35"/>
          <table:table-cell table:style-name="ce40"/>
          <table:table-cell table:number-columns-repeated="16375" table:style-name="ce1"/>
        </table:table-row>
        <table:table-row table:style-name="ro2">
          <table:table-cell table:style-name="ce41"/>
          <table:table-cell table:style-name="ce1"/>
          <table:table-cell table:style-name="ce12"/>
          <table:table-cell table:style-name="ce1"/>
          <table:table-cell table:style-name="ce42"/>
          <table:table-cell table:style-name="ce25"/>
          <table:table-cell table:style-name="ce46"/>
          <table:table-cell table:style-name="ce35"/>
          <table:table-cell table:style-name="ce40"/>
          <table:table-cell table:number-columns-repeated="16375" table:style-name="ce1"/>
        </table:table-row>
        <table:table-row table:number-rows-repeated="3" table:style-name="ro2">
          <table:table-cell table:style-name="ce41"/>
          <table:table-cell table:style-name="ce1"/>
          <table:table-cell table:style-name="ce12"/>
          <table:table-cell table:style-name="ce1"/>
          <table:table-cell table:style-name="ce42"/>
          <table:table-cell table:style-name="ce35"/>
          <table:table-cell table:style-name="ce46"/>
          <table:table-cell table:style-name="ce35"/>
          <table:table-cell table:style-name="ce40"/>
          <table:table-cell table:number-columns-repeated="16375" table:style-name="ce1"/>
        </table:table-row>
        <table:table-row table:number-rows-repeated="3" table:style-name="ro2">
          <table:table-cell table:style-name="ce41"/>
          <table:table-cell table:style-name="ce1"/>
          <table:table-cell table:style-name="ce12"/>
          <table:table-cell table:style-name="ce1"/>
          <table:table-cell table:style-name="ce42"/>
          <table:table-cell table:style-name="ce35"/>
          <table:table-cell table:style-name="ce46"/>
          <table:table-cell table:style-name="ce35"/>
          <table:table-cell table:style-name="ce40"/>
          <table:table-cell table:number-columns-repeated="16375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number-rows-repeated="1048412" table:style-name="ro2">
          <table:table-cell table:number-columns-repeated="16384"/>
        </table:table-row>
      </table:table>
      <table:table table:name="Register_Notes" table:style-name="ta2">
        <table:table-column table:style-name="co1" table:number-columns-repeated="64" table:default-cell-style-name="ce12"/>
        <table:table-column table:style-name="co8" table:number-columns-repeated="16320" table:default-cell-style-name="ce1"/>
        <table:table-row table:style-name="ro1">
          <table:table-cell office:value-type="string" table:style-name="ce2">
            <text:p>Relevant Addresses:</text:p>
          </table:table-cell>
          <table:table-cell table:number-columns-repeated="63" table:style-name="ce12"/>
          <table:table-cell table:number-columns-repeated="16320"/>
        </table:table-row>
        <table:table-row table:style-name="ro1">
          <table:table-cell office:value-type="string" table:style-name="ce50">
            <text:p>$D368</text:p>
          </table:table-cell>
          <table:table-cell office:value-type="string" table:style-name="ce12">
            <text:p>Music Ptr</text:p>
          </table:table-cell>
          <table:table-cell table:number-columns-repeated="62" table:style-name="ce12"/>
          <table:table-cell table:number-columns-repeated="16320"/>
        </table:table-row>
        <table:table-row table:style-name="ro1">
          <table:table-cell office:value-type="string" table:style-name="ce2">
            <text:p>$D369</text:p>
          </table:table-cell>
          <table:table-cell office:value-type="string" table:style-name="ce12">
            <text:p>Las Music (?)</text:p>
          </table:table-cell>
          <table:table-cell table:number-columns-repeated="62" table:style-name="ce12"/>
          <table:table-cell table:number-columns-repeated="16320"/>
        </table:table-row>
        <table:table-row table:style-name="ro1">
          <table:table-cell office:value-type="string" table:style-name="ce51">
            <text:p>$D360</text:p>
          </table:table-cell>
          <table:table-cell office:value-type="string" table:style-name="ce12">
            <text:p>SFX Trigger</text:p>
          </table:table-cell>
          <table:table-cell table:number-columns-repeated="62" table:style-name="ce12"/>
          <table:table-cell table:number-columns-repeated="16320"/>
        </table:table-row>
        <table:table-row table:style-name="ro1">
          <table:table-cell office:value-type="string" table:style-name="ce2">
            <text:p>$D3CE</text:p>
          </table:table-cell>
          <table:table-cell office:value-type="string" table:style-name="ce12">
            <text:p>???</text:p>
          </table:table-cell>
          <table:table-cell table:number-columns-repeated="62" table:style-name="ce12"/>
          <table:table-cell table:number-columns-repeated="16320"/>
        </table:table-row>
        <table:table-row table:number-rows-repeated="4" table:style-name="ro2">
          <table:table-cell table:number-columns-repeated="64" table:style-name="ce12"/>
          <table:table-cell table:number-columns-repeated="16320"/>
        </table:table-row>
        <table:table-row table:style-name="ro1">
          <table:table-cell office:value-type="string" table:style-name="ce2">
            <text:p>Relevant Instructions:</text:p>
          </table:table-cell>
          <table:table-cell table:number-columns-repeated="63" table:style-name="ce12"/>
          <table:table-cell table:number-columns-repeated="16320"/>
        </table:table-row>
        <table:table-row table:style-name="ro1">
          <table:table-cell office:value-type="string" table:style-name="ce2">
            <text:p>$7B66</text:p>
          </table:table-cell>
          <table:table-cell office:value-type="string" table:style-name="ce12">
            <text:p>Zeros $D369</text:p>
          </table:table-cell>
          <table:table-cell office:value-type="string" table:style-name="ce12">
            <text:p>Appears to have something to do with stopping music during transition</text:p>
          </table:table-cell>
          <table:table-cell table:number-columns-repeated="16381"/>
        </table:table-row>
        <table:table-row table:style-name="ro1">
          <table:table-cell office:value-type="string" table:style-name="ce52">
            <text:p>$4031</text:p>
          </table:table-cell>
          <table:table-cell office:value-type="string" table:style-name="ce12">
            <text:p>(1) Writes new music track to $D369</text:p>
          </table:table-cell>
          <table:table-cell table:number-columns-repeated="62" table:style-name="ce12"/>
          <table:table-cell table:number-columns-repeated="16320"/>
        </table:table-row>
        <table:table-row table:style-name="ro1">
          <table:table-cell office:value-type="string" table:style-name="ce53">
            <text:p>$417B</text:p>
          </table:table-cell>
          <table:table-cell office:value-type="string" table:style-name="ce12">
            <text:p>(2) Writes new music track to $D369</text:p>
          </table:table-cell>
          <table:table-cell table:number-columns-repeated="62" table:style-name="ce12"/>
          <table:table-cell table:number-columns-repeated="16320"/>
        </table:table-row>
        <table:table-row table:style-name="ro1">
          <table:table-cell office:value-type="string" table:style-name="ce52">
            <text:p>$4039</text:p>
          </table:table-cell>
          <table:table-cell office:value-type="string" table:style-name="ce12">
            <text:p>(3) Writes new music track to $D369</text:p>
          </table:table-cell>
          <table:table-cell table:number-columns-repeated="62" table:style-name="ce12"/>
          <table:table-cell table:number-columns-repeated="16320"/>
        </table:table-row>
        <table:table-row table:style-name="ro1">
          <table:table-cell office:value-type="string" table:style-name="ce2">
            <text:p>$4195</text:p>
          </table:table-cell>
          <table:table-cell office:value-type="string" table:style-name="ce12">
            <text:p>Game Start Only:</text:p>
          </table:table-cell>
          <table:table-cell table:number-columns-repeated="62" table:style-name="ce12"/>
          <table:table-cell table:number-columns-repeated="16320"/>
        </table:table-row>
        <table:table-row table:style-name="ro1">
          <table:table-cell table:style-name="ce2"/>
          <table:table-cell table:number-columns-repeated="63" table:style-name="ce12"/>
          <table:table-cell table:number-columns-repeated="16320"/>
        </table:table-row>
        <table:table-row table:style-name="ro1">
          <table:table-cell office:value-type="string" table:style-name="ce2">
            <text:p>$27BA</text:p>
          </table:table-cell>
          <table:table-cell office:value-type="string" table:style-name="ce12">
            <text:p>(1) Write new music to $D368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$4173</text:p>
          </table:table-cell>
          <table:table-cell office:value-type="string" table:style-name="ce12">
            <text:p>(2) Write new music to $D368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63" table:style-name="ce12"/>
          <table:table-cell table:number-columns-repeated="16320"/>
        </table:table-row>
        <table:table-row table:style-name="ro1">
          <table:table-cell office:value-type="string" table:style-name="ce2">
            <text:p>$4177</text:p>
          </table:table-cell>
          <table:table-cell office:value-type="string" table:style-name="ce12">
            <text:p>$D3CE Written Once with a value (usually 01)</text:p>
          </table:table-cell>
          <table:table-cell table:number-columns-repeated="16382"/>
        </table:table-row>
        <table:table-row table:number-rows-repeated="4" table:style-name="ro2">
          <table:table-cell table:number-columns-repeated="64" table:style-name="ce12"/>
          <table:table-cell table:number-columns-repeated="16320"/>
        </table:table-row>
        <table:table-row table:style-name="ro1">
          <table:table-cell office:value-type="string" table:style-name="ce2">
            <text:p>Notes</text:p>
          </table:table-cell>
          <table:table-cell table:number-columns-repeated="63" table:style-name="ce12"/>
          <table:table-cell table:number-columns-repeated="16320"/>
        </table:table-row>
        <table:table-row table:style-name="ro2">
          <table:table-cell office:value-type="string" table:style-name="ce12">
            <text:p>$D368 is polled every frame and written with 0 every frame</text:p>
          </table:table-cell>
          <table:table-cell table:number-columns-repeated="63" table:style-name="ce12"/>
          <table:table-cell table:number-columns-repeated="16320"/>
        </table:table-row>
        <table:table-row table:style-name="ro2">
          <table:table-cell office:value-type="string" table:style-name="ce12">
            <text:p>The game is in fact writing songs to that address</text:p>
          </table:table-cell>
          <table:table-cell table:number-columns-repeated="63" table:style-name="ce12"/>
          <table:table-cell table:number-columns-repeated="16320"/>
        </table:table-row>
        <table:table-row table:style-name="ro2">
          <table:table-cell office:value-type="string" table:style-name="ce12">
            <text:p><text:span text:style-name="T2">Song from $D368 gets stored in<text:s/></text:span>$D369</text:p>
          </table:table-cell>
          <table:table-cell table:number-columns-repeated="63" table:style-name="ce12"/>
          <table:table-cell table:number-columns-repeated="16320"/>
        </table:table-row>
        <table:table-row table:style-name="ro2">
          <table:table-cell table:number-columns-repeated="64" table:style-name="ce12"/>
          <table:table-cell table:number-columns-repeated="16320"/>
        </table:table-row>
        <table:table-row table:style-name="ro2">
          <table:table-cell office:value-type="string" table:style-name="ce12">
            <text:p>Audio Dimming writes $FF24 (sound control volume)</text:p>
          </table:table-cell>
          <table:table-cell table:number-columns-repeated="63" table:style-name="ce12"/>
          <table:table-cell table:number-columns-repeated="16320"/>
        </table:table-row>
        <table:table-row table:style-name="ro2">
          <table:table-cell office:value-type="string" table:style-name="ce12">
            <text:p>Overworld: 77</text:p>
          </table:table-cell>
          <table:table-cell table:number-columns-repeated="63" table:style-name="ce12"/>
          <table:table-cell table:number-columns-repeated="16320"/>
        </table:table-row>
        <table:table-row table:style-name="ro2">
          <table:table-cell office:value-type="string" table:style-name="ce12">
            <text:p>Item Menu: 33</text:p>
          </table:table-cell>
          <table:table-cell table:number-columns-repeated="63" table:style-name="ce12"/>
          <table:table-cell table:number-columns-repeated="16320"/>
        </table:table-row>
        <table:table-row table:number-rows-repeated="3" table:style-name="ro2">
          <table:table-cell table:number-columns-repeated="64" table:style-name="ce12"/>
          <table:table-cell table:number-columns-repeated="16320"/>
        </table:table-row>
        <table:table-row table:style-name="ro1">
          <table:table-cell office:value-type="string" table:style-name="ce2">
            <text:p>Ranges:</text:p>
          </table:table-cell>
          <table:table-cell table:style-name="ce12"/>
          <table:table-cell office:value-type="string" table:style-name="ce2">
            <text:p>Notes:</text:p>
          </table:table-cell>
          <table:table-cell table:number-columns-repeated="61" table:style-name="ce12"/>
          <table:table-cell table:number-columns-repeated="16320"/>
        </table:table-row>
        <table:table-row table:style-name="ro1">
          <table:table-cell office:value-type="string" table:style-name="ce2">
            <text:p>$402C</text:p>
          </table:table-cell>
          <table:table-cell office:value-type="string" table:style-name="ce2">
            <text:p>$4037</text:p>
          </table:table-cell>
          <table:table-cell office:value-type="string" table:style-name="ce12">
            <text:p>Zeros multiple addresses every frame (?) when music is not being changed</text:p>
          </table:table-cell>
          <table:table-cell table:number-columns-repeated="61" table:style-name="ce12"/>
          <table:table-cell table:number-columns-repeated="16320"/>
        </table:table-row>
        <table:table-row table:style-name="ro2">
          <table:table-cell table:number-columns-repeated="2" table:style-name="ce12"/>
          <table:table-cell office:value-type="string" table:style-name="ce54">
            <text:p>$D360</text:p>
          </table:table-cell>
          <table:table-cell office:value-type="string" table:style-name="ce55">
            <text:p>$D368</text:p>
          </table:table-cell>
          <table:table-cell office:value-type="string" table:style-name="ce56">
            <text:p>$D370</text:p>
          </table:table-cell>
          <table:table-cell office:value-type="string" table:style-name="ce56">
            <text:p>$D378</text:p>
          </table:table-cell>
          <table:table-cell table:number-columns-repeated="16378"/>
        </table:table-row>
        <table:table-row table:style-name="ro2">
          <table:table-cell table:number-columns-repeated="64" table:style-name="ce12"/>
          <table:table-cell table:number-columns-repeated="16320"/>
        </table:table-row>
        <table:table-row table:style-name="ro1">
          <table:table-cell office:value-type="string" table:style-name="ce2">
            <text:p>Execution Notes:</text:p>
          </table:table-cell>
          <table:table-cell table:number-columns-repeated="63" table:style-name="ce12"/>
          <table:table-cell table:number-columns-repeated="16320"/>
        </table:table-row>
        <table:table-row table:style-name="ro2">
          <table:table-cell office:value-type="string" table:style-name="ce12">
            <text:p>$4163</text:p>
          </table:table-cell>
          <table:table-cell office:value-type="string" table:style-name="ce12">
            <text:p>has something to do with playing the music</text:p>
          </table:table-cell>
          <table:table-cell table:number-columns-repeated="62" table:style-name="ce12"/>
          <table:table-cell table:number-columns-repeated="16320"/>
        </table:table-row>
        <table:table-row table:style-name="ro2">
          <table:table-cell table:style-name="ce12"/>
          <table:table-cell office:value-type="string" table:style-name="ce12">
            <text:p>At start, desired song is in a – this appears to be the true song</text:p>
          </table:table-cell>
          <table:table-cell table:number-columns-repeated="62" table:style-name="ce12"/>
          <table:table-cell table:number-columns-repeated="16320"/>
        </table:table-row>
        <table:table-row table:style-name="ro2">
          <table:table-cell table:style-name="ce12"/>
          <table:table-cell office:value-type="string" table:style-name="ce12">
            <text:p>In addition, it’s also called when the speed changes – e.g. when the Witch makes powder</text:p>
          </table:table-cell>
          <table:table-cell table:number-columns-repeated="62" table:style-name="ce12"/>
          <table:table-cell table:number-columns-repeated="16320"/>
        </table:table-row>
        <table:table-row table:style-name="ro2">
          <table:table-cell table:style-name="ce12"/>
          <table:table-cell office:value-type="string" table:style-name="ce12">
            <text:p>Dimming the audio does NOT invoke this routine</text:p>
          </table:table-cell>
          <table:table-cell table:number-columns-repeated="62" table:style-name="ce12"/>
          <table:table-cell table:number-columns-repeated="16320"/>
        </table:table-row>
        <table:table-row table:style-name="ro2">
          <table:table-cell table:number-columns-repeated="2" table:style-name="ce12"/>
          <table:table-cell office:value-type="string" table:style-name="ce12">
            <text:p>e.g. at boot, it’s 0x1A (Shipwreck Intro)</text:p>
          </table:table-cell>
          <table:table-cell table:number-columns-repeated="61" table:style-name="ce12"/>
          <table:table-cell table:number-columns-repeated="16320"/>
        </table:table-row>
        <table:table-row table:style-name="ro2">
          <table:table-cell table:style-name="ce12"/>
          <table:table-cell office:value-type="string" table:style-name="ce12">
            <text:p>If $D3CE is non-zero, jump to $402B</text:p>
          </table:table-cell>
          <table:table-cell table:number-columns-repeated="62" table:style-name="ce12"/>
          <table:table-cell table:number-columns-repeated="16320"/>
        </table:table-row>
        <table:table-row table:style-name="ro2">
          <table:table-cell table:style-name="ce12"/>
          <table:table-cell office:value-type="string" table:style-name="ce12">
            <text:p>If a is 0xFF, jump to 4137 which turns music off</text:p>
          </table:table-cell>
          <table:table-cell table:number-columns-repeated="62" table:style-name="ce12"/>
          <table:table-cell table:number-columns-repeated="16320"/>
        </table:table-row>
        <table:table-row table:style-name="ro2">
          <table:table-cell office:value-type="string" table:style-name="ce12">
            <text:p>$4172</text:p>
          </table:table-cell>
          <table:table-cell office:value-type="string" table:style-name="ce12">
            <text:p>Check if a is &gt;= “11” (Player Select Screen Music) – if so, continue at $4177</text:p>
          </table:table-cell>
          <table:table-cell table:number-columns-repeated="62" table:style-name="ce12"/>
          <table:table-cell table:number-columns-repeated="16320"/>
        </table:table-row>
        <table:table-row table:style-name="ro2">
          <table:table-cell table:number-columns-repeated="2" table:style-name="ce12"/>
          <table:table-cell office:value-type="string" table:style-name="ce12">
            <text:p>Else jump to $402B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$4179</text:p>
          </table:table-cell>
          <table:table-cell office:value-type="string" table:style-name="ce12">
            <text:p>Check if a &gt;= “21” - if so, continue at $417F</text:p>
          </table:table-cell>
          <table:table-cell table:number-columns-repeated="62" table:style-name="ce12"/>
          <table:table-cell table:number-columns-repeated="16320"/>
        </table:table-row>
        <table:table-row table:style-name="ro2">
          <table:table-cell table:number-columns-repeated="2" table:style-name="ce12"/>
          <table:table-cell office:value-type="string" table:style-name="ce12">
            <text:p>Else jump to $4193</text:p>
          </table:table-cell>
          <table:table-cell table:number-columns-repeated="16381"/>
        </table:table-row>
        <table:table-row table:style-name="ro2">
          <table:table-cell table:style-name="ce12"/>
          <table:table-cell office:value-type="string" table:style-name="ce12">
            <text:p>Otherwise, subtract 0x10 from A and jump to $4193</text:p>
          </table:table-cell>
          <table:table-cell table:number-columns-repeated="62" table:style-name="ce12"/>
          <table:table-cell table:number-columns-repeated="16320"/>
        </table:table-row>
        <table:table-row table:number-rows-repeated="4" table:style-name="ro2">
          <table:table-cell table:number-columns-repeated="64" table:style-name="ce12"/>
          <table:table-cell table:number-columns-repeated="16320"/>
        </table:table-row>
        <table:table-row table:style-name="ro2">
          <table:table-cell office:value-type="string" table:style-name="ce12">
            <text:p>$4193</text:p>
          </table:table-cell>
          <table:table-cell office:value-type="string" table:style-name="ce12">
            <text:p>Loads $D368, $D369 with selected song</text:p>
          </table:table-cell>
          <table:table-cell table:number-columns-repeated="62" table:style-name="ce12"/>
          <table:table-cell table:number-columns-repeated="16320"/>
        </table:table-row>
        <table:table-row table:style-name="ro2">
          <table:table-cell table:number-columns-repeated="2" table:style-name="ce12"/>
          <table:table-cell office:value-type="string" table:style-name="ce12">
            <text:p>( - 0x10 if coming from $4163)</text:p>
          </table:table-cell>
          <table:table-cell table:number-columns-repeated="16381"/>
        </table:table-row>
        <table:table-row table:number-rows-repeated="2" table:style-name="ro2">
          <table:table-cell table:number-columns-repeated="64" table:style-name="ce12"/>
          <table:table-cell table:number-columns-repeated="16320"/>
        </table:table-row>
        <table:table-row table:style-name="ro2">
          <table:table-cell office:value-type="string" table:style-name="ce12">
            <text:p>Loading a value into $D368 causes the code to call Routine $4136!</text:p>
          </table:table-cell>
          <table:table-cell table:number-columns-repeated="63" table:style-name="ce12"/>
          <table:table-cell table:number-columns-repeated="16320"/>
        </table:table-row>
        <table:table-row table:style-name="ro2">
          <table:table-cell office:value-type="string" table:style-name="ce12">
            <text:p>Routine $4136 is presumably the obfuscator</text:p>
          </table:table-cell>
          <table:table-cell table:number-columns-repeated="63" table:style-name="ce12"/>
          <table:table-cell table:number-columns-repeated="16320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Ryan Weisman</dc:creator>
    <meta:creation-date>2021-02-09T18:21:34Z</meta:creation-date>
    <dc:date>2021-04-11T16:33:48Z</dc:date>
    <meta:editing-cycles>235</meta:editing-cycles>
    <meta:editing-duration>PT580095S</meta:editing-duration>
  </office:meta>
</office:document-meta>
</file>